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Calibri1" fo:font-weight="normal" style:font-weight-asian="normal" style:font-weight-complex="normal"/>
    </style:style>
    <style:style style:name="P2" style:family="paragraph" style:parent-style-name="Standard">
      <style:paragraph-properties fo:text-align="center" style:justify-single-word="false"/>
      <style:text-properties style:font-name="Calibri1" fo:font-weight="bold" style:font-weight-asian="bold" style:font-weight-complex="bold"/>
    </style:style>
    <style:style style:name="P3" style:family="paragraph" style:parent-style-name="Standard">
      <style:paragraph-properties fo:text-align="start" style:justify-single-word="false"/>
      <style:text-properties style:font-name="Calibri1" fo:font-weight="bold" style:font-weight-asian="bold" style:font-weight-complex="bold"/>
    </style:style>
    <style:style style:name="P4" style:family="paragraph" style:parent-style-name="Standard">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center"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text-align="start"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0"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0" style:family="paragraph" style:parent-style-name="Standard">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23"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paragraph-properties fo:margin-left="0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Preformatted_20_Text">
      <style:paragraph-properties fo:text-align="center" style:justify-single-word="fals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 style:family="paragraph" style:parent-style-name="Preformatted_20_Text">
      <style:paragraph-properties fo:text-align="center" style:justify-single-word="fals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33" style:family="paragraph" style:parent-style-name="Table_20_Contents">
      <style:paragraph-properties fo:text-align="start" style:justify-single-word="false"/>
      <style:text-properties style:font-name="Calibri" fo:font-size="11pt" style:font-name-asian="Calibri" style:font-size-asian="11pt" style:font-name-complex="Calibri" style:font-size-complex="11pt"/>
    </style:style>
    <style:style style:name="P34" style:family="paragraph" style:parent-style-name="Standard" style:list-style-name="L21">
      <style:paragraph-properties fo:text-align="start" style:justify-single-word="false"/>
      <style:text-properties style:font-name="Calibri1" fo:font-weight="normal" style:font-weight-asian="normal" style:font-weight-complex="normal"/>
    </style:style>
    <style:style style:name="P35" style:family="paragraph" style:parent-style-name="Standard" style:list-style-name="L22">
      <style:paragraph-properties fo:text-align="start" style:justify-single-word="false"/>
      <style:text-properties style:font-name="Calibri1" fo:font-weight="normal" style:font-weight-asian="normal" style:font-weight-complex="normal"/>
    </style:style>
    <style:style style:name="P36" style:family="paragraph" style:parent-style-name="Standard" style:list-style-name="L23">
      <style:paragraph-properties fo:text-align="start" style:justify-single-word="false"/>
      <style:text-properties style:font-name="Calibri1" fo:font-weight="normal" style:font-weight-asian="normal" style:font-weight-complex="normal"/>
    </style:style>
    <style:style style:name="P37" style:family="paragraph" style:parent-style-name="Standard" style:list-style-name="L24">
      <style:paragraph-properties fo:text-align="start" style:justify-single-word="false"/>
      <style:text-properties style:font-name="Calibri1" fo:font-weight="normal" style:font-weight-asian="normal" style:font-weight-complex="normal"/>
    </style:style>
    <style:style style:name="P38" style:family="paragraph" style:parent-style-name="Standard" style:list-style-name="L25">
      <style:paragraph-properties fo:text-align="start" style:justify-single-word="false"/>
      <style:text-properties style:font-name="Calibri1" fo:font-weight="normal" style:font-weight-asian="normal" style:font-weight-complex="normal"/>
    </style:style>
    <style:style style:name="P39" style:family="paragraph" style:parent-style-name="Standard" style:list-style-name="L26">
      <style:paragraph-properties fo:text-align="start" style:justify-single-word="false"/>
      <style:text-properties style:font-name="Calibri1" fo:font-weight="normal" style:font-weight-asian="normal" style:font-weight-complex="normal"/>
    </style:style>
    <style:style style:name="P40" style:family="paragraph" style:parent-style-name="Standard" style:list-style-name="L27">
      <style:paragraph-properties fo:text-align="start" style:justify-single-word="false"/>
      <style:text-properties style:font-name="Calibri1" fo:font-weight="normal" style:font-weight-asian="normal" style:font-weight-complex="normal"/>
    </style:style>
    <style:style style:name="P41" style:family="paragraph" style:parent-style-name="Standard" style:list-style-name="L28">
      <style:paragraph-properties fo:text-align="start" style:justify-single-word="false"/>
      <style:text-properties style:font-name="Calibri1" fo:font-weight="normal" style:font-weight-asian="normal" style:font-weight-complex="normal"/>
    </style:style>
    <style:style style:name="P42" style:family="paragraph" style:parent-style-name="Standard" style:list-style-name="L2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79"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style>
    <style:style style:name="P80"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81"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24">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0">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7">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4">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2"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4"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5"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216"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17" style:family="paragraph" style:parent-style-name="Standard" style:list-style-name="L19">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18" style:family="paragraph" style:parent-style-name="Standard" style:list-style-name="L20">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19"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20"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RTF_5f_Num_20_2">
      <style:paragraph-properties fo:margin-left="0.7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2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text-position="27% 58%" style:font-name="Calibri" fo:font-size="11pt" fo:language="en" fo:country="none" style:font-name-asian="Calibri" style:font-size-asian="11pt" style:font-name-complex="Calibri" style:font-size-complex="11pt"/>
    </style:style>
    <style:style style:name="T3" style:family="text">
      <style:text-properties style:text-position="0% 100%" style:font-name="Calibri" fo:font-size="11pt" fo:language="en" fo:country="none" style:font-name-asian="Calibri" style:font-size-asian="11pt" style:font-name-complex="Calibri" style:font-size-complex="11pt"/>
    </style:style>
    <style:style style:name="T4" style:family="text">
      <style:text-properties fo:font-weight="normal" style:font-weight-asian="normal" style:font-weight-complex="normal"/>
    </style:style>
    <style:style style:name="T5"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Game Ideas</text:p>
      <text:p text:style-name="P8">General Game Info</text:p>
      <text:list xml:id="list2242846356827399155" text:style-name="RTF_5f_Num_20_2">
        <text:list-item>
          <text:p text:style-name="P78">Genres: Turn based strategy, rogue-like, fantasy, board game, adventure, 2D, Tile map</text:p>
        </text:list-item>
        <text:list-item>
          <text:p text:style-name="P78">Themes: Medieval, fantasy, magical, silly, cute.</text:p>
        </text:list-item>
        <text:list-item>
          <text:p text:style-name="P78">Inspirations/Similar games: 'Slay The Spire', 'XCOM 2'.</text:p>
        </text:list-item>
      </text:list>
      <text:p text:style-name="P22"/>
      <text:p text:style-name="P23">General Gameplay Overview.</text:p>
      <text:list xml:id="list43748226" text:continue-numbering="true" text:style-name="RTF_5f_Num_20_2">
        <text:list-item>
          <text:p text:style-name="P78">The player controls a squad of 4 characters, which they use to battle monsters, survive encounters, traverse the world map and collect loot.</text:p>
        </text:list-item>
        <text:list-item>
          <text:p text:style-name="P78">Combat takes place on a grided 20x10 board, on which the player and AI take turns moving and attacking with their characters.</text:p>
        </text:list-item>
        <text:list-item>
          <text:p text:style-name="P79"><text:span text:style-name="T1">Player must complete 50 encounters in order to reach the final boss encounter. Every 5</text:span><text:span text:style-name="T2">th</text:span><text:span text:style-name="T3"> encounter is an elite encounter, every 10</text:span><text:span text:style-name="T2">th</text:span><text:span text:style-name="T3"> encounter is a mini boss encounter. Defeating the final boss wins the game.</text:span></text:p>
        </text:list-item>
        <text:list-item>
          <text:p text:style-name="P80">Player starts the game with a team of 4 characters, and may choose the race/class of these 4 starting characters. Player can recruit more characters along their journey, but can only field 4 in an encounter at a time.</text:p>
        </text:list-item>
        <text:list-item>
          <text:p text:style-name="P80">Characters that die during combat are permanently killed. If all of the players characters are killed, the game is lost.</text:p>
        </text:list-item>
        <text:list-item>
          <text:p text:style-name="P80">Defeating encounters rewards experience to the characters involved, allowing them to level up and gain new abilities/passives. Defeating encounters also rewards loot items, which characters can equipt for bonuses to stats and abilities.</text:p>
        </text:list-item>
        <text:list-item>
          <text:p text:style-name="P80"/>
        </text:list-item>
      </text:list>
      <text:p text:style-name="P19"/>
      <text:p text:style-name="P21">Story/Lore</text:p>
      <text:p text:style-name="P20">'Rescue the Princess' takes place in the magical world of 'Herpa Derpa Schmerpa'. The world is home to many magical races, including humans, dwarves, elves, orcs, giants, lizard men, sea people and gnomes, as well as playing host to many exotic and unworldy creatures, such as ghouls, vampires, werwolves, zombies, elementals and treants. Amongst the chaos of civil war, a demonic invasion of the land has begun, and threatens to destroy the world. The player must send a team of warriors across the dangerous world to defeat the demon lord's champion and seal the invasion portal for good. </text:p>
      <text:p text:style-name="P11"/>
      <text:p text:style-name="P11">Character Stats</text:p>
      <text:list xml:id="list2455098669048503506" text:style-name="L1">
        <text:list-item>
          <text:p text:style-name="P83">AP (Action Points): The amount of AP gained on turn start. Characters spend AP to use abilities and <text:soft-page-break/>move. Characters can never have more then 6 AP (can be modified by items).</text:p>
        </text:list-item>
        <text:list-item>
          <text:p text:style-name="P83">Strength: Damage done by all physical attacks is increased by strength.</text:p>
        </text:list-item>
        <text:list-item>
          <text:p text:style-name="P83">Wisdom: Damage done by all magical attacks is increased by wisdom.</text:p>
        </text:list-item>
        <text:list-item>
          <text:p text:style-name="P83">Block: Damage from attacks and spells is absorbed by a characters block. </text:p>
        </text:list-item>
        <text:list-item>
          <text:p text:style-name="P83">Mobility: The distance in tiles a character can move per move action (base is 1).</text:p>
        </text:list-item>
      </text:list>
      <text:p text:style-name="P11">Character Equiptable Items</text:p>
      <text:list xml:id="list473733435680503401" text:style-name="L2">
        <text:list-item>
          <text:p text:style-name="P84">Elven Slippers: +1 mobility</text:p>
        </text:list-item>
        <text:list-item>
          <text:p text:style-name="P84">Rusty Axe: +1 Strength</text:p>
        </text:list-item>
        <text:list-item>
          <text:p text:style-name="P84">Dwarven Runestone: Start each combat with 5 block.</text:p>
        </text:list-item>
        <text:list-item>
          <text:p text:style-name="P84">Thinking Cap: +1 max AP</text:p>
        </text:list-item>
        <text:list-item>
          <text:p text:style-name="P84">Orc War Paint: Grants ability 'Enrage' +2.</text:p>
        </text:list-item>
        <text:list-item>
          <text:p text:style-name="P84">Ghillie suit: At the start of the game, gain stealth</text:p>
        </text:list-item>
        <text:list-item>
          <text:p text:style-name="P84">Plate armor: Gain passive physical resistance</text:p>
        </text:list-item>
        <text:list-item>
          <text:p text:style-name="P84">Crystal Fragment: +1 energy</text:p>
        </text:list-item>
        <text:list-item>
          <text:p text:style-name="P84">Dwarven Polearm: +1 melee range</text:p>
        </text:list-item>
        <text:list-item>
          <text:p text:style-name="P84">Priest's Bracelet: Start each combat with 1 rune</text:p>
        </text:list-item>
        <text:list-item>
          <text:p text:style-name="P84">Steroids: Gain passive: growing +1</text:p>
        </text:list-item>
        <text:list-item>
          <text:p text:style-name="P84">Troll Blood Vial: +3 strength</text:p>
        </text:list-item>
        <text:list-item>
          <text:p text:style-name="P84">Red Bull: Start each combat with max AP;</text:p>
        </text:list-item>
      </text:list>
      <text:p text:style-name="P11">Artifacts</text:p>
      <text:list xml:id="list8442720260253897874" text:style-name="L3">
        <text:list-item>
          <text:p text:style-name="P85">Powerful items that can be aquired by defeating elites, bosses, and certain mystery events. Can also be bought in shops</text:p>
        </text:list-item>
        <text:list-item>
          <text:p text:style-name="P85">Artifact Ideas</text:p>
          <text:list>
            <text:list-item>
              <text:p text:style-name="P85">All gold gains are increased by 50%</text:p>
            </text:list-item>
            <text:list-item>
              <text:p text:style-name="P85">On pick up, gain 200 gold</text:p>
            </text:list-item>
            <text:list-item>
              <text:p text:style-name="P85">All characters immediately gain 1 level</text:p>
            </text:list-item>
            <text:list-item>
              <text:p text:style-name="P85">All xp gains are increased by 50%</text:p>
            </text:list-item>
            <text:list-item>
              <text:p text:style-name="P85">Your characters gain +1 mobility during the first turn of combat</text:p>
            </text:list-item>
            <text:list-item>
              <text:p text:style-name="P85"><text:soft-page-break/>The drop chance of rare items is tripled.</text:p>
            </text:list-item>
            <text:list-item>
              <text:p text:style-name="P85">All characters start combat with +1 energy and +1 max AP</text:p>
            </text:list-item>
            <text:list-item>
              <text:p text:style-name="P85">All characters start combat with +1 strength</text:p>
            </text:list-item>
            <text:list-item>
              <text:p text:style-name="P85">All characters start combat with +1 dexterity</text:p>
            </text:list-item>
            <text:list-item>
              <text:p text:style-name="P85">If a character ends it turn with max AP, it gains +2 strength</text:p>
            </text:list-item>
            <text:list-item>
              <text:p text:style-name="P85">All characters start each combat with 6 block</text:p>
            </text:list-item>
            <text:list-item>
              <text:p text:style-name="P85">At the the start of combat, dead characters are revived at 1hp.</text:p>
            </text:list-item>
            <text:list-item>
              <text:p text:style-name="P85">At the start of combat, all characters gain +2 AP</text:p>
            </text:list-item>
            <text:list-item>
              <text:p text:style-name="P85">Enemies in elite encounters start combat at 75% Hp.</text:p>
            </text:list-item>
            <text:list-item>
              <text:p text:style-name="P85">Resting at a camp site now restores 50% hp</text:p>
            </text:list-item>
            <text:list-item>
              <text:p text:style-name="P85">On pickup, increase the max HP of all characters by 15</text:p>
            </text:list-item>
            <text:list-item>
              <text:p text:style-name="P85">If a character's is at 100% HP, it starts combat with +1 energy</text:p>
            </text:list-item>
            <text:list-item>
              <text:p text:style-name="P85">Characters that end their turn on a grass tile gain +5 block</text:p>
            </text:list-item>
            <text:list-item>
              <text:p text:style-name="P85">Characters that end their turn on a grass tile gain +1 strength</text:p>
            </text:list-item>
            <text:list-item>
              <text:p text:style-name="P85">Training at a rest site now grants +2 levels</text:p>
            </text:list-item>
            <text:list-item>
              <text:p text:style-name="P85">You can remove curses at rest sites</text:p>
            </text:list-item>
            <text:list-item>
              <text:p text:style-name="P85">combat events drop an additional item reward</text:p>
            </text:list-item>
            <text:list-item>
              <text:p text:style-name="P85">when adding items to your inventory, you may gain +10 gold instead</text:p>
            </text:list-item>
            <text:list-item>
              <text:p text:style-name="P85">you can now gain strength at rest sites</text:p>
            </text:list-item>
            <text:list-item>
              <text:p text:style-name="P85">you can now gain energy at rest sites</text:p>
            </text:list-item>
            <text:list-item>
              <text:p text:style-name="P85">you can now gain dexterity at rest sites</text:p>
            </text:list-item>
            <text:list-item>
              <text:p text:style-name="P85">you can now dig for artifacts at camp sites</text:p>
            </text:list-item>
            <text:list-item>
              <text:p text:style-name="P85">armor no longer expires at the start of turn</text:p>
            </text:list-item>
            <text:list-item>
              <text:p text:style-name="P85">you may ignore paths when choosing an encounter to travel to </text:p>
            </text:list-item>
            <text:list-item>
              <text:p text:style-name="P85"/>
            </text:list-item>
          </text:list>
        </text:list-item>
      </text:list>
      <text:p text:style-name="P11">Tiles</text:p>
      <text:list xml:id="list2206432820356203788" text:style-name="L4">
        <text:list-item>
          <text:p text:style-name="P86">The grid can be filled with many different types of tiles, that provide bonuses or negatives to characters standing on them</text:p>
        </text:list-item>
        <text:list-item>
          <text:p text:style-name="P86"><text:soft-page-break/>Tile Types: Dirt, Tall Grass, Deep Water, Lava, Energy Pool</text:p>
          <text:list>
            <text:list-item>
              <text:p text:style-name="P86">Dirt: The most common tile, provides no bonuses</text:p>
            </text:list-item>
            <text:list-item>
              <text:p text:style-name="P86">Tall Grass: Characters that end their turn in grass gain Stealth</text:p>
            </text:list-item>
            <text:list-item>
              <text:p text:style-name="P86">Deep water: Cannot be moved through or stod on(unless character has aquatic passive)</text:p>
            </text:list-item>
            <text:list-item>
              <text:p text:style-name="P86">Rocks: characters must pay double the mobility cost to move through rocks.</text:p>
            </text:list-item>
          </text:list>
        </text:list-item>
      </text:list>
      <text:p text:style-name="P11">Tile/World Objects</text:p>
      <text:list xml:id="list5014285884586747104" text:style-name="L5">
        <text:list-item>
          <text:p text:style-name="P87">Tiles may have objects placed on them at the start of an encounter as part of the map, or can be created by characters.</text:p>
        </text:list-item>
        <text:list-item>
          <text:p text:style-name="P87">World objects: Trees, Rocks, Chompa Plant, energy crystal, fire, ice, land mine, gun turret, poison puddle, etc</text:p>
          <text:list>
            <text:list-item>
              <text:p text:style-name="P87">Tree: Prevents movement on and through a tile.</text:p>
            </text:list-item>
            <text:list-item>
              <text:p text:style-name="P87">Energy crystal: If a character moves over a tile with a mana crystal, the crystal is destroyed, and that character gains 4 AP)</text:p>
            </text:list-item>
            <text:list-item>
              <text:p text:style-name="P87">Chompa Plant: At the end of each turn, attacks a random adjacent character.</text:p>
            </text:list-item>
          </text:list>
        </text:list-item>
        <text:list-item>
          <text:p text:style-name="P87">Some world objects can block off tiles, preventing characters from standing on them, or moving through them, creating differing tactical elements. Characters may have certain traits that allow them to interact with world objects, or gain some tactical advantage/disadvantage from being near/on them (e.g. Tree hugger passive: If this character ends it turn adjacent to a tree, it gains 3 block)</text:p>
        </text:list-item>
      </text:list>
      <text:p text:style-name="P14"/>
      <text:list xml:id="list43749275" text:continue-list="list2206432820356203788" text:style-name="L4">
        <text:list-header>
          <text:p text:style-name="P211">World Map and Room Types</text:p>
        </text:list-header>
        <text:list-item>
          <text:p text:style-name="P86">The world <text:s/>map consists of of 50 rows, with each row containing 3 different encounters. The player must choose whch of the 3 encounters in a row he will engage with. Upon completion of an encounter, the player progresses to the next row.</text:p>
        </text:list-item>
        <text:list-item>
          <text:p text:style-name="P86">Room types</text:p>
          <text:list>
            <text:list-item>
              <text:p text:style-name="P86">Minor enemy: Contains a low difficulty enemy encounter.</text:p>
            </text:list-item>
            <text:list-item>
              <text:p text:style-name="P86">Mystery: Can contain any kind of <text:s/>room</text:p>
            </text:list-item>
            <text:list-item>
              <text:p text:style-name="P86">Major enemy: Contains a high difficulty enemy encounter.</text:p>
            </text:list-item>
            <text:list-item>
              <text:p text:style-name="P86">Village: Villages contain many different services and options. Players can spend gold to buy weapons, ability upgrades, new characters, heal, artifacts.</text:p>
            </text:list-item>
            <text:list-item>
              <text:p text:style-name="P86">Puzzle: Contains a non combat event. This can be a puzzle/mini game, or a scenario where a player is given a set of options. These options can have both negative and positive outcomes. </text:p>
            </text:list-item>
          </text:list>
        </text:list-item>
      </text:list>
      <text:p text:style-name="P11">Items and Loot</text:p>
      <text:list xml:id="list7426255355938115343" text:style-name="L6">
        <text:list-item>
          <text:p text:style-name="P212"><text:soft-page-break/><text:span text:style-name="T4">The player can collect a multitude of weapons, armor and tools throughout their journey, as well as </text:span><text:span text:style-name="T4">earning gold.</text:span></text:p>
        </text:list-item>
        <text:list-item>
          <text:p text:style-name="P88">These can be equipted by the player's characters to provide bonuses in combat.</text:p>
        </text:list-item>
        <text:list-item>
          <text:p text:style-name="P88">At the end of each successful enemy combat, the player is presented with a choice of 3 items to gain as loot. The player may choose only 1 item to keep. </text:p>
        </text:list-item>
        <text:list-item>
          <text:p text:style-name="P88">Items can also be gained from puzzle encounters, and bought from village stores.</text:p>
        </text:list-item>
        <text:list-item>
          <text:p text:style-name="P88">A character can only equipt 5 items. Items can be unequipted in stores, and from events.</text:p>
        </text:list-item>
        <text:list-item>
          <text:p text:style-name="P88">Items come in 3 rarities: common, rare and epic.</text:p>
        </text:list-item>
        <text:list-item>
          <text:p text:style-name="P88">The more difficult the enemy encounter is, the greater the chance of recieving rare/epic items as loot options.</text:p>
        </text:list-item>
        <text:list-item>
          <text:p text:style-name="P88">Some items are 'curse' items that give negative effects. This can be gained from certain events.</text:p>
        </text:list-item>
      </text:list>
      <text:p text:style-name="P11">Curses/ Negative group wide effects</text:p>
      <text:p text:style-name="P13">- </text:p>
      <text:p text:style-name="P14"/>
      <text:p text:style-name="P11">Passives/Buffs/Debuffs</text:p>
      <text:p text:style-name="P14">Debuffs</text:p>
      <text:list xml:id="list5540375399270698992" text:style-name="L7">
        <text:list-item>
          <text:p text:style-name="P89">Poison: Characters affected by poison take damage at the end of their turn equal to their poison count</text:p>
        </text:list-item>
        <text:list-item>
          <text:p text:style-name="P89">Bleed: Characters affected by bleed take damage equal to their bleed count every time they move 1 tile</text:p>
        </text:list-item>
        <text:list-item>
          <text:p text:style-name="P89">Stun: Stunned characters cannot move or use abilities</text:p>
        </text:list-item>
        <text:list-item>
          <text:p text:style-name="P89">Knockdown: Characters affected by knockdown take 50% extra damage from attacks and abilities. Characters must spend action points during their turn to stand up. While knocked down, a character cannot move or take any action.</text:p>
        </text:list-item>
        <text:list-item>
          <text:p text:style-name="P89">Pinned: Characters affected by pinned cannot move (but can still teleport).</text:p>
        </text:list-item>
        <text:list-item>
          <text:p text:style-name="P89">Sleeping: Unable to move or act. Taking any damage will remove this effect.</text:p>
        </text:list-item>
        <text:list-item>
          <text:p text:style-name="P89">Burning ideas</text:p>
          <text:list>
            <text:list-item>
              <text:p text:style-name="P89">Burning targets take extra damage from magic attacks</text:p>
            </text:list-item>
            <text:list-item>
              <text:p text:style-name="P89">Upon reaching 3 stacks of burning, the target is stunned or knocked down</text:p>
            </text:list-item>
            <text:list-item>
              <text:p text:style-name="P89"/>
            </text:list-item>
          </text:list>
        </text:list-item>
      </text:list>
      <text:p text:style-name="P14">Buffs/Passives</text:p>
      <text:list xml:id="list1991724239463501027" text:style-name="L8">
        <text:list-item>
          <text:p text:style-name="P90"><text:soft-page-break/>Cleave: Your melee attacks hit all characters in your front arc OR</text:p>
          <text:list>
            <text:list-item>
              <text:p text:style-name="P90">your melee attacks deal 3 physical damage to all characters in your front arc</text:p>
            </text:list-item>
          </text:list>
        </text:list-item>
        <text:list-item>
          <text:p text:style-name="P90">Barrier: The next time this character takes damage, ignore it.</text:p>
        </text:list-item>
        <text:list-item>
          <text:p text:style-name="P90">Rune: Blocks the next negative effect.</text:p>
        </text:list-item>
        <text:list-item>
          <text:p text:style-name="P90">Growing: At the start of each turn, this character gains strength equal to the growing stacks</text:p>
        </text:list-item>
        <text:list-item>
          <text:p text:style-name="P90">Unhygienic: At the end of turn, apply 1 poison to all enemies within 1 tile(or melee range)</text:p>
        </text:list-item>
        <text:list-item>
          <text:p text:style-name="P90">Soul Eater: Whenever an ally dies within 3 tiles, heal 10hp.</text:p>
        </text:list-item>
        <text:list-item>
          <text:p text:style-name="P90">Quick Reflexes: The first time this character is attacked each turn, it moves to a random adjacent tile.</text:p>
        </text:list-item>
        <text:list-item>
          <text:p text:style-name="P90">Cautious: If this character has no block, it gains 5 block at the end of turn.</text:p>
        </text:list-item>
        <text:list-item>
          <text:p text:style-name="P90">Reactive: The first time this character takes damage during its turn, it gains 5 block</text:p>
        </text:list-item>
        <text:list-item>
          <text:p text:style-name="P90">Second Wind: The first time this character takes lethal damage, it instead has its health reduced to 1.</text:p>
        </text:list-item>
        <text:list-item>
          <text:p text:style-name="P90">Thick skin: This character is immune to bleed.</text:p>
        </text:list-item>
        <text:list-item>
          <text:p text:style-name="P90">Protector: At the end of turn, give adjacent friendly characters +3 block.</text:p>
        </text:list-item>
        <text:list-item>
          <text:p text:style-name="P90">Lifesteal: Whenever this character reduces HP, it heals that much HP.</text:p>
        </text:list-item>
        <text:list-item>
          <text:p text:style-name="P90">Momentum: Whenever this character kills an enemy, it gains 2 AP</text:p>
        </text:list-item>
        <text:list-item>
          <text:p text:style-name="P90">Accurate: This character ignores block when damaging targets.</text:p>
        </text:list-item>
        <text:list-item>
          <text:p text:style-name="P90">Stalwart: Whenever this character takes damage, the damage is reduced to 1.</text:p>
        </text:list-item>
      </text:list>
      <text:list xml:id="list9144149249029138129" text:style-name="L9">
        <text:list-item>
          <text:p text:style-name="P91">Enrage: Whenever this character takes damage, it gains 1 power</text:p>
        </text:list-item>
        <text:list-item>
          <text:p text:style-name="P91">Volatile: When this character dies, it explodes dealing low damage to all enemies in melee range</text:p>
        </text:list-item>
        <text:list-item>
          <text:p text:style-name="P91">Phase Shift: Whenever this character takes damage, it teleports to a random tile.</text:p>
        </text:list-item>
        <text:list-item>
          <text:p text:style-name="P91">Implacable: This character cannot be teleported.</text:p>
        </text:list-item>
        <text:list-item>
          <text:p text:style-name="P92">Envigorating Slumber: If this character is asleep, it gains 3 power at the start of its turn. Unable to move or act. </text:p>
        </text:list-item>
        <text:list-item>
          <text:p text:style-name="P92">Spiked Carapace: Whenever this character takes damage, it deals low damage back to its attacker</text:p>
        </text:list-item>
        <text:list-item>
          <text:p text:style-name="P92">Aquatic: This character can move through deep water.</text:p>
        </text:list-item>
        <text:list-item>
          <text:p text:style-name="P92">Adaptive: Whenever this character loses health, it gains 3 block</text:p>
        </text:list-item>
        <text:list-item>
          <text:p text:style-name="P92">Unbreakable: This character is immune to stun.</text:p>
        </text:list-item>
        <text:list-item>
          <text:p text:style-name="P92"><text:soft-page-break/>Magic Vulnerability: This character takes double damage from magic damage sources</text:p>
        </text:list-item>
        <text:list-item>
          <text:p text:style-name="P92">Magic Resistance: This character takes half damage from magic damage sources.</text:p>
        </text:list-item>
        <text:list-item>
          <text:p text:style-name="P92">Magic Immunity: This character is immune to magic damage.</text:p>
        </text:list-item>
        <text:list-item>
          <text:p text:style-name="P92">Physical Vulnerability: This character takes double damage from physical damage sources</text:p>
        </text:list-item>
        <text:list-item>
          <text:p text:style-name="P92">Physical Resistance: This character takes half damage from physical damage sources</text:p>
        </text:list-item>
        <text:list-item>
          <text:p text:style-name="P92">Physical Immunity: This character is immune to physical damage.</text:p>
        </text:list-item>
        <text:list-item>
          <text:p text:style-name="P92">Aggressive: If this character loses HP, it gains 2 extra AP next turn.</text:p>
        </text:list-item>
        <text:list-item>
          <text:p text:style-name="P92">Cell Division: Whenever this character loses HP, it creates a slime monster on a random adjacent square.</text:p>
        </text:list-item>
      </text:list>
      <text:p text:style-name="P12">Damage Types and Attack types</text:p>
      <text:list xml:id="list1800762975734018368" text:style-name="L10">
        <text:list-item>
          <text:p text:style-name="P93">All forms of attack have an attack type: no type, melee attack, ranged attack, magical attack</text:p>
        </text:list-item>
        <text:list-item>
          <text:p text:style-name="P93">All forms of damage have a damage type: no type, physical, magical</text:p>
        </text:list-item>
        <text:list-item>
          <text:p text:style-name="P93">Physical Damage: Damage caused by most melee attacks, and also some ranged attacks (bows, guns etc)</text:p>
        </text:list-item>
        <text:list-item>
          <text:p text:style-name="P93">Magic Damage: Damage caused by non physical attacks. Mostly comes from spells. </text:p>
        </text:list-item>
        <text:list-item>
          <text:p text:style-name="P93">Damage types and attack types are relevant to certain abilities: e.g. </text:p>
          <text:list>
            <text:list-item>
              <text:p text:style-name="P93">'Spikey Carapace' passive will only return 3 damage back to the attacker if the attack was a melee attack.</text:p>
            </text:list-item>
            <text:list-item>
              <text:p text:style-name="P93">Some characters will be immune or vulnerable to certain attack types or damage types.</text:p>
            </text:list-item>
          </text:list>
          <text:p text:style-name="P93"/>
        </text:list-item>
      </text:list>
      <text:p text:style-name="P11">Playable classes / Abilitiy Ideas</text:p>
      <text:p text:style-name="P10">All classes:</text:p>
      <text:p text:style-name="P9">Move: Move to a target tile within range of your mobility.</text:p>
      <text:p text:style-name="P9">Strike: Melee attack a target, dealing damage equal to your current power</text:p>
      <text:p text:style-name="P10">Warrior</text:p>
      <text:list xml:id="list43759700" text:continue-list="list43748226" text:style-name="RTF_5f_Num_20_2">
        <text:list-item>
          <text:p text:style-name="P80">Abilities</text:p>
        </text:list-item>
        <text:list-item>
          <text:p text:style-name="P219">Charge: Move towards a target enemy within 3 tiles. At the end of the movement, perform a melee attack against them</text:p>
        </text:list-item>
        <text:list-item>
          <text:p text:style-name="P219">Taunt: Force all enemies within 3 tiles to move towards you and attack you on their next turn.</text:p>
        </text:list-item>
        <text:list-item>
          <text:p text:style-name="P219"><text:soft-page-break/>Shield Wall: Give yourself or an ally Stalwart for 1 turn.</text:p>
        </text:list-item>
        <text:list-item>
          <text:p text:style-name="P219">Leap Strike: Leap towards a target tile within 3 tiles. Deal low damage to all enemies within melee range at the end of the movement and knock them down.</text:p>
        </text:list-item>
        <text:list-item>
          <text:p text:style-name="P219">Overpower: Deal low damage and stun a target for 1 turn.</text:p>
        </text:list-item>
        <text:list-item>
          <text:p text:style-name="P219">Inspire: Give a target friendly character <text:s/>a low strength bonus for this combat.</text:p>
        </text:list-item>
        <text:list-item>
          <text:p text:style-name="P219">Rising Strike: Deal low damage to a target within melee. Increase the damage of subsequent rising strike attacks by 1 this combat.</text:p>
        </text:list-item>
        <text:list-item>
          <text:p text:style-name="P219">Bloodlust: Lose 3hp, gain 1 AP.</text:p>
        </text:list-item>
      </text:list>
      <text:p text:style-name="P9">Mage</text:p>
      <text:list xml:id="list43759748" text:continue-numbering="true" text:style-name="RTF_5f_Num_20_2">
        <text:list-item>
          <text:p text:style-name="P80">Abilities</text:p>
        </text:list-item>
        <text:list-item>
          <text:p text:style-name="P219">Meteor: Deal medium magical damage to all enemies in a 3x3 area.</text:p>
        </text:list-item>
        <text:list-item>
          <text:p text:style-name="P219">Fireball: Deal low magical <text:s/>damage to a target and apply 1 burning.</text:p>
        </text:list-item>
        <text:list-item>
          <text:p text:style-name="P219">Phase Shift: Swap positions with a target character</text:p>
        </text:list-item>
        <text:list-item>
          <text:p text:style-name="P219">Telekinesis: Target an ally or enemy, and teleport it to any position within 3 tiles</text:p>
        </text:list-item>
        <text:list-item>
          <text:p text:style-name="P219">Frostbolt: Deal low magical damage to an enemy and apply 1 pinned.</text:p>
        </text:list-item>
        <text:list-item>
          <text:p text:style-name="P219">Fire Atunement: Target a friendly character. For one turn, any damage it deals from abilities and attacks is considered magical damage.</text:p>
        </text:list-item>
        <text:list-item>
          <text:p text:style-name="P219">Blizzard: Summon a blizzard in a 3x3 area for 1. Characters who move through the area take low damage and are stunned.</text:p>
        </text:list-item>
        <text:list-item>
          <text:p text:style-name="P219">Black Hole: Summon a black hole at a target tile. All enemies within 3 tiles are immediately pulled towards it</text:p>
        </text:list-item>
      </text:list>
      <text:p text:style-name="P9">Ranger:</text:p>
      <text:list xml:id="list43761007" text:continue-numbering="true" text:style-name="RTF_5f_Num_20_2">
        <text:list-item>
          <text:p text:style-name="P80">Abilities</text:p>
        </text:list-item>
        <text:list-item>
          <text:p text:style-name="P219">Achillies Shot: Deal 1 damage to an enemy and apply 1 ‘Pinned’ (Pinned characters cannot move during there next turn).</text:p>
        </text:list-item>
        <text:list-item>
          <text:p text:style-name="P219">Overwatch: If an enemy moves within 5 tiles of this character, shoot at it for low damage</text:p>
        </text:list-item>
        <text:list-item>
          <text:p text:style-name="P219">Snipe: Deal 1 damage to an enemy. Infinite range</text:p>
        </text:list-item>
        <text:list-item>
          <text:p text:style-name="P219">Poison Arrow: Deal 1 damage. Apply 1 poison</text:p>
        </text:list-item>
        <text:list-item>
          <text:p text:style-name="P219">Impaling Bolt: Deal medium damage and knock the target backwards 3 tiles. If it collides with an enemy or an obstacle, it is stunned.</text:p>
        </text:list-item>
        <text:list-item>
          <text:p text:style-name="P219">Forest Medicine: Remove poison and bleeding from target character.</text:p>
        </text:list-item>
        <text:list-item>
          <text:p text:style-name="P219"><text:soft-page-break/>Rapid Fire: Spend all your AP. For each point spent, deal low damage to a target.</text:p>
        </text:list-item>
        <text:list-item>
          <text:p text:style-name="P219">Adrenaline: Gain 2 extra AP.</text:p>
        </text:list-item>
      </text:list>
      <text:p text:style-name="P9">Priest</text:p>
      <text:list xml:id="list43778292" text:continue-numbering="true" text:style-name="RTF_5f_Num_20_2">
        <text:list-item>
          <text:p text:style-name="P80">Abilities</text:p>
        </text:list-item>
        <text:list-item>
          <text:p text:style-name="P219">Envigorate: Give a target friendly character 2 AP.</text:p>
        </text:list-item>
        <text:list-item>
          <text:p text:style-name="P219">Lullaby: Put a target enemy to sleep for 2 turns.</text:p>
        </text:list-item>
        <text:list-item>
          <text:p text:style-name="P219">Fortify: Give a friendly target +5 block and stun immunity for 1 turn. Removes stunned.</text:p>
        </text:list-item>
        <text:list-item>
          <text:p text:style-name="P219">Chaos Bolt: Deal low damage and stun a target.</text:p>
        </text:list-item>
        <text:list-item>
          <text:p text:style-name="P219">Fear: Target character is unable to use abilties next turn.</text:p>
        </text:list-item>
        <text:list-item>
          <text:p text:style-name="P219">Haunting Barrier: Target friendly character gains low block. If an enemy attacks the friendly character, it is knocked down.</text:p>
        </text:list-item>
        <text:list-item>
          <text:p text:style-name="P219">Curse: Target enemy loses 2 strength and wisdom.</text:p>
        </text:list-item>
        <text:list-item>
          <text:p text:style-name="P219">Chilling Scream: All enemies within 5 tiles gain 2 less AP on their next turn.</text:p>
        </text:list-item>
        <text:list-item>
          <text:p text:style-name="P219">Nightmare: Deal low damage to a target. Does not remove sleeping.</text:p>
        </text:list-item>
        <text:list-item>
          <text:p text:style-name="P215">Engineer</text:p>
        </text:list-item>
        <text:list-item>
          <text:p text:style-name="P80">Abilities</text:p>
        </text:list-item>
        <text:list-item>
          <text:p text:style-name="P219">Flashbang Grenade. Stun all enemies in a 3x3 area.</text:p>
        </text:list-item>
        <text:list-item>
          <text:p text:style-name="P219">Shotgun blast: Deal low damage. If the target is within 2 tiles, deal high damage.</text:p>
        </text:list-item>
        <text:list-item>
          <text:p text:style-name="P219">Landmine: Place a landmine on a target square. If an enemy moves on or within 1 tile of the mine, the mine explodes deal medium damage in a 5x5 area.</text:p>
        </text:list-item>
        <text:list-item>
          <text:p text:style-name="P219">Mechanical Decoy: Place a mechanical decoy on a target square with low hp. The decoy cannot attack, but will lure enemies into attacking it.</text:p>
        </text:list-item>
        <text:list-item>
          <text:p text:style-name="P215">Rogue</text:p>
        </text:list-item>
        <text:list-item>
          <text:p text:style-name="P80">Abilities</text:p>
        </text:list-item>
        <text:list-item>
          <text:p text:style-name="P219">Poisonous (passive): This characters melee attakcs that reduce HP apply 1 poison.</text:p>
        </text:list-item>
        <text:list-item>
          <text:p text:style-name="P219">Poison Bomb: Apply 3 poison to ALL characters in a 3x3 area.</text:p>
        </text:list-item>
        <text:list-item>
          <text:p text:style-name="P219">Smoke bomb: Stun all characters within your melee range, Gain 1 barrier.</text:p>
        </text:list-item>
        <text:list-item>
          <text:p text:style-name="P219">Twin Strike: Deal low damage twice.</text:p>
        </text:list-item>
        <text:list-item>
          <text:p text:style-name="P219">Preparation: Your next ability costs 0 AP.</text:p>
        </text:list-item>
        <text:list-item>
          <text:p text:style-name="P219"><text:soft-page-break/>Kick to the Balls: Deal low damage and stun a character in melee.</text:p>
        </text:list-item>
        <text:list-item>
          <text:p text:style-name="P219">Chemical Reaction: Double a target characters current poison.</text:p>
        </text:list-item>
        <text:list-item>
          <text:p text:style-name="P219">Slice and Dice: Spend all your AP. Deal low damage to a target for each point spent.</text:p>
        </text:list-item>
        <text:list-item>
          <text:p text:style-name="P219">Stab and Run: Deal low damage to a enemy within your melee range. Your next move action costs 0 AP.</text:p>
        </text:list-item>
        <text:list-item>
          <text:p text:style-name="P219">Footwork: Gain 5 block. </text:p>
        </text:list-item>
      </text:list>
      <text:p text:style-name="P11">Basic Enemies</text:p>
      <text:p text:style-name="P10">Skeleton Necromancer:</text:p>
      <text:list xml:id="list43767689" text:continue-numbering="true" text:style-name="RTF_5f_Num_20_2">
        <text:list-item>
          <text:p text:style-name="P81">Stats: high HP, medium mobility, low damage</text:p>
        </text:list-item>
        <text:list-item>
          <text:p text:style-name="P81">Ai Logic: Summon skeletons as priority. Buff skeletons 2<text:span text:style-name="T5">nd</text:span> priority. Chaos bolt if any AP left over</text:p>
        </text:list-item>
        <text:list-item>
          <text:p text:style-name="P81">Abilities:</text:p>
        </text:list-item>
        <text:list-item>
          <text:p text:style-name="P220">Summon Skeletons: Summons 2 weak skeleton warriors every 2 turns. towards the nearest enemy and melee attack it.</text:p>
        </text:list-item>
        <text:list-item>
          <text:p text:style-name="P220">Chaos Bolt: Deal low damage to an enemy and knock them down</text:p>
        </text:list-item>
        <text:list-item>
          <text:p text:style-name="P220">Inspire</text:p>
        </text:list-item>
      </text:list>
      <text:p text:style-name="P10">Skeleton Peasant:</text:p>
      <text:list xml:id="list43772062" text:continue-numbering="true" text:style-name="RTF_5f_Num_20_2">
        <text:list-item>
          <text:p text:style-name="P81">Stats: low hp, low damage, low mobility, simple melee attacker</text:p>
        </text:list-item>
        <text:list-item>
          <text:p text:style-name="P81">Abilities</text:p>
        </text:list-item>
        <text:list-item>
          <text:p text:style-name="P220">Strike</text:p>
        </text:list-item>
        <text:list-item>
          <text:p text:style-name="P214">Orcish Catapult</text:p>
        </text:list-item>
        <text:list-item>
          <text:p text:style-name="P81">Ai logic: Never moves. Will always just lob rocks at enemies. If an enemy has an ally within 3, it will target that character. Otherwise, it will target the character with the lowest current health.</text:p>
        </text:list-item>
        <text:list-item>
          <text:p text:style-name="P81">Abilities</text:p>
        </text:list-item>
        <text:list-item>
          <text:p text:style-name="P220">Lob Rock: Unlimited range. Deal 5 damage to all enemies in a 3x3 area.</text:p>
        </text:list-item>
      </text:list>
      <text:p text:style-name="P10">Skeleton Barbarian:</text:p>
      <text:list xml:id="list43765345" text:continue-numbering="true" text:style-name="RTF_5f_Num_20_2">
        <text:list-item>
          <text:p text:style-name="P81">Stats: Medium hp, medium mobility, low damage (initially)</text:p>
        </text:list-item>
        <text:list-item>
          <text:p text:style-name="P81">Ai Logic: If no enemies are within melee range or charge range, move towards the closest enemy. If enemy is within charge range, charge at them. If more than 1 ally is within melee range, whirlwind.</text:p>
        </text:list-item>
        <text:list-item>
          <text:p text:style-name="P81">Abilities</text:p>
        </text:list-item>
        <text:list-item>
          <text:p text:style-name="P220">Strike</text:p>
        </text:list-item>
        <text:list-item>
          <text:p text:style-name="P220"><text:soft-page-break/>Whirlwind: Strike all targets within your melee range</text:p>
        </text:list-item>
        <text:list-item>
          <text:p text:style-name="P220">Charge</text:p>
        </text:list-item>
        <text:list-item>
          <text:p text:style-name="P81">Passive Abilities:</text:p>
        </text:list-item>
        <text:list-item>
          <text:p text:style-name="P220">Enrage: </text:p>
        </text:list-item>
      </text:list>
      <text:p text:style-name="P10">Skeleton Archer:</text:p>
      <text:list xml:id="list942392613230998158" text:style-name="L11">
        <text:list-item>
          <text:p text:style-name="P204">Stats: Medium hp, medium mobility, low damage</text:p>
        </text:list-item>
        <text:list-item>
          <text:p text:style-name="P204">Ai Logic: If no enemies are within shoot/achilles shot range, move towards closest enemy. If closest is achilies shot is off cooldown, use that, else just shoot. If this is in melee range of an enemy, move directly away, then shoot.</text:p>
        </text:list-item>
        <text:list-item>
          <text:p text:style-name="P204">Abilities:</text:p>
          <text:list>
            <text:list-item>
              <text:p text:style-name="P204">Shoot: Deal low physical damage to a target. Medium range.</text:p>
            </text:list-item>
            <text:list-item>
              <text:p text:style-name="P204">Achilles Shot.</text:p>
            </text:list-item>
          </text:list>
        </text:list-item>
      </text:list>
      <text:p text:style-name="P10">Orcish Warleader:</text:p>
      <text:list xml:id="list8054774933124015133" text:style-name="L12">
        <text:list-item>
          <text:p text:style-name="P205">Stats: High hp, medium mobility, medium damage</text:p>
        </text:list-item>
        <text:list-item>
          <text:p text:style-name="P205">Abilities: </text:p>
          <text:list>
            <text:list-item>
              <text:p text:style-name="P205">Embolden</text:p>
            </text:list-item>
            <text:list-item>
              <text:p text:style-name="P205"/>
            </text:list-item>
          </text:list>
        </text:list-item>
        <text:list-item>
          <text:p text:style-name="P205">Ai Logic:</text:p>
        </text:list-item>
      </text:list>
      <text:p text:style-name="P10">Stone Golem</text:p>
      <text:list xml:id="list43748289" text:continue-list="list43765345" text:style-name="RTF_5f_Num_20_2">
        <text:list-item>
          <text:p text:style-name="P81">Ai Logic</text:p>
        </text:list-item>
        <text:list-item>
          <text:p text:style-name="P220">Begins combat asleep with Envigorating Slumber. Once awoken, it will always move towards and attack the nearest enemy.</text:p>
        </text:list-item>
        <text:list-item>
          <text:p text:style-name="P81">Abilities</text:p>
        </text:list-item>
        <text:list-item>
          <text:p text:style-name="P220">Envigorating Slumber (passive)</text:p>
        </text:list-item>
        <text:list-item>
          <text:p text:style-name="P220">Strike</text:p>
        </text:list-item>
        <text:list-item>
          <text:p text:style-name="P214">Banshee Ghost</text:p>
        </text:list-item>
        <text:list-item>
          <text:p text:style-name="P81">Stats: low damage, low health, high mobility</text:p>
        </text:list-item>
        <text:list-item>
          <text:p text:style-name="P81">Ai Logic</text:p>
        </text:list-item>
        <text:list-item>
          <text:p text:style-name="P81">Abilities</text:p>
        </text:list-item>
        <text:list-item>
          <text:p text:style-name="P220"><text:soft-page-break/>Physical Immunity</text:p>
        </text:list-item>
        <text:list-item>
          <text:p text:style-name="P220">Strike</text:p>
        </text:list-item>
        <text:list-item>
          <text:p text:style-name="P220">Teleport</text:p>
        </text:list-item>
        <text:list-item>
          <text:p text:style-name="P220">Chilling Scream</text:p>
        </text:list-item>
        <text:list-item>
          <text:p text:style-name="P214">Skeleton Warrior</text:p>
        </text:list-item>
        <text:list-item>
          <text:p text:style-name="P81">Stats: low damage, low health, high mobility</text:p>
        </text:list-item>
        <text:list-item>
          <text:p text:style-name="P81">Ai Logic</text:p>
        </text:list-item>
        <text:list-item>
          <text:p text:style-name="P81">Abilities</text:p>
        </text:list-item>
        <text:list-item>
          <text:p text:style-name="P220">Catious (passive)</text:p>
        </text:list-item>
        <text:list-item>
          <text:p text:style-name="P220">Strike</text:p>
        </text:list-item>
        <text:list-item>
          <text:p text:style-name="P220">Guard.</text:p>
        </text:list-item>
        <text:list-item>
          <text:p text:style-name="P214">Skeleton Assassin</text:p>
        </text:list-item>
        <text:list-item>
          <text:p text:style-name="P81">Stats: low damage, low health, high mobility</text:p>
        </text:list-item>
        <text:list-item>
          <text:p text:style-name="P81">Ai Logic: priotizies attacking mage/priest/support characters, and vulnerable characters.</text:p>
        </text:list-item>
        <text:list-item>
          <text:p text:style-name="P81">Abilities</text:p>
        </text:list-item>
        <text:list-item>
          <text:p text:style-name="P220">Shadow Sprint: Teleport to a target character. If its an enemy, deal low damage to them.</text:p>
        </text:list-item>
        <text:list-item>
          <text:p text:style-name="P220">Strike</text:p>
        </text:list-item>
        <text:list-item>
          <text:p text:style-name="P220">Guard.</text:p>
        </text:list-item>
        <text:list-item>
          <text:p text:style-name="P214">Poison Guy</text:p>
        </text:list-item>
        <text:list-item>
          <text:p text:style-name="P81">Stats: low damage, low health, high mobility</text:p>
        </text:list-item>
        <text:list-item>
          <text:p text:style-name="P81">Ai Logic</text:p>
        </text:list-item>
        <text:list-item>
          <text:p text:style-name="P81">Abilities</text:p>
        </text:list-item>
        <text:list-item>
          <text:p text:style-name="P220">Catious (passive)</text:p>
        </text:list-item>
        <text:list-item>
          <text:p text:style-name="P220">Strike</text:p>
        </text:list-item>
        <text:list-item>
          <text:p text:style-name="P220">Guard</text:p>
        </text:list-item>
      </text:list>
      <text:p text:style-name="P29"/>
      <text:p text:style-name="P26">Elite enemies</text:p>
      <text:list xml:id="list43752094" text:continue-numbering="true" text:style-name="RTF_5f_Num_20_2">
        <text:list-item>
          <text:p text:style-name="P214">Skeleton King</text:p>
        </text:list-item>
        <text:list-item>
          <text:p text:style-name="P81"><text:soft-page-break/>Stats: high damage, high health, high mobility</text:p>
        </text:list-item>
        <text:list-item>
          <text:p text:style-name="P81">Ai Logic</text:p>
        </text:list-item>
        <text:list-item>
          <text:p text:style-name="P81">Abilities</text:p>
        </text:list-item>
        <text:list-item>
          <text:p text:style-name="P220">Growing 5 (passive)</text:p>
        </text:list-item>
        <text:list-item>
          <text:p text:style-name="P220">Charge</text:p>
        </text:list-item>
        <text:list-item>
          <text:p text:style-name="P221">Overpower</text:p>
        </text:list-item>
      </text:list>
      <text:p text:style-name="P24"/>
      <text:p text:style-name="P26"/>
      <text:p text:style-name="P26"/>
      <text:p text:style-name="P26"/>
      <text:p text:style-name="P26">Encounters</text:p>
      <text:p text:style-name="P27">Shop</text:p>
      <text:list xml:id="list43753551" text:continue-list="list942392613230998158" text:style-name="L11">
        <text:list-item>
          <text:p text:style-name="P204">Weapons/Items</text:p>
          <text:list>
            <text:list-item>
              <text:p text:style-name="P204">4 common items, 2 rare items and 2 epic item</text:p>
            </text:list-item>
          </text:list>
        </text:list-item>
      </text:list>
      <text:list xml:id="list6016380867470589357" text:style-name="L13">
        <text:list-item>
          <text:p text:style-name="P206">Artifacts</text:p>
          <text:list>
            <text:list-item>
              <text:p text:style-name="P206">1 common, 1 uncommon, 1 rare</text:p>
            </text:list-item>
          </text:list>
        </text:list-item>
      </text:list>
      <text:list xml:id="list8824440138706770351" text:style-name="L14">
        <text:list-item>
          <text:p text:style-name="P207">Resurect Character</text:p>
          <text:list>
            <text:list-item>
              <text:p text:style-name="P207">100g starting fee, increases each time</text:p>
            </text:list-item>
          </text:list>
        </text:list-item>
        <text:list-item>
          <text:p text:style-name="P207">Services</text:p>
          <text:list>
            <text:list-item>
              <text:p text:style-name="P207">Remove affliction</text:p>
            </text:list-item>
            <text:list-item>
              <text:p text:style-name="P207">Remove item from inventory</text:p>
            </text:list-item>
          </text:list>
        </text:list-item>
      </text:list>
      <text:p text:style-name="P10">Rest Site</text:p>
      <text:list xml:id="list7150334136795174414" text:style-name="L15">
        <text:list-item>
          <text:p text:style-name="P208">Option 1: Rest in Shifts</text:p>
          <text:list>
            <text:list-item>
              <text:p text:style-name="P208">Heal all characters 30% of their total health</text:p>
            </text:list-item>
          </text:list>
        </text:list-item>
        <text:list-item>
          <text:p text:style-name="P208">Option 1: Guarded Snooze</text:p>
          <text:list>
            <text:list-item>
              <text:p text:style-name="P208">Choose a character to heal to 100% hp</text:p>
            </text:list-item>
          </text:list>
        </text:list-item>
      </text:list>
      <text:list xml:id="list6100012301520901781" text:style-name="L16">
        <text:list-item>
          <text:p text:style-name="P209">Option 2: Level up a character</text:p>
          <text:list>
            <text:list-item>
              <text:p text:style-name="P209">Pick a character, and they immeidately gain 1 level.</text:p>
            </text:list-item>
          </text:list>
        </text:list-item>
      </text:list>
      <text:p text:style-name="P16"><text:soft-page-break/></text:p>
      <text:p text:style-name="P27">Mystery Encounters</text:p>
      <text:p text:style-name="P27">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all of your money to Mork</text:p>
      <text:p text:style-name="P25">Option 2: Fight Mork.</text:p>
      <text:p text:style-name="P25">Option 3: Take the long way round: Gain afflication: Tired</text:p>
      <text:p text:style-name="P27">2. Generous Veteran / wise old master</text:p>
      <text:p text:style-name="P25">Option 1: Choose a character to level up</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Leave</text:p>
      <text:p text:style-name="P27">5. War Refugees</text:p>
      <text:p text:style-name="P25">Option 1: Give 100g to the fleeing refugees</text:p>
      <text:p text:style-name="P25">Option 2: Give nothing and leave</text:p>
      <text:p text:style-name="P25">Option 3: Rob the refugees and gain 100g. All characters gain a curse item. Or gain a curse relic</text:p>
      <text:p text:style-name="P27">6. Fountain of Life</text:p>
      <text:p text:style-name="P25">Option 1: All characters heal to full HP</text:p>
      <text:p text:style-name="P25">Option 2: All characters gain 1 level</text:p>
      <text:p text:style-name="P27">7. Elven Warcamp</text:p>
      <text:p text:style-name="P25"><text:soft-page-break/>Option 1: Pay 50g, choose a character to level up</text:p>
      <text:p text:style-name="P25">Option 2: Pay 100g, resurect a dead character to 50% hp</text:p>
      <text:p text:style-name="P25">Option 3: </text:p>
      <text:p text:style-name="P25">Option 4:</text:p>
      <text:p text:style-name="P27">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2 levels.</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Armory</text:p>
      <text:p text:style-name="P25">Option 1: Choose 1 of 20 random items to take</text:p>
      <text:p text:style-name="P25">Option 2: Camp for the night, all characters heal 30% hp.</text:p>
      <text:p text:style-name="P27">13. The Blood Bank</text:p>
      <text:p text:style-name="P25">Option 1: All characters lose 30% hp, gain 15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text:soft-page-break/>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p text:style-name="P24"/>
      <text:p text:style-name="P24"/>
      <text:p text:style-name="P26">Character Starting Abilities</text:p>
      <text:p text:style-name="P25">Warrior:</text:p>
      <text:list xml:id="list1031334422897417252" text:style-name="L17">
        <text:list-item>
          <text:p text:style-name="P94">Strike</text:p>
        </text:list-item>
        <text:list-item>
          <text:p text:style-name="P94">Shield Wall: Give yourself or an ally 1 'Barrier'</text:p>
        </text:list-item>
        <text:list-item>
          <text:p text:style-name="P94">Charge: Charge towards a target enemy within 5 tiles. At the end of the movement, the target takes low damage and is knocked down.</text:p>
        </text:list-item>
        <text:list-item>
          <text:p text:style-name="P94">Inspire: Give yourself or a target friendly character +2 strength.</text:p>
        </text:list-item>
      </text:list>
      <text:p text:style-name="P15">Mage:</text:p>
      <text:list xml:id="list2710792335484593321" text:style-name="L18">
        <text:list-item>
          <text:p text:style-name="P95">Telekinesis: Target any character, and teleport it up to 3 tiles in any direction.</text:p>
        </text:list-item>
        <text:list-item>
          <text:p text:style-name="P216">Fireball: Deal low damage to a target and apply 1 burning.</text:p>
        </text:list-item>
        <text:list-item>
          <text:p text:style-name="P216"><text:soft-page-break/>Meteor: Deal medium damage to all characters in a 3x3 area.</text:p>
        </text:list-item>
        <text:list-item>
          <text:p text:style-name="P216">Frostbolt: Deal low damage and apply 1 pinned.</text:p>
        </text:list-item>
      </text:list>
      <text:p text:style-name="P18">Ranger:</text:p>
      <text:list xml:id="list68600867759349185" text:style-name="L19">
        <text:list-item>
          <text:p text:style-name="P217">Shoot: Deal low damage to a target enemy.</text:p>
        </text:list-item>
        <text:list-item>
          <text:p text:style-name="P217">Impaling bolt: Deal low damage to an enemy and knock them back 3 tiles. If they collide with an enemy or obstacle, they take low damage again and are stunned.</text:p>
        </text:list-item>
        <text:list-item>
          <text:p text:style-name="P217">Forest Medicine: Target friendly character gains 5 block. Removes bleeding and poison.</text:p>
        </text:list-item>
        <text:list-item>
          <text:p text:style-name="P217">Rapid Fire</text:p>
        </text:list-item>
      </text:list>
      <text:p text:style-name="P18">Priest:</text:p>
      <text:list xml:id="list5138821094105288315" text:style-name="L20">
        <text:list-item>
          <text:p text:style-name="P218">Nightmare: Apply 2 sleeping to a target enemy.</text:p>
        </text:list-item>
        <text:list-item>
          <text:p text:style-name="P218">Envigorate: Target friendly character gains 2 AP. Removes stunned</text:p>
        </text:list-item>
        <text:list-item>
          <text:p text:style-name="P218">Void bomb. Deal medium damage and stun a target.</text:p>
        </text:list-item>
        <text:list-item>
          <text:p text:style-name="P218">Holy Fire: Deal 3 damage to an enemy. If it is friendly character, they gain 3 block instead.</text:p>
        </text:list-item>
      </text:list>
      <text:p text:style-name="P18"/>
      <text:p text:style-name="P15"/>
      <text:p text:style-name="P25"/>
      <text:p text:style-name="P25"/>
      <text:p text:style-name="P2"/>
      <text:p text:style-name="P2"/>
      <text:p text:style-name="P2"/>
      <text:p text:style-name="P2">Jesus and Friends</text:p>
      <text:p text:style-name="P2"/>
      <text:p text:style-name="P2">Story/Lore Ideas</text:p>
      <text:p text:style-name="P2"/>
      <text:list xml:id="list6137047540637374236" text:style-name="L21">
        <text:list-item>
          <text:p text:style-name="P34">Some kind of demonic invasion of earth has begun, led by all the most evil characters in religious theology. God sends a 4 man team of godlike characters to defend earth.</text:p>
        </text:list-item>
      </text:list>
      <text:p text:style-name="P1"/>
      <text:p text:style-name="P2">Character Ideas</text:p>
      <text:p text:style-name="P3">Playable Characters Ideas</text:p>
      <text:list xml:id="list568301071037149257" text:style-name="L22">
        <text:list-item>
          <text:p text:style-name="P35">Jesus (priest)</text:p>
        </text:list-item>
        <text:list-item>
          <text:p text:style-name="P35">Buddha</text:p>
        </text:list-item>
        <text:list-item>
          <text:p text:style-name="P35">Thor (warrior)</text:p>
        </text:list-item>
        <text:list-item>
          <text:p text:style-name="P35">Loki</text:p>
        </text:list-item>
        <text:list-item>
          <text:p text:style-name="P35">Kali (rogue)</text:p>
        </text:list-item>
        <text:list-item>
          <text:p text:style-name="P35">Zeus</text:p>
        </text:list-item>
        <text:list-item>
          <text:p text:style-name="P35">Rah</text:p>
        </text:list-item>
        <text:list-item>
          <text:p text:style-name="P35">Odin</text:p>
        </text:list-item>
        <text:list-item>
          <text:p text:style-name="P35">Hercules</text:p>
        </text:list-item>
        <text:list-item>
          <text:p text:style-name="P35"><text:soft-page-break/>Mohammed</text:p>
        </text:list-item>
        <text:list-item>
          <text:p text:style-name="P35">Poseidon</text:p>
        </text:list-item>
        <text:list-item>
          <text:p text:style-name="P35">Artemis (ranger)</text:p>
        </text:list-item>
      </text:list>
      <text:p text:style-name="P1"/>
      <text:p text:style-name="P3">Evil Characters</text:p>
      <text:list xml:id="list2316277378949483084" text:style-name="L23">
        <text:list-item>
          <text:p text:style-name="P36">Hades</text:p>
        </text:list-item>
        <text:list-item>
          <text:p text:style-name="P36">Lucifer/Satan</text:p>
        </text:list-item>
        <text:list-item>
          <text:p text:style-name="P36">Lillith</text:p>
        </text:list-item>
        <text:list-item>
          <text:p text:style-name="P36">Anubis</text:p>
        </text:list-item>
        <text:list-item>
          <text:p text:style-name="P36">Osiris</text:p>
        </text:list-item>
        <text:list-item>
          <text:p text:style-name="P36">Kali</text:p>
        </text:list-item>
        <text:list-item>
          <text:p text:style-name="P36">Loki</text:p>
        </text:list-item>
        <text:list-item>
          <text:p text:style-name="P36">Fenrir</text:p>
        </text:list-item>
        <text:list-item>
          <text:p text:style-name="P36">Medusa</text:p>
        </text:list-item>
        <text:list-item>
          <text:p text:style-name="P36">Set</text:p>
        </text:list-item>
      </text:list>
      <text:p text:style-name="P1"/>
      <text:p text:style-name="P2"/>
      <text:p text:style-name="P2">Jesus</text:p>
      <text:p text:style-name="P2"/>
      <text:p text:style-name="P1">Description</text:p>
      <text:p text:style-name="P1"/>
      <text:list xml:id="list7148542369328086073" text:style-name="L24">
        <text:list-item>
          <text:p text:style-name="P37">Supports and protects allies</text:p>
        </text:list-item>
        <text:list-item>
          <text:p text:style-name="P37">Average melee fighter</text:p>
        </text:list-item>
        <text:list-item>
          <text:p text:style-name="P37">Average board control</text:p>
        </text:list-item>
        <text:list-item>
          <text:p text:style-name="P37">Strong personal defence</text:p>
        </text:list-item>
        <text:list-item>
          <text:p text:style-name="P37">Wide array of defensive buffs for allies</text:p>
        </text:list-item>
      </text:list>
      <text:p text:style-name="P1"/>
      <text:p text:style-name="P1">Abilities</text:p>
      <text:list xml:id="list2257800890763116334" text:style-name="L25">
        <text:list-item>
          <text:p text:style-name="P38">Pacify: Put a target to sleep for 2 turns</text:p>
        </text:list-item>
        <text:list-item>
          <text:p text:style-name="P38">Holy Light: armor/damage spell</text:p>
        </text:list-item>
        <text:list-item>
          <text:p text:style-name="P38">Power of Christ: envigorate</text:p>
        </text:list-item>
        <text:list-item>
          <text:p text:style-name="P38">Smite: Deal medium magic damage and stun</text:p>
        </text:list-item>
      </text:list>
      <text:p text:style-name="P1"/>
      <text:p text:style-name="P2">Thor</text:p>
      <text:p text:style-name="P2"/>
      <text:p text:style-name="P1">Description</text:p>
      <text:p text:style-name="P1"/>
      <text:list xml:id="list43754202" text:continue-list="list7148542369328086073" text:style-name="L24">
        <text:list-item>
          <text:p text:style-name="P37">Hybrid melee/spell caster</text:p>
        </text:list-item>
        <text:list-item>
          <text:p text:style-name="P37">Strong melee fighter and ranged damage dealer</text:p>
        </text:list-item>
        <text:list-item>
          <text:p text:style-name="P37">low support skills and buffs</text:p>
        </text:list-item>
        <text:list-item>
          <text:p text:style-name="P37">Lots of single target debuffs/stuns</text:p>
        </text:list-item>
        <text:list-item>
          <text:p text:style-name="P37">Average Aoe damage</text:p>
        </text:list-item>
      </text:list>
      <text:p text:style-name="P1"/>
      <text:p text:style-name="P1">Abilities</text:p>
      <text:list xml:id="list7883073751169732687" text:style-name="L26">
        <text:list-item>
          <text:p text:style-name="P39">Mjolnir Cleave</text:p>
          <text:list>
            <text:list-item>
              <text:p text:style-name="P39">Whirlwind</text:p>
            </text:list-item>
          </text:list>
        </text:list-item>
      </text:list>
      <text:list xml:id="list5711047825633917734" text:style-name="L27">
        <text:list-item>
          <text:p text:style-name="P40">Chain Lightning</text:p>
          <text:list>
            <text:list-item>
              <text:p text:style-name="P40">Deal low magical damage to an enemy. Jumps to a random enemy within 2 tiles up to 3 <text:soft-page-break/>times</text:p>
            </text:list-item>
          </text:list>
        </text:list-item>
      </text:list>
      <text:list xml:id="list1500535145450999283" text:style-name="L28">
        <text:list-item>
          <text:p text:style-name="P41">Charge</text:p>
        </text:list-item>
        <text:list-item>
          <text:p text:style-name="P41">Inspire</text:p>
        </text:list-item>
        <text:list-item>
          <text:p text:style-name="P41">Guard</text:p>
        </text:list-item>
      </text:list>
      <text:p text:style-name="P1"/>
      <text:p text:style-name="P2">Buddha</text:p>
      <text:p text:style-name="P2"/>
      <text:p text:style-name="P1">Description</text:p>
      <text:p text:style-name="P1"/>
      <text:list xml:id="list43753783" text:continue-list="list43754202" text:style-name="L24">
        <text:list-item>
          <text:p text:style-name="P37">Spell Caster</text:p>
        </text:list-item>
        <text:list-item>
          <text:p text:style-name="P37">Strong ranged and spell damage</text:p>
        </text:list-item>
        <text:list-item>
          <text:p text:style-name="P37">Strong board control</text:p>
        </text:list-item>
        <text:list-item>
          <text:p text:style-name="P37">Lots of single target debuffs/stuns</text:p>
        </text:list-item>
        <text:list-item>
          <text:p text:style-name="P82">Average Aoe damage</text:p>
        </text:list-item>
      </text:list>
      <text:p text:style-name="P28">Abilities</text:p>
      <text:list xml:id="list7171529549069026549" text:style-name="L29">
        <text:list-item>
          <text:p text:style-name="P222">Chi Beam : Fireball</text:p>
        </text:list-item>
        <text:list-item>
          <text:p text:style-name="P222">Telekinesis</text:p>
        </text:list-item>
        <text:list-item>
          <text:p text:style-name="P222">Chi Bomb: Meteor</text:p>
        </text:list-item>
        <text:list-item>
          <text:p text:style-name="P222">Pacify</text:p>
        </text:list-item>
      </text:list>
      <text:p text:style-name="P1"/>
      <text:p text:style-name="P30">Ideas on how to fix the combat System</text:p>
      <text:p text:style-name="P31"/>
      <text:p text:style-name="P1">Problems with current combat</text:p>
      <text:p text:style-name="P1"/>
      <text:list xml:id="list43749990" text:continue-list="list43753783" text:style-name="L24">
        <text:list-item>
          <text:p text:style-name="P37">Too slow</text:p>
        </text:list-item>
        <text:list-item>
          <text:p text:style-name="P42">Abilities dont feel tactically interesting</text:p>
        </text:list-item>
        <text:list-item>
          <text:p text:style-name="P42">tile/board movement doesn't feel relevant/interesting to the combat experience</text:p>
        </text:list-item>
        <text:list-item>
          <text:p text:style-name="P42">Enemies aren't dangerous enough</text:p>
        </text:list-item>
      </text:list>
      <text:p text:style-name="P4"/>
      <text:p text:style-name="P4">Possible Solutions</text:p>
      <text:list xml:id="list1702459656162491938" text:style-name="L30">
        <text:list-item>
          <text:p text:style-name="P43">Redo combat system/turn system: Make it like DoS2 turn system</text:p>
        </text:list-item>
        <text:list-item>
          <text:p text:style-name="P43">Implement some tile types and try make the grid more tactically interesting/relevant</text:p>
        </text:list-item>
        <text:list-item>
          <text:p text:style-name="P43">Redo death/permadeath system and balance: player only needs to survive the combat with 1 character left. Characters that die in combat do not die permanently. Characters begin combat at max hp.</text:p>
        </text:list-item>
      </text:list>
      <text:p text:style-name="P4"/>
      <text:p text:style-name="P6">Tile/Grid to do</text:p>
      <text:p text:style-name="P6"/>
      <text:list xml:id="list6552199402132351367" text:style-name="L31">
        <text:list-item>
          <text:p text:style-name="P44">Design Tile types</text:p>
          <text:list>
            <text:list-item>
              <text:p text:style-name="P44">grass (provides stealth on end of turn) DONE</text:p>
            </text:list-item>
            <text:list-item>
              <text:p text:style-name="P44">forest/tree (cant be moved through/blocks LoS)</text:p>
            </text:list-item>
            <text:list-item>
              <text:p text:style-name="P44">deep water(cant be moved through)<text:tab/></text:p>
            </text:list-item>
            <text:list-item>
              <text:p text:style-name="P44">dirt (no modifiers) DONE</text:p>
            </text:list-item>
            <text:list-item>
              <text:p text:style-name="P44">lava(moving on lava deals 5 damage)</text:p>
            </text:list-item>
            <text:list-item>
              <text:p text:style-name="P44">Rocks (provides 5 block on end of turn) DONE</text:p>
            </text:list-item>
          </text:list>
        </text:list-item>
        <text:list-item>
          <text:p text:style-name="P44">Design level objects</text:p>
        </text:list-item>
        <text:list-item>
          <text:p text:style-name="P44"><text:soft-page-break/>implement stealth DONE</text:p>
          <text:list>
            <text:list-item>
              <text:p text:style-name="P44">remove stealth on attack/ability used DONE</text:p>
            </text:list-item>
          </text:list>
        </text:list-item>
        <text:list-item>
          <text:p text:style-name="P44">redo enemy AI logic to consider taking advantage of tile types on objects</text:p>
        </text:list-item>
        <text:list-item>
          <text:p text:style-name="P44">Implement line of sight</text:p>
        </text:list-item>
        <text:list-item>
          <text:p text:style-name="P44">Redo GetTilesInRange logic and pathfinding. DONE</text:p>
        </text:list-item>
        <text:list-item>
          <text:p text:style-name="P44">Design some map texts files</text:p>
        </text:list-item>
      </text:list>
      <text:p text:style-name="P4"/>
      <text:p text:style-name="P4">Enemy logic for advancing towards enemy in cover</text:p>
      <text:p text:style-name="P4"/>
      <text:p text:style-name="P4">calculate the direction of the defender</text:p>
      <text:p text:style-name="P4"/>
      <text:p text:style-name="P4">find the closest camo/block tile within attack range of target</text:p>
      <text:p text:style-name="P4"/>
      <text:p text:style-name="P4"/>
      <text:p text:style-name="P6">New Abilities Ideas</text:p>
      <text:p text:style-name="P6"/>
      <text:p text:style-name="P4"/>
      <text:p text:style-name="P4"/>
      <text:p text:style-name="P4">Warrior</text:p>
      <text:list xml:id="list3173469822515134242" text:style-name="L32">
        <text:list-item>
          <text:p text:style-name="P45">Charge: Move to a target enemy and apply 1 knockdown (CD 2, range 3, AP2)</text:p>
        </text:list-item>
        <text:list-item>
          <text:p text:style-name="P45">Whirlwind: Deal 5 physical damage to all enemies in <text:s/>melee range(CD 1, range 1, AP2)</text:p>
        </text:list-item>
        <text:list-item>
          <text:p text:style-name="P45">Guard: Give a friendly character 1 barrier (CD 3, range 2, AP2)</text:p>
        </text:list-item>
        <text:list-item>
          <text:p text:style-name="P45">Cautious(passive): At the end of turn, gain 5 block.</text:p>
        </text:list-item>
      </text:list>
      <text:p text:style-name="P4">Mage</text:p>
      <text:list xml:id="list2239556458278512798" text:style-name="L33">
        <text:list-item>
          <text:p text:style-name="P46">Telekinesis (teleport a character anywhere within 2 tiles of its current position)(CD 1, range 3, AP2)</text:p>
        </text:list-item>
        <text:list-item>
          <text:p text:style-name="P46">Frostbolt: Deal 3 magic damage and apply 1 pinned (CD 2, range 3, AP0)</text:p>
        </text:list-item>
        <text:list-item>
          <text:p text:style-name="P46">Fireball: Deal 5 magic damage (CD 0, range 3, AP2)</text:p>
        </text:list-item>
        <text:list-item>
          <text:p text:style-name="P46">Passive (Levitate): Your first move action each turn costs 0 AP.</text:p>
        </text:list-item>
      </text:list>
      <text:p text:style-name="P4"/>
      <text:p text:style-name="P4">Priest</text:p>
      <text:list xml:id="list7348541168675265058" text:style-name="L34">
        <text:list-item>
          <text:p text:style-name="P47">Flash of light(give an ally 3 block, or deal 3 damage to an enemy)(CD 0, range 2, AP2)</text:p>
        </text:list-item>
        <text:list-item>
          <text:p text:style-name="P47">Inspire(give +1 strength) (CD 1, range 2, AP1)</text:p>
        </text:list-item>
        <text:list-item>
          <text:p text:style-name="P47">Envigorate: Give a target friendly character +2AP(CD 1, range 2, AP0)</text:p>
        </text:list-item>
        <text:list-item>
          <text:p text:style-name="P47">Radiant Light(passive): At the start of turn, give a random ally +1 AP, or +1 strength</text:p>
        </text:list-item>
        <text:list-item>
          <text:p text:style-name="P47">Encouraging Presence(passive): On turn end, give all adjacent allies +1 AP.</text:p>
        </text:list-item>
      </text:list>
      <text:p text:style-name="P4"/>
      <text:p text:style-name="P4">Rogue</text:p>
      <text:list xml:id="list946556407695124233" text:style-name="L35">
        <text:list-item>
          <text:p text:style-name="P48">Twin Strike: Deal 4 physical damage twice(CD 1, range 1, AP2)</text:p>
        </text:list-item>
        <text:list-item>
          <text:p text:style-name="P48">Preparation: The next ability you use costs 0 (CD 2, range 0, AP0)</text:p>
        </text:list-item>
        <text:list-item>
          <text:p text:style-name="P48">Dash: Move 3 tiles in any direction (CD 1, range 3, AP2)</text:p>
        </text:list-item>
        <text:list-item>
          <text:p text:style-name="P48">Passive (poisonous): Your melee attacks that reduce health apply 1 poison.</text:p>
        </text:list-item>
      </text:list>
      <text:p text:style-name="P4"/>
      <text:p text:style-name="P6">New Enemy/Encounter Ideas</text:p>
      <text:p text:style-name="P6"/>
      <text:p text:style-name="P7">Skeleton Priest, Skeleton Warrior/ Skeleton Barbarian</text:p>
      <text:p text:style-name="P4"/>
      <text:p text:style-name="P4">Skeleton Priest</text:p>
      <text:list xml:id="list4031654088671969775" text:style-name="L36">
        <text:list-item>
          <text:p text:style-name="P49">Abilities</text:p>
          <text:list>
            <text:list-item>
              <text:p text:style-name="P49">Heal: Restore 5hp to a friendly target</text:p>
            </text:list-item>
            <text:list-item>
              <text:p text:style-name="P49">Envigorate</text:p>
            </text:list-item>
            <text:list-item>
              <text:p text:style-name="P49">Protector(passive) At the end of turn, give 5 block to adjacent allies</text:p>
            </text:list-item>
          </text:list>
        </text:list-item>
      </text:list>
      <text:list xml:id="list7714456389263423861" text:style-name="L37">
        <text:list-item>
          <text:p text:style-name="P50">Ai Logic</text:p>
          <text:list>
            <text:list-item>
              <text:p text:style-name="P50">Defensive and Evasive. Prioritises supporting allies with heal/invigorate. </text:p>
            </text:list-item>
            <text:list-item>
              <text:p text:style-name="P50"><text:soft-page-break/>Get closest ally (bool includeSelf)</text:p>
            </text:list-item>
            <text:list-item>
              <text:p text:style-name="P50">if invigorate ready, <text:s/>invigorate</text:p>
            </text:list-item>
            <text:list-item>
              <text:p text:style-name="P50">Find the closest wounded ally</text:p>
            </text:list-item>
            <text:list-item>
              <text:p text:style-name="P50">if heal ready and wounded ally in range, heal. </text:p>
            </text:list-item>
            <text:list-item>
              <text:p text:style-name="P50">If closest wounded ally is not in range and move ready, move towards them. </text:p>
            </text:list-item>
            <text:list-item>
              <text:p text:style-name="P50">Check if all allies are at full hp</text:p>
            </text:list-item>
            <text:list-item>
              <text:p text:style-name="P50">GetClosestAlly(dont include self)</text:p>
            </text:list-item>
            <text:list-item>
              <text:p text:style-name="P50">If all allies are at full health, and move ready, move towards ally</text:p>
            </text:list-item>
            <text:list-item>
              <text:p text:style-name="P50">will try to move adjacent to an ally to give the protector bonus. If no allies are in range to move next to, it will try to move into a grass tile. If no grass tile is within range, it will stand still. Only attacks enemies with strike if all allies are dead, and will target the closest enemy.</text:p>
            </text:list-item>
          </text:list>
        </text:list-item>
      </text:list>
      <text:p text:style-name="P4"/>
      <text:p text:style-name="P4">Skeleton Warrior</text:p>
      <text:list xml:id="list7565837177656280688" text:style-name="L38">
        <text:list-item>
          <text:p text:style-name="P51">Abilities</text:p>
          <text:list>
            <text:list-item>
              <text:p text:style-name="P51">Thorns(passive) 3: </text:p>
            </text:list-item>
            <text:list-item>
              <text:p text:style-name="P51">Barrier</text:p>
            </text:list-item>
            <text:list-item>
              <text:p text:style-name="P51">Inspire</text:p>
            </text:list-item>
          </text:list>
        </text:list-item>
      </text:list>
      <text:list xml:id="list1264467999237590470" text:style-name="L39">
        <text:list-item>
          <text:p text:style-name="P52">Ai logic</text:p>
          <text:list>
            <text:list-item>
              <text:p text:style-name="P52">Defensive, dynamic, intelligent. Prioritises supporting allies with inspire and barrier before attacking. </text:p>
            </text:list-item>
            <text:list-item>
              <text:p text:style-name="P52">If inspire is ready and best inspire target is in range and inspire ready, inspire</text:p>
              <text:list>
                <text:list-item>
                  <text:p text:style-name="P52">prioritise archer&gt;barbarian&gt;warrior&gt;self)</text:p>
                </text:list-item>
              </text:list>
            </text:list-item>
          </text:list>
        </text:list-item>
      </text:list>
      <text:list xml:id="list754697269405969121" text:style-name="L40">
        <text:list-item>
          <text:p text:style-name="P53">if best inspire target is not in range and move ready, move towards them</text:p>
        </text:list-item>
        <text:list-item>
          <text:p text:style-name="P53">if an ally is not at max hp and in range of barrier and barrier is ready, barrier them</text:p>
        </text:list-item>
        <text:list-item>
          <text:p text:style-name="P53">if an ally is not at max hp and out of range and barrier is ready, move towards them</text:p>
        </text:list-item>
        <text:list-item>
          <text:p text:style-name="P53">if in melee range of closest target and strike ready, strike</text:p>
        </text:list-item>
        <text:list-item>
          <text:p text:style-name="P53">if move ready and not on grass and a grass tile is within movement range, move to grass</text:p>
        </text:list-item>
        <text:list-item>
          <text:p text:style-name="P53">if not in melee range of closest target and both move and strike ready, move towards them (stops Ai from moving onto grass, then off the grass towards an enemy without being able to attack)</text:p>
        </text:list-item>
      </text:list>
      <text:p text:style-name="P4"/>
      <text:p text:style-name="P4"/>
      <text:p text:style-name="P4">Skeleton barbarian</text:p>
      <text:list xml:id="list1395576391053901495" text:style-name="L41">
        <text:list-item>
          <text:p text:style-name="P54">Abilities</text:p>
          <text:list>
            <text:list-item>
              <text:p text:style-name="P54">Charge</text:p>
            </text:list-item>
            <text:list-item>
              <text:p text:style-name="P54">Whirlwind</text:p>
            </text:list-item>
            <text:list-item>
              <text:p text:style-name="P54">Enrage (passive) 1</text:p>
            </text:list-item>
          </text:list>
        </text:list-item>
      </text:list>
      <text:list xml:id="list3504247201723404659" text:style-name="L42">
        <text:list-item>
          <text:p text:style-name="P55">Ai logic</text:p>
          <text:list>
            <text:list-item>
              <text:p text:style-name="P55">aggressive and stupid: always targets the closest enemy with attacks and movement, doesn't consider tile benefits when moving. </text:p>
            </text:list-item>
            <text:list-item>
              <text:p text:style-name="P55">Get closest target. </text:p>
            </text:list-item>
            <text:list-item>
              <text:p text:style-name="P55">If target is in charge range and charge is ready AND we are NOT in melee with target already (don't charge targets already in melee with), charge. </text:p>
            </text:list-item>
            <text:list-item>
              <text:p text:style-name="P55">If target is in melee range and whirlwind ready, whirlwind.</text:p>
            </text:list-item>
            <text:list-item>
              <text:p text:style-name="P55">If target is in melee range and whirlwind + charge not ready, strike. </text:p>
            </text:list-item>
            <text:list-item>
              <text:p text:style-name="P55">If target is not in melee range, move towards target.</text:p>
            </text:list-item>
          </text:list>
        </text:list-item>
      </text:list>
      <text:p text:style-name="P4"/>
      <text:p text:style-name="P4">Skeleton Archer</text:p>
      <text:list xml:id="list4625361602304599475" text:style-name="L43">
        <text:list-item>
          <text:p text:style-name="P56">Abilities</text:p>
          <text:list>
            <text:list-item>
              <text:p text:style-name="P56">Snipe: Deal 3 physical damage, unlimited range</text:p>
            </text:list-item>
            <text:list-item>
              <text:p text:style-name="P56">passive (levitate)</text:p>
            </text:list-item>
            <text:list-item>
              <text:p text:style-name="P56">Impaling Bolt</text:p>
            </text:list-item>
          </text:list>
        </text:list-item>
      </text:list>
      <text:list xml:id="list4941239813152500730" text:style-name="L44">
        <text:list-item>
          <text:p text:style-name="P57"><text:soft-page-break/>Ai logic</text:p>
          <text:list>
            <text:list-item>
              <text:p text:style-name="P57">Aggressive and evasive: Tries to avoid melee combat and remain at max snipe range. Dynamic targeting. Will prioritise sniping a target with knockdown. </text:p>
            </text:list-item>
            <text:list-item>
              <text:p text:style-name="P57">Check all defenders. </text:p>
              <text:list>
                <text:list-item>
                  <text:p text:style-name="P57">If a defender is in melee with this and impaling bolt ready, set target and impaling bolt it</text:p>
                </text:list-item>
              </text:list>
            </text:list-item>
            <text:list-item>
              <text:p text:style-name="P57">Check all defenders for knockdown</text:p>
              <text:list>
                <text:list-item>
                  <text:p text:style-name="P57">If an enemy is knocked down, set that enemy as the target</text:p>
                </text:list-item>
              </text:list>
            </text:list-item>
            <text:list-item>
              <text:p text:style-name="P57">if current target is null or target.isKnockedDown = false</text:p>
              <text:list>
                <text:list-item>
                  <text:p text:style-name="P57">Check all defenders, set target as defender with lowest current hp.</text:p>
                </text:list-item>
              </text:list>
            </text:list-item>
            <text:list-item>
              <text:p text:style-name="P57">If snipe is ready, snipe current target.</text:p>
            </text:list-item>
            <text:list-item>
              <text:p text:style-name="P57">If no energy left and hasn't taken a free move yet, and a grass tile is adjacent,move to grass tile. </text:p>
            </text:list-item>
            <text:list-item>
              <text:p text:style-name="P57">If no energy left and hasn't taken a free move yet, and a grass tile is NOT adjacent, move away from closest enemy.</text:p>
            </text:list-item>
          </text:list>
        </text:list-item>
      </text:list>
      <text:p text:style-name="P4"/>
      <text:p text:style-name="P4">Skeleton Assassin</text:p>
      <text:list xml:id="list7302065996295040970" text:style-name="L45">
        <text:list-item>
          <text:p text:style-name="P58">Abilities</text:p>
          <text:list>
            <text:list-item>
              <text:p text:style-name="P58">Poisonous (passive)</text:p>
            </text:list-item>
            <text:list-item>
              <text:p text:style-name="P58">Stealth (passive)</text:p>
            </text:list-item>
            <text:list-item>
              <text:p text:style-name="P58">Twin Strike</text:p>
            </text:list-item>
            <text:list-item>
              <text:p text:style-name="P58">Dash</text:p>
            </text:list-item>
          </text:list>
        </text:list-item>
      </text:list>
      <text:list xml:id="list8907197254622446998" text:style-name="L46">
        <text:list-item>
          <text:p text:style-name="P59">Ai logic</text:p>
          <text:list>
            <text:list-item>
              <text:p text:style-name="P59">Aggressive. Will always prioritise attacking the weakest enemy (lowest current HP). <text:s/></text:p>
              <text:list>
                <text:list-item>
                  <text:p text:style-name="P59">Get weakest target. </text:p>
                </text:list-item>
                <text:list-item>
                  <text:p text:style-name="P59">If enemy is in melee range and twin strike ready, twin strike</text:p>
                </text:list-item>
                <text:list-item>
                  <text:p text:style-name="P59">if enemy is in melee range and strike ready, strike</text:p>
                </text:list-item>
                <text:list-item>
                  <text:p text:style-name="P59">If enemy is not in melee range, and dash ready, dash towards them</text:p>
                </text:list-item>
                <text:list-item>
                  <text:p text:style-name="P59">if enemy is not in melee range and move ready, move towards them. </text:p>
                </text:list-item>
              </text:list>
            </text:list-item>
          </text:list>
        </text:list-item>
      </text:list>
      <text:p text:style-name="P4"/>
      <text:p text:style-name="P4">Skeleton Necromancer (solo)</text:p>
      <text:list xml:id="list1687729959055677090" text:style-name="L47">
        <text:list-item>
          <text:p text:style-name="P60">Abilities</text:p>
          <text:list>
            <text:list-item>
              <text:p text:style-name="P60">Summon Zombies x2 OR</text:p>
              <text:list>
                <text:list-item>
                  <text:p text:style-name="P60">Summon 1 zombie every turn</text:p>
                </text:list-item>
              </text:list>
            </text:list-item>
            <text:list-item>
              <text:p text:style-name="P60">Chaos Bolt (medium magic damage + knockdown)</text:p>
            </text:list-item>
            <text:list-item>
              <text:p text:style-name="P60">Hex(target character suffers -2 strength)</text:p>
            </text:list-item>
            <text:list-item>
              <text:p text:style-name="P60">Unhygienic</text:p>
            </text:list-item>
          </text:list>
        </text:list-item>
      </text:list>
      <text:list xml:id="list5690562093322578178" text:style-name="L48">
        <text:list-item>
          <text:p text:style-name="P61">Ai Logic / action priority</text:p>
          <text:list>
            <text:list-item>
              <text:p text:style-name="P61">rarely moves. Will spawn 2 zombies per turn as long as there isn't a defender in range of chaos bolt</text:p>
            </text:list-item>
            <text:list-item>
              <text:p text:style-name="P61">if enemy is in range of chaos bolt, chaos bolt</text:p>
            </text:list-item>
            <text:list-item>
              <text:p text:style-name="P61">if enemy is in range of hex, hex</text:p>
            </text:list-item>
            <text:list-item>
              <text:p text:style-name="P61">if a grass tile is adjacent, move to the grass</text:p>
            </text:list-item>
            <text:list-item>
              <text:p text:style-name="P61">if summon skelly ready, summon skelly</text:p>
            </text:list-item>
          </text:list>
        </text:list-item>
      </text:list>
      <text:p text:style-name="P4"/>
      <text:p text:style-name="P4"/>
      <text:p text:style-name="P4"/>
      <text:p text:style-name="P4">Skeleton Mage (part of skelly gang)</text:p>
      <text:list xml:id="list797687651030569508" text:style-name="L49">
        <text:list-item>
          <text:p text:style-name="P62">Abilities</text:p>
          <text:list>
            <text:list-item>
              <text:p text:style-name="P62">Fireball</text:p>
            </text:list-item>
            <text:list-item>
              <text:p text:style-name="P62">Frostbolt</text:p>
            </text:list-item>
            <text:list-item>
              <text:p text:style-name="P62">passive: Reflex (whenever this character loses HP, it moves to a random adjacent tile.</text:p>
            </text:list-item>
          </text:list>
        </text:list-item>
      </text:list>
      <text:list xml:id="list240784683619571606" text:style-name="L50">
        <text:list-item>
          <text:p text:style-name="P63">Ai logic</text:p>
          <text:list>
            <text:list-item>
              <text:p text:style-name="P63">logical targeting. Targets enemies in range by priority: most vulnerable &gt; lowest current hp &gt; <text:soft-page-break/>closest target</text:p>
            </text:list-item>
            <text:list-item>
              <text:p text:style-name="P63">need to write a new method: Get Best Target In Range</text:p>
            </text:list-item>
            <text:list-item>
              <text:p text:style-name="P63">if get best target in range is not null, frost bolt</text:p>
            </text:list-item>
            <text:list-item>
              <text:p text:style-name="P63">if get best target in range is not null, fireball</text:p>
            </text:list-item>
            <text:list-item>
              <text:p text:style-name="P63">if get best target not in range, move towards it</text:p>
            </text:list-item>
          </text:list>
        </text:list-item>
      </text:list>
      <text:p text:style-name="P4"/>
      <text:p text:style-name="P4">Slime Monster</text:p>
      <text:list xml:id="list716590091180583089" text:style-name="L51">
        <text:list-item>
          <text:p text:style-name="P64">Abilities</text:p>
          <text:list>
            <text:list-item>
              <text:p text:style-name="P64">Cell Division(passive): Whenever this character loses HP, it creates a slime monster on a random adjacent square OR</text:p>
            </text:list-item>
            <text:list-item>
              <text:p text:style-name="P64">Cell Division(passive): On turn start, if this character has less then 50% health, it splits into two copies of itself</text:p>
            </text:list-item>
            <text:list-item>
              <text:p text:style-name="P64">Vomit: Apply 2 poison to all enemies in a 3x3 area. </text:p>
            </text:list-item>
            <text:list-item>
              <text:p text:style-name="P64">Corruption: Target enemy suffers -1 strength</text:p>
            </text:list-item>
          </text:list>
        </text:list-item>
      </text:list>
      <text:p text:style-name="P4">Green Slime</text:p>
      <text:list xml:id="list4423047617139088736" text:style-name="L52">
        <text:list-item>
          <text:p text:style-name="P65">Abilities</text:p>
          <text:list>
            <text:list-item>
              <text:p text:style-name="P65">Projectile Vomit: Deal 3 damage and apply 3 poison to all enemies in a 3x3 area.</text:p>
            </text:list-item>
            <text:list-item>
              <text:p text:style-name="P65">Poison Bolt: Deal 5 damage and apply 1 poison to an enemy</text:p>
            </text:list-item>
          </text:list>
        </text:list-item>
      </text:list>
      <text:p text:style-name="P4">Red Slime</text:p>
      <text:list xml:id="list183009017412110944" text:style-name="L53">
        <text:list-item>
          <text:p text:style-name="P66">Abilities</text:p>
          <text:list>
            <text:list-item>
              <text:p text:style-name="P66">Mucus Spray: Deal 5 damage and the target suffers -1 strength</text:p>
            </text:list-item>
            <text:list-item>
              <text:p text:style-name="P66"/>
            </text:list-item>
          </text:list>
        </text:list-item>
      </text:list>
      <text:p text:style-name="P4">Vampire</text:p>
      <text:list xml:id="list461272593138936502" text:style-name="L54">
        <text:list-item>
          <text:p text:style-name="P67">Abilities</text:p>
          <text:list>
            <text:list-item>
              <text:p text:style-name="P67">mobility 2</text:p>
            </text:list-item>
            <text:list-item>
              <text:p text:style-name="P67">regeneration 5</text:p>
              <text:list>
                <text:list-item>
                  <text:p text:style-name="P67">Strike</text:p>
                </text:list-item>
                <text:list-item>
                  <text:p text:style-name="P67">twin strike</text:p>
                </text:list-item>
                <text:list-item>
                  <text:p text:style-name="P67">Siphon Life: target suffers -1 strength, gain +1 strength.</text:p>
                </text:list-item>
              </text:list>
            </text:list-item>
          </text:list>
        </text:list-item>
      </text:list>
      <text:p text:style-name="P4"/>
      <text:p text:style-name="P4">Nimble Archer</text:p>
      <text:list xml:id="list6173111714355508737" text:style-name="L55">
        <text:list-item>
          <text:p text:style-name="P68">Pinning Shot</text:p>
        </text:list-item>
        <text:list-item>
          <text:p text:style-name="P68">Impaling bolt</text:p>
        </text:list-item>
      </text:list>
      <text:p text:style-name="P4"/>
      <text:p text:style-name="P4">Rock golem</text:p>
      <text:p text:style-name="P4">- 3x sentries</text:p>
      <text:list xml:id="list4428036791875205118" text:style-name="L56">
        <text:list-item>
          <text:p text:style-name="P69">Abilities</text:p>
          <text:list>
            <text:list-item>
              <text:p text:style-name="P69">Rock Toss: Deal 5 damage and knockback 1 tile</text:p>
            </text:list-item>
            <text:list-item>
              <text:p text:style-name="P69">Implacable passive</text:p>
            </text:list-item>
          </text:list>
        </text:list-item>
      </text:list>
      <text:p text:style-name="P4"/>
      <text:p text:style-name="P6">New Ideas 10/8/19</text:p>
      <text:list xml:id="list6724831389957334154" text:style-name="L57">
        <text:list-item>
          <text:p text:style-name="P70">Rest Site Options</text:p>
          <text:list>
            <text:list-item>
              <text:p text:style-name="P70">All characters heal 30%</text:p>
            </text:list-item>
            <text:list-item>
              <text:p text:style-name="P70">One character heals 100% hp</text:p>
            </text:list-item>
            <text:list-item>
              <text:p text:style-name="P70">One character levels up</text:p>
            </text:list-item>
          </text:list>
        </text:list-item>
      </text:list>
      <text:list xml:id="list6051865892967329713" text:style-name="L58">
        <text:list-item>
          <text:p text:style-name="P71">Village Event Options</text:p>
          <text:list>
            <text:list-item>
              <text:p text:style-name="P71">Apothecary</text:p>
              <text:list>
                <text:list-item>
                  <text:p text:style-name="P71">Heal a character 50% hp 50g</text:p>
                </text:list-item>
                <text:list-item>
                  <text:p text:style-name="P71">Heal all characters 50% hp 100g</text:p>
                </text:list-item>
              </text:list>
            </text:list-item>
            <text:list-item>
              <text:p text:style-name="P71">Remove a state 75g, increases 25g each use</text:p>
            </text:list-item>
            <text:list-item>
              <text:p text:style-name="P71">Buy items</text:p>
              <text:list>
                <text:list-item>
                  <text:p text:style-name="P71">4 common, 2 rare, 2 epic</text:p>
                </text:list-item>
              </text:list>
            </text:list-item>
            <text:list-item>
              <text:p text:style-name="P71"><text:soft-page-break/>Buy Relics</text:p>
              <text:list>
                <text:list-item>
                  <text:p text:style-name="P71">1 common, 1 rare, 1 epic</text:p>
                </text:list-item>
              </text:list>
            </text:list-item>
          </text:list>
        </text:list-item>
      </text:list>
      <text:list xml:id="list8166902000916380500" text:style-name="L59">
        <text:list-item>
          <text:p text:style-name="P72">Buy Consumables</text:p>
          <text:list>
            <text:list-item>
              <text:p text:style-name="P72">3 different options</text:p>
            </text:list-item>
          </text:list>
        </text:list-item>
      </text:list>
      <text:p text:style-name="P4"/>
      <text:p text:style-name="P4">New armor/items system</text:p>
      <text:list xml:id="list5379523297116916812" text:style-name="L60">
        <text:list-item>
          <text:p text:style-name="P73">All items have rarity: common, rare, epic</text:p>
        </text:list-item>
        <text:list-item>
          <text:p text:style-name="P73">All items have a 'slot' (weapon, feet, chest, ring, etc)</text:p>
        </text:list-item>
        <text:list-item>
          <text:p text:style-name="P73">Weapon slot items effect the damage of a character's 'strike' ability</text:p>
        </text:list-item>
        <text:list-item>
          <text:p text:style-name="P73">Item slots</text:p>
          <text:list>
            <text:list-item>
              <text:p text:style-name="P73">Head</text:p>
            </text:list-item>
            <text:list-item>
              <text:p text:style-name="P73">Shoulder</text:p>
            </text:list-item>
            <text:list-item>
              <text:p text:style-name="P73">Chest </text:p>
            </text:list-item>
            <text:list-item>
              <text:p text:style-name="P73">Belt</text:p>
            </text:list-item>
            <text:list-item>
              <text:p text:style-name="P73">Feet</text:p>
            </text:list-item>
            <text:list-item>
              <text:p text:style-name="P73">ring</text:p>
            </text:list-item>
            <text:list-item>
              <text:p text:style-name="P73">weapon</text:p>
            </text:list-item>
          </text:list>
        </text:list-item>
      </text:list>
      <text:p text:style-name="P4"/>
      <text:p text:style-name="P4">All defenders should innately know a defensive ability</text:p>
      <text:p text:style-name="P4">- Defend (gain 3 block) 2 AP, 0 CD</text:p>
      <text:p text:style-name="P4"/>
      <text:p text:style-name="P4">New warrior ability ideas</text:p>
      <text:p text:style-name="P4"/>
      <text:p text:style-name="P4">Get Down!: Move to a tile adjacent to an ally and give them 5 block</text:p>
      <text:p text:style-name="P4">Inspire</text:p>
      <text:p text:style-name="P4">Testudo: Move to an adjacent square. Gain 5 block</text:p>
      <text:p text:style-name="P4"/>
      <text:p text:style-name="P6">Defender Talent Tree Ideas</text:p>
      <text:p text:style-name="P6"/>
      <text:p text:style-name="P4">Warrior Ability Ideas</text:p>
      <text:list xml:id="list2231781466362322566" text:style-name="L61">
        <text:list-item>
          <text:p text:style-name="P74">Shield Slam: Deal damage to an enemy equal to your current block</text:p>
        </text:list-item>
        <text:list-item>
          <text:p text:style-name="P74">Blood Lust: Lose 3HP, gain 2AP</text:p>
        </text:list-item>
        <text:list-item>
          <text:p text:style-name="P74">Sky Dive: Teleport to a target position. Upon arrival, deal 3 damage and knockdown all adjacent characters.</text:p>
        </text:list-item>
        <text:list-item>
          <text:p text:style-name="P74">Whirlwind: Deal 5 damage to all adjacent characters</text:p>
        </text:list-item>
        <text:list-item>
          <text:p text:style-name="P74">Get Down!: Move to a tile within 2. Give all adjacent friendly characters +5 block Ap 2 CD 2</text:p>
        </text:list-item>
        <text:list-item>
          <text:p text:style-name="P74">Inspire</text:p>
        </text:list-item>
        <text:list-item>
          <text:p text:style-name="P74">Rallying Presence passive: At the end of turn, give adjacent allies +1 strength</text:p>
        </text:list-item>
      </text:list>
      <text:p text:style-name="P4"/>
      <table:table table:name="Table2" table:style-name="Table2">
        <table:table-column table:style-name="Table2.A" table:number-columns-repeated="3"/>
        <table:table-row>
          <table:table-cell table:style-name="Table2.A1" office:value-type="string">
            <text:p text:style-name="P32">Level</text:p>
          </table:table-cell>
          <table:table-cell table:style-name="Table2.A1" office:value-type="string">
            <text:p text:style-name="P32">Path of Rage</text:p>
          </table:table-cell>
          <table:table-cell table:style-name="Table2.C1" office:value-type="string">
            <text:p text:style-name="P32">Path of the Guardian</text:p>
          </table:table-cell>
        </table:table-row>
        <table:table-row>
          <table:table-cell table:style-name="Table2.A2" office:value-type="float" office:value="5">
            <text:p text:style-name="P32">5</text:p>
          </table:table-cell>
          <table:table-cell table:style-name="Table2.B2" office:value-type="string">
            <text:p text:style-name="P32"/>
          </table:table-cell>
          <table:table-cell table:style-name="Table2.C2" office:value-type="string">
            <text:p text:style-name="P32"/>
          </table:table-cell>
        </table:table-row>
        <table:table-row>
          <table:table-cell table:style-name="Table2.A2" office:value-type="float" office:value="3">
            <text:p text:style-name="P32">3</text:p>
          </table:table-cell>
          <table:table-cell table:style-name="Table2.B2" office:value-type="string">
            <text:p text:style-name="P32"/>
          </table:table-cell>
          <table:table-cell table:style-name="Table2.C2" office:value-type="string">
            <text:p text:style-name="P32"/>
          </table:table-cell>
        </table:table-row>
        <table:table-row>
          <table:table-cell table:style-name="Table2.A2" office:value-type="float" office:value="3">
            <text:p text:style-name="P32">3</text:p>
          </table:table-cell>
          <table:table-cell table:style-name="Table2.B2" office:value-type="string">
            <text:p text:style-name="P32">Enrage +2</text:p>
          </table:table-cell>
          <table:table-cell table:style-name="Table2.C2" office:value-type="string">
            <text:p text:style-name="P32">Rallying Presence</text:p>
          </table:table-cell>
        </table:table-row>
        <table:table-row>
          <table:table-cell table:style-name="Table2.A2" office:value-type="float" office:value="2">
            <text:p text:style-name="P32">2</text:p>
          </table:table-cell>
          <table:table-cell table:style-name="Table2.B2" office:value-type="string">
            <text:p text:style-name="P32">Blood Lust</text:p>
          </table:table-cell>
          <table:table-cell table:style-name="Table2.C2" office:value-type="string">
            <text:p text:style-name="P32">Guard</text:p>
          </table:table-cell>
        </table:table-row>
        <table:table-row>
          <table:table-cell table:style-name="Table2.A2" office:value-type="float" office:value="1">
            <text:p text:style-name="P32">1</text:p>
          </table:table-cell>
          <table:table-cell table:style-name="Table2.B2" office:value-type="string">
            <text:p text:style-name="P32">Whirlwind</text:p>
          </table:table-cell>
          <table:table-cell table:style-name="Table2.C2" office:value-type="string">
            <text:p text:style-name="P32">Get Down!</text:p>
          </table:table-cell>
        </table:table-row>
      </table:table>
      <text:p text:style-name="P4"/>
      <text:p text:style-name="P4">Priest Ability Ideas</text:p>
      <text:list xml:id="list1645236124764848675" text:style-name="L62">
        <text:list-item>
          <text:p text:style-name="P75">Curse: target character suffers -1 strength</text:p>
        </text:list-item>
        <text:list-item>
          <text:p text:style-name="P75">Sanctity: AP2: CD 4, Range 3: Remove poison, <text:s/>stunned, pinned, vulnerable and weak from a target ally</text:p>
        </text:list-item>
        <text:list-item>
          <text:p text:style-name="P75"><text:soft-page-break/>Bless: Give a friendly character +1 rune</text:p>
        </text:list-item>
        <text:list-item>
          <text:p text:style-name="P75">Beam of Light: Fire a beam of light that jumps randomly between adjacent characters, giving allies block damage allies. Jumps up to 5 times.</text:p>
        </text:list-item>
      </text:list>
      <text:p text:style-name="P4"/>
      <text:p text:style-name="P4"/>
      <table:table table:name="Table4" table:style-name="Table4">
        <table:table-column table:style-name="Table4.A" table:number-columns-repeated="3"/>
        <table:table-row>
          <table:table-cell table:style-name="Table4.A1" office:value-type="string">
            <text:p text:style-name="P32">Level</text:p>
          </table:table-cell>
          <table:table-cell table:style-name="Table4.A1" office:value-type="string">
            <text:p text:style-name="P32">Path of Shadows</text:p>
          </table:table-cell>
          <table:table-cell table:style-name="Table4.C1" office:value-type="string">
            <text:p text:style-name="P32">Path of Divinity</text:p>
          </table:table-cell>
        </table:table-row>
        <table:table-row>
          <table:table-cell table:style-name="Table4.A2" office:value-type="float" office:value="5">
            <text:p text:style-name="P32">5</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3">
            <text:p text:style-name="P32">3</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3">
            <text:p text:style-name="P32">3</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2">
            <text:p text:style-name="P32">2</text:p>
          </table:table-cell>
          <table:table-cell table:style-name="Table4.B2" office:value-type="string">
            <text:p text:style-name="P32">Nightmare</text:p>
          </table:table-cell>
          <table:table-cell table:style-name="Table4.C2" office:value-type="string">
            <text:p text:style-name="P32">Bless</text:p>
          </table:table-cell>
        </table:table-row>
        <table:table-row>
          <table:table-cell table:style-name="Table4.A2" office:value-type="float" office:value="1">
            <text:p text:style-name="P32">1</text:p>
          </table:table-cell>
          <table:table-cell table:style-name="Table4.B2" office:value-type="string">
            <text:p text:style-name="P32">Siphon Life</text:p>
          </table:table-cell>
          <table:table-cell table:style-name="Table4.C2" office:value-type="string">
            <text:p text:style-name="P32">Sanctity</text:p>
          </table:table-cell>
        </table:table-row>
      </table:table>
      <text:p text:style-name="P4"/>
      <text:p text:style-name="P4">Mage Ability Ideas</text:p>
      <text:list xml:id="list1771068892719311195" text:style-name="L63">
        <text:list-item>
          <text:p text:style-name="P76">Meteor</text:p>
        </text:list-item>
        <text:list-item>
          <text:p text:style-name="P76">Frostbolt</text:p>
        </text:list-item>
        <text:list-item>
          <text:p text:style-name="P76">Teleport</text:p>
        </text:list-item>
        <text:list-item>
          <text:p text:style-name="P76">Phase Shift: Swap positions with a target character.</text:p>
        </text:list-item>
        <text:list-item>
          <text:p text:style-name="P76">Dragon's breath: Deal 7 magic damage to all enemies in a line up to 3 tiles away</text:p>
        </text:list-item>
        <text:list-item>
          <text:p text:style-name="P76">Fire Nova: Deal 10 magic damage to all adjacent characters.</text:p>
        </text:list-item>
        <text:list-item>
          <text:p text:style-name="P76">Blizzard: Deal 3 damage and apply pinned to all enemies in a 3x3 area</text:p>
        </text:list-item>
        <text:list-item>
          <text:p text:style-name="P76">Magic atunement: Target an ally. For 1 turn, all damage they deal is considered magic damage.</text:p>
        </text:list-item>
        <text:list-item>
          <text:p text:style-name="P76">Frost Snap: Deal 5 damage to all adjacent characters and apply 1 pinned. If a character is already pinned, the damage is doubled.</text:p>
        </text:list-item>
      </text:list>
      <text:p text:style-name="P4"/>
      <text:p text:style-name="P4"/>
      <table:table table:name="Table3" table:style-name="Table3">
        <table:table-column table:style-name="Table3.A" table:number-columns-repeated="3"/>
        <table:table-row>
          <table:table-cell table:style-name="Table3.A1" office:value-type="string">
            <text:p text:style-name="P32">Level</text:p>
          </table:table-cell>
          <table:table-cell table:style-name="Table3.A1" office:value-type="string">
            <text:p text:style-name="P32">Path 1</text:p>
          </table:table-cell>
          <table:table-cell table:style-name="Table3.C1" office:value-type="string">
            <text:p text:style-name="P32">Path 2</text:p>
          </table:table-cell>
        </table:table-row>
        <table:table-row>
          <table:table-cell table:style-name="Table3.A2" office:value-type="float" office:value="5">
            <text:p text:style-name="P32">5</text:p>
          </table:table-cell>
          <table:table-cell table:style-name="Table3.B2" office:value-type="string">
            <text:p text:style-name="P32"/>
          </table:table-cell>
          <table:table-cell table:style-name="Table3.C2" office:value-type="string">
            <text:p text:style-name="P32"/>
          </table:table-cell>
        </table:table-row>
        <table:table-row>
          <table:table-cell table:style-name="Table3.A2" office:value-type="float" office:value="3">
            <text:p text:style-name="P32">3</text:p>
          </table:table-cell>
          <table:table-cell table:style-name="Table3.B2" office:value-type="string">
            <text:p text:style-name="P32"/>
          </table:table-cell>
          <table:table-cell table:style-name="Table3.C2" office:value-type="string">
            <text:p text:style-name="P32"/>
          </table:table-cell>
        </table:table-row>
        <table:table-row>
          <table:table-cell table:style-name="Table3.A2" office:value-type="float" office:value="3">
            <text:p text:style-name="P32">3</text:p>
          </table:table-cell>
          <table:table-cell table:style-name="Table3.B2" office:value-type="string">
            <text:p text:style-name="P32">Frost Nova</text:p>
          </table:table-cell>
          <table:table-cell table:style-name="Table3.C2" office:value-type="string">
            <text:p text:style-name="P32">Fire Nova</text:p>
          </table:table-cell>
        </table:table-row>
        <table:table-row>
          <table:table-cell table:style-name="Table3.A2" office:value-type="float" office:value="2">
            <text:p text:style-name="P32">2</text:p>
          </table:table-cell>
          <table:table-cell table:style-name="Table3.B2" office:value-type="string">
            <text:p text:style-name="P32">Teleport</text:p>
          </table:table-cell>
          <table:table-cell table:style-name="Table3.C2" office:value-type="string">
            <text:p text:style-name="P32">Phase Shift</text:p>
          </table:table-cell>
        </table:table-row>
        <table:table-row>
          <table:table-cell table:style-name="Table3.A2" office:value-type="float" office:value="1">
            <text:p text:style-name="P32">1</text:p>
          </table:table-cell>
          <table:table-cell table:style-name="Table3.B2" office:value-type="string">
            <text:p text:style-name="P32">Frost Bolt</text:p>
          </table:table-cell>
          <table:table-cell table:style-name="Table3.C2" office:value-type="string">
            <text:p text:style-name="P32">Meteor</text:p>
          </table:table-cell>
        </table:table-row>
      </table:table>
      <text:p text:style-name="P4"/>
      <text:p text:style-name="P4">Rogue Ability Ideas</text:p>
      <text:list xml:id="list8552515448078078194" text:style-name="L64">
        <text:list-item>
          <text:p text:style-name="P77">Stealth passive</text:p>
        </text:list-item>
        <text:list-item>
          <text:p text:style-name="P77">Chemical Reaction: Double a targets current poison</text:p>
        </text:list-item>
        <text:list-item>
          <text:p text:style-name="P77">Adrenaline: Gain +2 strength for 1 turn.</text:p>
        </text:list-item>
        <text:list-item>
          <text:p text:style-name="P77">Smoke Grenade: Give camoflage to all characters in a 3x3 area</text:p>
        </text:list-item>
        <text:list-item>
          <text:p text:style-name="P77">Momentum passive: Whenever this character kills an enemy, it gains max AP</text:p>
        </text:list-item>
        <text:list-item>
          <text:p text:style-name="P77">Preparation</text:p>
        </text:list-item>
        <text:list-item>
          <text:p text:style-name="P77">Poison Dart: Deal 3 damage and apply 2 poison.</text:p>
        </text:list-item>
        <text:list-item>
          <text:p text:style-name="P77">Caltrops: Cover an area in caltrops. Characters that move over the area take 5 physical damage.</text:p>
        </text:list-item>
        <text:list-item>
          <text:p text:style-name="P77">Slice and dice: Spend all your AP. Deal 3 damage to a target for each AP point spent.</text:p>
        </text:list-item>
        <text:list-item>
          <text:p text:style-name="P77">Accurate passive: This character ignores armor and physical resistance when attacking.</text:p>
        </text:list-item>
      </text:list>
      <text:p text:style-name="P4"/>
      <table:table table:name="Table1" table:style-name="Table1">
        <table:table-column table:style-name="Table1.A" table:number-columns-repeated="3"/>
        <table:table-row>
          <table:table-cell table:style-name="Table1.A1" office:value-type="string">
            <text:p text:style-name="P32">Level</text:p>
          </table:table-cell>
          <table:table-cell table:style-name="Table1.A1" office:value-type="string">
            <text:p text:style-name="P32">Path of Combat</text:p>
          </table:table-cell>
          <table:table-cell table:style-name="Table1.C1" office:value-type="string">
            <text:p text:style-name="P32">Path of Trickery</text:p>
          </table:table-cell>
        </table:table-row>
        <table:table-row>
          <table:table-cell table:style-name="Table1.A2" office:value-type="float" office:value="5">
            <text:p text:style-name="P32">5</text:p>
          </table:table-cell>
          <table:table-cell table:style-name="Table1.B2" office:value-type="string">
            <text:p text:style-name="P32">Slice n Dice</text:p>
          </table:table-cell>
          <table:table-cell table:style-name="Table1.C2" office:value-type="string">
            <text:p text:style-name="P32">Chemical Reaction</text:p>
          </table:table-cell>
        </table:table-row>
        <table:table-row>
          <table:table-cell table:style-name="Table1.A2" office:value-type="float" office:value="3">
            <text:p text:style-name="P32">3</text:p>
          </table:table-cell>
          <table:table-cell table:style-name="Table1.B2" office:value-type="string">
            <text:p text:style-name="P32">Accurate</text:p>
          </table:table-cell>
          <table:table-cell table:style-name="Table1.C2" office:value-type="string">
            <text:p text:style-name="P32">Stealth</text:p>
          </table:table-cell>
        </table:table-row>
        <text:soft-page-break/>
        <table:table-row>
          <table:table-cell table:style-name="Table1.A2" office:value-type="float" office:value="3">
            <text:p text:style-name="P32">3</text:p>
          </table:table-cell>
          <table:table-cell table:style-name="Table1.B2" office:value-type="string">
            <text:p text:style-name="P32"/>
          </table:table-cell>
          <table:table-cell table:style-name="Table1.C2" office:value-type="string">
            <text:p text:style-name="P32"/>
          </table:table-cell>
        </table:table-row>
        <table:table-row>
          <table:table-cell table:style-name="Table1.A2" office:value-type="float" office:value="2">
            <text:p text:style-name="P32">2</text:p>
          </table:table-cell>
          <table:table-cell table:style-name="Table1.B2" office:value-type="string">
            <text:p text:style-name="P32">Slice n Dice</text:p>
          </table:table-cell>
          <table:table-cell table:style-name="Table1.C2" office:value-type="string">
            <text:p text:style-name="P32">Chemical Reaction</text:p>
          </table:table-cell>
        </table:table-row>
        <table:table-row>
          <table:table-cell table:style-name="Table1.A2" office:value-type="float" office:value="1">
            <text:p text:style-name="P32">1</text:p>
          </table:table-cell>
          <table:table-cell table:style-name="Table1.B2" office:value-type="string">
            <text:p text:style-name="P32">Preparation</text:p>
          </table:table-cell>
          <table:table-cell table:style-name="Table1.C2" office:value-type="string">
            <text:p text:style-name="P32">Poison Dart</text:p>
          </table:table-cell>
        </table:table-row>
      </table:table>
      <text:p text:style-name="P4"/>
      <text:p text:style-name="P6"/>
      <text:p text:style-name="P6"/>
      <text:p text:style-name="P6">New Item List</text:p>
      <text:p text:style-name="P6"/>
      <table:table table:name="Table5" table:style-name="Table5">
        <table:table-column table:style-name="Table5.A" table:number-columns-repeated="3"/>
        <table:table-row>
          <table:table-cell table:style-name="Table5.A1" office:value-type="string">
            <text:p text:style-name="P32">Item Name</text:p>
          </table:table-cell>
          <table:table-cell table:style-name="Table5.A1" office:value-type="string">
            <text:p text:style-name="P32">Description </text:p>
          </table:table-cell>
          <table:table-cell table:style-name="Table5.C1" office:value-type="string">
            <text:p text:style-name="P32">Rarity</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Rusty Sword</text:p>
          </table:table-cell>
          <table:table-cell table:style-name="Table5.A2" office:value-type="string">
            <text:p text:style-name="P32">+1 strength</text:p>
          </table:table-cell>
          <table:table-cell table:style-name="Table5.C2" office:value-type="string">
            <text:p text:style-name="P32">Rare</text:p>
          </table:table-cell>
        </table:table-row>
        <table:table-row>
          <table:table-cell table:style-name="Table5.A2" office:value-type="string">
            <text:p text:style-name="P32">Crystal Fragment</text:p>
          </table:table-cell>
          <table:table-cell table:style-name="Table5.A2" office:value-type="string">
            <text:p text:style-name="P32">+1 energy</text:p>
          </table:table-cell>
          <table:table-cell table:style-name="Table5.C2" office:value-type="string">
            <text:p text:style-name="P32">Rare</text:p>
          </table:table-cell>
        </table:table-row>
        <table:table-row>
          <table:table-cell table:style-name="Table5.A2" office:value-type="string">
            <text:p text:style-name="P32">Elven Slippers</text:p>
          </table:table-cell>
          <table:table-cell table:style-name="Table5.A2" office:value-type="string">
            <text:p text:style-name="P32">+1 mobility</text:p>
          </table:table-cell>
          <table:table-cell table:style-name="Table5.C2" office:value-type="string">
            <text:p text:style-name="P32">Rare</text:p>
          </table:table-cell>
        </table:table-row>
        <table:table-row>
          <table:table-cell table:style-name="Table5.A2" office:value-type="string">
            <text:p text:style-name="P32">Champion Belt</text:p>
          </table:table-cell>
          <table:table-cell table:style-name="Table5.A2" office:value-type="string">
            <text:p text:style-name="P32">+1 dexterity</text:p>
          </table:table-cell>
          <table:table-cell table:style-name="Table5.C2" office:value-type="string">
            <text:p text:style-name="P32">Rare</text:p>
          </table:table-cell>
        </table:table-row>
        <table:table-row>
          <table:table-cell table:style-name="Table5.A2" office:value-type="string">
            <text:p text:style-name="P32">Simple Shield</text:p>
          </table:table-cell>
          <table:table-cell table:style-name="Table5.A2" office:value-type="string">
            <text:p text:style-name="P32">+2 Cautious</text:p>
          </table:table-cell>
          <table:table-cell table:style-name="Table5.C2" office:value-type="string">
            <text:p text:style-name="P32">Common</text:p>
          </table:table-cell>
        </table:table-row>
        <table:table-row>
          <table:table-cell table:style-name="Table5.A2" office:value-type="string">
            <text:p text:style-name="P32">Acid Vial</text:p>
          </table:table-cell>
          <table:table-cell table:style-name="Table5.A2" office:value-type="string">
            <text:p text:style-name="P32">Poisonous</text:p>
          </table:table-cell>
          <table:table-cell table:style-name="Table5.C2" office:value-type="string">
            <text:p text:style-name="P32">Epic</text:p>
          </table:table-cell>
        </table:table-row>
        <table:table-row>
          <table:table-cell table:style-name="Table5.A2" office:value-type="string">
            <text:p text:style-name="P32">Organic Carrot</text:p>
          </table:table-cell>
          <table:table-cell table:style-name="Table5.A2" office:value-type="string">
            <text:p text:style-name="P32">+10 Max HP</text:p>
          </table:table-cell>
          <table:table-cell table:style-name="Table5.C2" office:value-type="string">
            <text:p text:style-name="P32">Common</text:p>
          </table:table-cell>
        </table:table-row>
        <table:table-row>
          <table:table-cell table:style-name="Table5.A2" office:value-type="string">
            <text:p text:style-name="P32">Copper Ring</text:p>
          </table:table-cell>
          <table:table-cell table:style-name="Table5.A2" office:value-type="string">
            <text:p text:style-name="P32">+2 Max AP</text:p>
          </table:table-cell>
          <table:table-cell table:style-name="Table5.C2" office:value-type="string">
            <text:p text:style-name="P32">Common</text:p>
          </table:table-cell>
        </table:table-row>
        <table:table-row>
          <table:table-cell table:style-name="Table5.A2" office:value-type="string">
            <text:p text:style-name="P32">Dwarven Runestone</text:p>
          </table:table-cell>
          <table:table-cell table:style-name="Table5.A2" office:value-type="string">
            <text:p text:style-name="P32">+ Start combat with 1 barrier</text:p>
          </table:table-cell>
          <table:table-cell table:style-name="Table5.C2" office:value-type="string">
            <text:p text:style-name="P32">Common</text:p>
          </table:table-cell>
        </table:table-row>
        <table:table-row>
          <table:table-cell table:style-name="Table5.A2" office:value-type="string">
            <text:p text:style-name="P32">Copper Plate</text:p>
          </table:table-cell>
          <table:table-cell table:style-name="Table5.A2" office:value-type="string">
            <text:p text:style-name="P32">+ start combat with 5 block</text:p>
          </table:table-cell>
          <table:table-cell table:style-name="Table5.C2" office:value-type="string">
            <text:p text:style-name="P32">Common</text:p>
          </table:table-cell>
        </table:table-row>
        <table:table-row>
          <table:table-cell table:style-name="Table5.A2" office:value-type="string">
            <text:p text:style-name="P32">Elven Cloak</text:p>
          </table:table-cell>
          <table:table-cell table:style-name="Table5.A2" office:value-type="string">
            <text:p text:style-name="P32">Stealth</text:p>
          </table:table-cell>
          <table:table-cell table:style-name="Table5.C2" office:value-type="string">
            <text:p text:style-name="P32">Epic</text:p>
          </table:table-cell>
        </table:table-row>
        <table:table-row>
          <table:table-cell table:style-name="Table5.A2" office:value-type="string">
            <text:p text:style-name="P32">Ghillie Suit</text:p>
          </table:table-cell>
          <table:table-cell table:style-name="Table5.A2" office:value-type="string">
            <text:p text:style-name="P32">Gain camoflage at the start of combat</text:p>
          </table:table-cell>
          <table:table-cell table:style-name="Table5.C2" office:value-type="string">
            <text:p text:style-name="P32">Rare</text:p>
          </table:table-cell>
        </table:table-row>
        <table:table-row>
          <table:table-cell table:style-name="Table5.A2" office:value-type="string">
            <text:p text:style-name="P32">Orcish War Paint</text:p>
          </table:table-cell>
          <table:table-cell table:style-name="Table5.A2" office:value-type="string">
            <text:p text:style-name="P32">+1 Enrage</text:p>
          </table:table-cell>
          <table:table-cell table:style-name="Table5.C2" office:value-type="string">
            <text:p text:style-name="P32">Common</text:p>
          </table:table-cell>
        </table:table-row>
        <table:table-row>
          <table:table-cell table:style-name="Table5.A2" office:value-type="string">
            <text:p text:style-name="P32">Steroids</text:p>
          </table:table-cell>
          <table:table-cell table:style-name="Table5.A2" office:value-type="string">
            <text:p text:style-name="P32">+1 Growing</text:p>
          </table:table-cell>
          <table:table-cell table:style-name="Table5.C2" office:value-type="string">
            <text:p text:style-name="P32">Epic</text:p>
          </table:table-cell>
        </table:table-row>
        <table:table-row>
          <table:table-cell table:style-name="Table5.A2" office:value-type="string">
            <text:p text:style-name="P32">Spiked Carapace</text:p>
          </table:table-cell>
          <table:table-cell table:style-name="Table5.A2" office:value-type="string">
            <text:p text:style-name="P32">+1 Thorns</text:p>
          </table:table-cell>
          <table:table-cell table:style-name="Table5.C2" office:value-type="string">
            <text:p text:style-name="P32">Common</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Cocaine</text:p>
          </table:table-cell>
          <table:table-cell table:style-name="Table5.A2" office:value-type="string">
            <text:p text:style-name="P32">Start combat with +2 AP</text:p>
          </table:table-cell>
          <table:table-cell table:style-name="Table5.C2" office:value-type="string">
            <text:p text:style-name="P32">Common</text:p>
          </table:table-cell>
        </table:table-row>
        <table:table-row>
          <table:table-cell table:style-name="Table5.A2" office:value-type="string">
            <text:p text:style-name="P32">Troll Blood Vial</text:p>
          </table:table-cell>
          <table:table-cell table:style-name="Table5.A2" office:value-type="string">
            <text:p text:style-name="P32">+3 strength</text:p>
          </table:table-cell>
          <table:table-cell table:style-name="Table5.C2" office:value-type="string">
            <text:p text:style-name="P32">Epic</text:p>
          </table:table-cell>
        </table:table-row>
        <table:table-row>
          <table:table-cell table:style-name="Table5.A2" office:value-type="string">
            <text:p text:style-name="P32">Vaccine</text:p>
          </table:table-cell>
          <table:table-cell table:style-name="Table5.A2" office:value-type="string">
            <text:p text:style-name="P32">Poison Immune</text:p>
          </table:table-cell>
          <table:table-cell table:style-name="Table5.C2" office:value-type="string">
            <text:p text:style-name="P32">Common</text:p>
          </table:table-cell>
        </table:table-row>
        <table:table-row>
          <table:table-cell table:style-name="Table5.A2" office:value-type="string">
            <text:p text:style-name="P32">Mithril Vest</text:p>
          </table:table-cell>
          <table:table-cell table:style-name="Table5.A2" office:value-type="string">
            <text:p text:style-name="P32">+3 Dexterity</text:p>
          </table:table-cell>
          <table:table-cell table:style-name="Table5.C2" office:value-type="string">
            <text:p text:style-name="P32">Epic</text:p>
          </table:table-cell>
        </table:table-row>
        <table:table-row>
          <table:table-cell table:style-name="Table5.A2" office:value-type="string">
            <text:p text:style-name="P32">Ninja Boots</text:p>
          </table:table-cell>
          <table:table-cell table:style-name="Table5.A2" office:value-type="string">
            <text:p text:style-name="P32">+2 Mobility</text:p>
          </table:table-cell>
          <table:table-cell table:style-name="Table5.C2" office:value-type="string">
            <text:p text:style-name="P32">Epic</text:p>
          </table:table-cell>
        </table:table-row>
        <table:table-row>
          <table:table-cell table:style-name="Table5.A2" office:value-type="string">
            <text:p text:style-name="P32">Reaper Scythe</text:p>
          </table:table-cell>
          <table:table-cell table:style-name="Table5.A2" office:value-type="string">
            <text:p text:style-name="P32">+1 melee range</text:p>
          </table:table-cell>
          <table:table-cell table:style-name="Table5.C2" office:value-type="string">
            <text:p text:style-name="P32">Rare</text:p>
          </table:table-cell>
        </table:table-row>
        <table:table-row>
          <table:table-cell table:style-name="Table5.A2" office:value-type="string">
            <text:p text:style-name="P32">Emerald Amulet</text:p>
          </table:table-cell>
          <table:table-cell table:style-name="Table5.A2" office:value-type="string">
            <text:p text:style-name="P32">+3 Adaptive </text:p>
          </table:table-cell>
          <table:table-cell table:style-name="Table5.C2" office:value-type="string">
            <text:p text:style-name="P32">Common</text:p>
          </table:table-cell>
        </table:table-row>
        <table:table-row>
          <table:table-cell table:style-name="Table5.A2" office:value-type="string">
            <text:p text:style-name="P32">Explorer's Hat</text:p>
          </table:table-cell>
          <table:table-cell table:style-name="Table5.A2" office:value-type="string">
            <text:p text:style-name="P32">+1 Rune</text:p>
          </table:table-cell>
          <table:table-cell table:style-name="Table5.C2" office:value-type="string">
            <text:p text:style-name="P32">Rare</text:p>
          </table:table-cell>
        </table:table-row>
        <table:table-row>
          <table:table-cell table:style-name="Table5.A2" office:value-type="string">
            <text:p text:style-name="P32">Cursed Robe</text:p>
          </table:table-cell>
          <table:table-cell table:style-name="Table5.A2" office:value-type="string">
            <text:p text:style-name="P32">+1 Hateful Presence</text:p>
          </table:table-cell>
          <table:table-cell table:style-name="Table5.C2" office:value-type="string">
            <text:p text:style-name="P32">epic</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ext:soft-page-break/>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
      <text:p text:style-name="P4"/>
      <text:p text:style-name="P5"/>
      <text:p text:style-name="P6">New Relic List</text:p>
      <text:p text:style-name="P6"/>
      <table:table table:name="Table6" table:style-name="Table6">
        <table:table-column table:style-name="Table6.A" table:number-columns-repeated="3"/>
        <table:table-row>
          <table:table-cell table:style-name="Table6.A1" office:value-type="string">
            <text:p text:style-name="P32">Name</text:p>
          </table:table-cell>
          <table:table-cell table:style-name="Table6.A1" office:value-type="string">
            <text:p text:style-name="P32">Description</text:p>
          </table:table-cell>
          <table:table-cell table:style-name="Table6.C1" office:value-type="string">
            <text:p text:style-name="P32">Rarity</text:p>
          </table:table-cell>
        </table:table-row>
        <table:table-row>
          <table:table-cell table:style-name="Table6.A2" office:value-type="string">
            <text:p text:style-name="P32">Wind Up Boots</text:p>
          </table:table-cell>
          <table:table-cell table:style-name="Table6.A2" office:value-type="string">
            <text:p text:style-name="P14">Your characters gain +1 mobility during the first turn of combat</text:p>
          </table:table-cell>
          <table:table-cell table:style-name="Table6.C2" office:value-type="string">
            <text:p text:style-name="P32">Common</text:p>
          </table:table-cell>
        </table:table-row>
        <table:table-row>
          <table:table-cell table:style-name="Table6.A2" office:value-type="string">
            <text:p text:style-name="P32">Bendy Spoon</text:p>
          </table:table-cell>
          <table:table-cell table:style-name="Table6.A2" office:value-type="string">
            <text:p text:style-name="P14">Your characters start combat with +2 max AP</text:p>
          </table:table-cell>
          <table:table-cell table:style-name="Table6.C2" office:value-type="string">
            <text:p text:style-name="P32">Epic</text:p>
          </table:table-cell>
        </table:table-row>
        <table:table-row>
          <table:table-cell table:style-name="Table6.A2" office:value-type="string">
            <text:p text:style-name="P32">Shuriken</text:p>
          </table:table-cell>
          <table:table-cell table:style-name="Table6.A2" office:value-type="string">
            <text:p text:style-name="P14">Your characters start combat with +1 strength</text:p>
          </table:table-cell>
          <table:table-cell table:style-name="Table6.C2" office:value-type="string">
            <text:p text:style-name="P32">Rare</text:p>
          </table:table-cell>
        </table:table-row>
        <table:table-row>
          <table:table-cell table:style-name="Table6.A2" office:value-type="string">
            <text:p text:style-name="P32">Champion Belt</text:p>
          </table:table-cell>
          <table:table-cell table:style-name="Table6.A2" office:value-type="string">
            <text:p text:style-name="P14">Your characters start combat with +1 dexterity</text:p>
          </table:table-cell>
          <table:table-cell table:style-name="Table6.C2" office:value-type="string">
            <text:p text:style-name="P32">Rare</text:p>
          </table:table-cell>
        </table:table-row>
        <table:table-row>
          <table:table-cell table:style-name="Table6.A2" office:value-type="string">
            <text:p text:style-name="P32">Coffee Dripper</text:p>
          </table:table-cell>
          <table:table-cell table:style-name="Table6.A2" office:value-type="string">
            <text:p text:style-name="P14">Your characters start combat with +1 energy</text:p>
          </table:table-cell>
          <table:table-cell table:style-name="Table6.C2" office:value-type="string">
            <text:p text:style-name="P32">Rare</text:p>
          </table:table-cell>
        </table:table-row>
        <table:table-row>
          <table:table-cell table:style-name="Table6.A2" office:value-type="string">
            <text:p text:style-name="P32">Crown Of Kings</text:p>
          </table:table-cell>
          <table:table-cell table:style-name="Table6.A2" office:value-type="string">
            <text:p text:style-name="P14">If a character ends it turn with max AP, it gains +1 strength</text:p>
          </table:table-cell>
          <table:table-cell table:style-name="Table6.C2" office:value-type="string">
            <text:p text:style-name="P32">Common</text:p>
          </table:table-cell>
        </table:table-row>
        <table:table-row>
          <table:table-cell table:style-name="Table6.A2" office:value-type="string">
            <text:p text:style-name="P32">Energy Biscuit</text:p>
          </table:table-cell>
          <table:table-cell table:style-name="Table6.A2" office:value-type="string">
            <text:p text:style-name="P32">Your characters start combat with +2 AP</text:p>
          </table:table-cell>
          <table:table-cell table:style-name="Table6.C2" office:value-type="string">
            <text:p text:style-name="P32">Common</text:p>
          </table:table-cell>
        </table:table-row>
        <table:table-row>
          <table:table-cell table:style-name="Table6.A2" office:value-type="string">
            <text:p text:style-name="P32">Blacksmith Pliers</text:p>
          </table:table-cell>
          <table:table-cell table:style-name="Table6.A2" office:value-type="string">
            <text:p text:style-name="P32">Your characters start combat with +6 block</text:p>
          </table:table-cell>
          <table:table-cell table:style-name="Table6.C2" office:value-type="string">
            <text:p text:style-name="P32">Common</text:p>
          </table:table-cell>
        </table:table-row>
        <table:table-row>
          <table:table-cell table:style-name="Table6.A2" office:value-type="string">
            <text:p text:style-name="P32">Snake Ring</text:p>
          </table:table-cell>
          <table:table-cell table:style-name="Table6.A2" office:value-type="string">
            <text:p text:style-name="P32">Character's that end their turn on a grass tile gain +1 strength</text:p>
          </table:table-cell>
          <table:table-cell table:style-name="Table6.C2" office:value-type="string">
            <text:p text:style-name="P32">Common</text:p>
          </table:table-cell>
        </table:table-row>
        <table:table-row>
          <table:table-cell table:style-name="Table6.A2" office:value-type="string">
            <text:p text:style-name="P32">Comfy Pillow</text:p>
          </table:table-cell>
          <table:table-cell table:style-name="Table6.A2" office:value-type="string">
            <text:p text:style-name="P32">Resting at a camp site now restores 1000% HP</text:p>
          </table:table-cell>
          <table:table-cell table:style-name="Table6.C2" office:value-type="string">
            <text:p text:style-name="P32">Common</text:p>
          </table:table-cell>
        </table:table-row>
        <table:table-row>
          <table:table-cell table:style-name="Table6.A2" office:value-type="string">
            <text:p text:style-name="P32">Kettle Bell</text:p>
          </table:table-cell>
          <table:table-cell table:style-name="Table6.A2" office:value-type="string">
            <text:p text:style-name="P32">Training at a rest site now grants +2 levels</text:p>
          </table:table-cell>
          <table:table-cell table:style-name="Table6.C2" office:value-type="string">
            <text:p text:style-name="P32">Common</text:p>
          </table:table-cell>
        </table:table-row>
        <table:table-row>
          <table:table-cell table:style-name="Table6.A2" office:value-type="string">
            <text:p text:style-name="P32">Soul Stone Amulet</text:p>
          </table:table-cell>
          <table:table-cell table:style-name="Table6.A2" office:value-type="string">
            <text:p text:style-name="P32">Dead characters revive with 1 HP on combat start</text:p>
          </table:table-cell>
          <table:table-cell table:style-name="Table6.C2" office:value-type="string">
            <text:p text:style-name="P32">Rare</text:p>
          </table:table-cell>
        </table:table-row>
        <table:table-row>
          <table:table-cell table:style-name="Table6.A2" office:value-type="string">
            <text:p text:style-name="P32">Calipers</text:p>
          </table:table-cell>
          <table:table-cell table:style-name="Table6.A2" office:value-type="string">
            <text:p text:style-name="P32">Armor decreases by 10 on turn start, instead of being removed</text:p>
          </table:table-cell>
          <table:table-cell table:style-name="Table6.C2" office:value-type="string">
            <text:p text:style-name="P32">Epic</text:p>
          </table:table-cell>
        </table:table-row>
        <table:table-row>
          <table:table-cell table:style-name="Table6.A2" office:value-type="string">
            <text:p text:style-name="P32">Wing Boots</text:p>
          </table:table-cell>
          <table:table-cell table:style-name="Table6.A2" office:value-type="string">
            <text:p text:style-name="P32">You may ignore pathing when chosing a hexagon to travel to</text:p>
          </table:table-cell>
          <table:table-cell table:style-name="Table6.C2" office:value-type="string">
            <text:p text:style-name="P32">Epic</text:p>
          </table:table-cell>
        </table:table-row>
        <text:soft-page-break/>
        <table:table-row>
          <table:table-cell table:style-name="Table6.A2" office:value-type="string">
            <text:p text:style-name="P32">Ferryman Token</text:p>
          </table:table-cell>
          <table:table-cell table:style-name="Table6.A2" office:value-type="string">
            <text:p text:style-name="P32">On pickup, gain 300 gold</text:p>
          </table:table-cell>
          <table:table-cell table:style-name="Table6.C2" office:value-type="string">
            <text:p text:style-name="P32">Epic</text:p>
          </table:table-cell>
        </table:table-row>
        <table:table-row>
          <table:table-cell table:style-name="Table6.A2" office:value-type="string">
            <text:p text:style-name="P32">Ice Cream</text:p>
          </table:table-cell>
          <table:table-cell table:style-name="Table6.A2" office:value-type="string">
            <text:p text:style-name="P32">On pickup, all characters gain +1 level</text:p>
          </table:table-cell>
          <table:table-cell table:style-name="Table6.C2" office:value-type="string">
            <text:p text:style-name="P32">Rare </text:p>
          </table:table-cell>
        </table:table-row>
        <table:table-row>
          <table:table-cell table:style-name="Table6.A2" office:value-type="string">
            <text:p text:style-name="P32">Yummy Mushroom</text:p>
          </table:table-cell>
          <table:table-cell table:style-name="Table6.A2" office:value-type="string">
            <text:p text:style-name="P32">On pickup, all characters gain +15 max hp.</text:p>
          </table:table-cell>
          <table:table-cell table:style-name="Table6.C2" office:value-type="string">
            <text:p text:style-name="P32">Common</text:p>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
      <text:list xml:id="list43761767" text:continue-list="list8442720260253897874" text:style-name="L3">
        <text:list-item>
          <text:p text:style-name="P85">Artifact Ideas</text:p>
          <text:list>
            <text:list-item>
              <text:p text:style-name="P85">All gold gains are increased by 50%</text:p>
            </text:list-item>
            <text:list-item>
              <text:p text:style-name="P85">On pick up, gain 300 gold</text:p>
            </text:list-item>
            <text:list-item>
              <text:p text:style-name="P85">All characters immediately gain 1 level</text:p>
            </text:list-item>
            <text:list-item>
              <text:p text:style-name="P85">All xp gains are increased by 50%</text:p>
            </text:list-item>
            <text:list-item>
              <text:p text:style-name="P85">Your characters gain +1 mobility during the first turn of combat</text:p>
            </text:list-item>
            <text:list-item>
              <text:p text:style-name="P85">The drop chance of rare items is tripled.</text:p>
            </text:list-item>
            <text:list-item>
              <text:p text:style-name="P85">All characters start combat with +1 energy and +1 max AP</text:p>
            </text:list-item>
            <text:list-item>
              <text:p text:style-name="P85">All characters start combat with +1 strength</text:p>
            </text:list-item>
            <text:list-item>
              <text:p text:style-name="P85">All characters start combat with +1 dexterity</text:p>
            </text:list-item>
            <text:list-item>
              <text:p text:style-name="P85">If a character ends it turn with max AP, it gains +2 strength</text:p>
            </text:list-item>
            <text:list-item>
              <text:p text:style-name="P85">All characters start each combat with 6 block</text:p>
            </text:list-item>
            <text:list-item>
              <text:p text:style-name="P85">At the the start of combat, dead characters are revived at 1hp.</text:p>
            </text:list-item>
            <text:list-item>
              <text:p text:style-name="P85">At the start of combat, all characters gain +2 AP</text:p>
            </text:list-item>
            <text:list-item>
              <text:p text:style-name="P85">Enemies in elite encounters start combat at 75% Hp.</text:p>
            </text:list-item>
            <text:list-item>
              <text:p text:style-name="P85">Resting at a camp site now restores 50% hp</text:p>
            </text:list-item>
            <text:list-item>
              <text:p text:style-name="P85">On pickup, increase the max HP of all characters by 15</text:p>
            </text:list-item>
            <text:list-item>
              <text:p text:style-name="P85">If a character is at 100% HP, it starts combat with +1 energy</text:p>
            </text:list-item>
            <text:list-item>
              <text:p text:style-name="P85">Characters that end their turn on a grass tile gain +5 block</text:p>
            </text:list-item>
            <text:list-item>
              <text:p text:style-name="P85">Characters that end their turn on a grass tile gain +1 strength</text:p>
            </text:list-item>
            <text:list-item>
              <text:p text:style-name="P85">Training at a rest site now grants +2 levels</text:p>
            </text:list-item>
            <text:list-item>
              <text:p text:style-name="P85">You can remove curses at rest sites</text:p>
            </text:list-item>
            <text:list-item>
              <text:p text:style-name="P85">combat events drop an additional item reward</text:p>
            </text:list-item>
            <text:list-item>
              <text:p text:style-name="P85"><text:soft-page-break/>when adding items to your inventory, you may gain +10 gold instead</text:p>
            </text:list-item>
            <text:list-item>
              <text:p text:style-name="P85">you can now gain strength at rest sites</text:p>
            </text:list-item>
            <text:list-item>
              <text:p text:style-name="P85">you can now gain energy at rest sites</text:p>
            </text:list-item>
            <text:list-item>
              <text:p text:style-name="P85">you can now gain dexterity at rest sites</text:p>
            </text:list-item>
            <text:list-item>
              <text:p text:style-name="P85">you can now dig for artifacts at camp sites</text:p>
            </text:list-item>
            <text:list-item>
              <text:p text:style-name="P85">block no longer expires at the start of turn</text:p>
            </text:list-item>
            <text:list-item>
              <text:p text:style-name="P85">you may ignore paths when choosing an encounter to travel to </text:p>
            </text:list-item>
          </text:list>
        </text:list-item>
      </text:list>
      <text:p text:style-name="P14">New Artifact Ideas</text:p>
      <text:list xml:id="list2495297968538836466" text:style-name="L65">
        <text:list-item>
          <text:p text:style-name="P96">Your characters gain +1 initiative on the first turn</text:p>
        </text:list-item>
        <text:list-item>
          <text:p text:style-name="P96">While a character has less then 50% life, it has +3 strength and wisdom</text:p>
        </text:list-item>
        <text:list-item>
          <text:p text:style-name="P96">Elite enemies start combat with 20% less life</text:p>
        </text:list-item>
        <text:list-item>
          <text:p text:style-name="P96"/>
        </text:list-item>
      </text:list>
      <text:p text:style-name="P14"/>
      <text:p text:style-name="P11">Consumables Ideas</text:p>
      <table:table table:name="Table7" table:style-name="Table7">
        <table:table-column table:style-name="Table7.A" table:number-columns-repeated="3"/>
        <table:table-row>
          <table:table-cell table:style-name="Table7.A1" office:value-type="string">
            <text:p text:style-name="P33">Name</text:p>
          </table:table-cell>
          <table:table-cell table:style-name="Table7.A1" office:value-type="string">
            <text:p text:style-name="P33">Description</text:p>
          </table:table-cell>
          <table:table-cell table:style-name="Table7.C1"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Deal 20 damage </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Deal 10 damage to all characters in a 3x3 area</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Give all characters +1 strength this combat</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
      <text:p text:style-name="P14"/>
      <text:p text:style-name="P14"/>
      <text:p text:style-name="P11">New Class Ideas (8/25/19)</text:p>
      <text:p text:style-name="P14">Class Titles/archetypes</text:p>
      <text:list xml:id="list6978240851470393558" text:style-name="L66">
        <text:list-item>
          <text:p text:style-name="P97">Engineer</text:p>
        </text:list-item>
        <text:list-item>
          <text:p text:style-name="P97">Warlock</text:p>
        </text:list-item>
        <text:list-item>
          <text:p text:style-name="P97"><text:soft-page-break/>Necromancer</text:p>
        </text:list-item>
        <text:list-item>
          <text:p text:style-name="P97">Druid</text:p>
        </text:list-item>
        <text:list-item>
          <text:p text:style-name="P97">Shaman</text:p>
        </text:list-item>
        <text:list-item>
          <text:p text:style-name="P97">Paladin</text:p>
        </text:list-item>
        <text:list-item>
          <text:p text:style-name="P97">Ranger</text:p>
        </text:list-item>
        <text:list-item>
          <text:p text:style-name="P97">Summoner</text:p>
        </text:list-item>
        <text:list-item>
          <text:p text:style-name="P97">Death Knight</text:p>
        </text:list-item>
        <text:list-item>
          <text:p text:style-name="P97">Monk</text:p>
        </text:list-item>
        <text:list-item>
          <text:p text:style-name="P97"/>
        </text:list-item>
      </text:list>
      <text:p text:style-name="P11"/>
      <text:p text:style-name="P11">Engineer</text:p>
      <text:p text:style-name="P14">Description</text:p>
      <text:p text:style-name="P14">Deals damage with shotgun and explosive attacks. Summons turrets and mechanical contraptions to fight and support the team.</text:p>
      <text:p text:style-name="P14">Ability Ideas</text:p>
      <text:list xml:id="list8221779775039593354" text:style-name="L67">
        <text:list-item>
          <text:p text:style-name="P98">Shotgun Blast</text:p>
          <text:list>
            <text:list-item>
              <text:p text:style-name="P98">AP 0, CD 1, Range 1: Deal low damage and knock a target back 1 tile</text:p>
            </text:list-item>
            <text:list-item>
              <text:p text:style-name="P98">AP 0, CD 1, Range 3: Deal low damage. If the target is adjacent, deal double damage (or apply knock down)</text:p>
            </text:list-item>
          </text:list>
        </text:list-item>
      </text:list>
      <text:list xml:id="list6580446505342579901" text:style-name="L68">
        <text:list-item>
          <text:p text:style-name="P99">Protective Drone</text:p>
          <text:list>
            <text:list-item>
              <text:p text:style-name="P99">AP 2, CD 2, Range 3: Give an ally 8 block</text:p>
            </text:list-item>
          </text:list>
        </text:list-item>
      </text:list>
      <text:list xml:id="list3805939345975118738" text:style-name="L69">
        <text:list-item>
          <text:p text:style-name="P100">Frag Grenade</text:p>
          <text:list>
            <text:list-item>
              <text:p text:style-name="P100">AP 3, CD 3 Range 2: Deal 7 damage to all characters in a 3x3 area</text:p>
            </text:list-item>
          </text:list>
        </text:list-item>
      </text:list>
      <text:list xml:id="list6066482343359870533" text:style-name="L70">
        <text:list-item>
          <text:p text:style-name="P101">Flash Bang Grenade</text:p>
          <text:list>
            <text:list-item>
              <text:p text:style-name="P101">AP 3, CD 3 Range 2: Apply knockdown to all characters in a 3x3 area</text:p>
            </text:list-item>
          </text:list>
        </text:list-item>
      </text:list>
      <text:p text:style-name="P11">Shaman</text:p>
      <text:p text:style-name="P14">Hybrid melee, spell caster, support.</text:p>
      <text:p text:style-name="P14">Ability Ideas</text:p>
      <text:list xml:id="list5055826222279676423" text:style-name="L71">
        <text:list-item>
          <text:p text:style-name="P102">Chain lightning</text:p>
          <text:list>
            <text:list-item>
              <text:p text:style-name="P102"><text:soft-page-break/>AP 3, CD 2, range 2: Deal 3 magic damage to an enemy. Jumps to adjacent enemies up to 3 more times.</text:p>
            </text:list-item>
          </text:list>
        </text:list-item>
      </text:list>
      <text:list xml:id="list754201860579775422" text:style-name="L72">
        <text:list-item>
          <text:p text:style-name="P103">Primal Rage</text:p>
          <text:list>
            <text:list-item>
              <text:p text:style-name="P103">AP 1, CD 3, range 2: Give a friendly character +3 strength for one turn.</text:p>
            </text:list-item>
          </text:list>
        </text:list-item>
      </text:list>
      <text:list xml:id="list6924853981587573868" text:style-name="L73">
        <text:list-item>
          <text:p text:style-name="P104">Lightning Shield</text:p>
          <text:list>
            <text:list-item>
              <text:p text:style-name="P104">AP 2, CD 2, Range 3: For one turn, whenever a target ally is attacked, it deals 3 magic damage back to its attacker.</text:p>
            </text:list-item>
          </text:list>
        </text:list-item>
      </text:list>
      <text:list xml:id="list948373804327738252" text:style-name="L74">
        <text:list-item>
          <text:p text:style-name="P105">Smash</text:p>
          <text:list>
            <text:list-item>
              <text:p text:style-name="P105">AP 0/1/2, CD 1, Range Melee: Deal 4 physical damage and knock the target back 1 tile</text:p>
            </text:list-item>
          </text:list>
        </text:list-item>
        <text:list-item>
          <text:p text:style-name="P105">Electrical Discharge</text:p>
          <text:list>
            <text:list-item>
              <text:p text:style-name="P105">AP 3, CD 2 Deal 5 magic damage to adjacent enemies, and grant 5 block to adjacent allies</text:p>
            </text:list-item>
          </text:list>
        </text:list-item>
      </text:list>
      <text:list xml:id="list6469074318063726374" text:style-name="L75">
        <text:list-item>
          <text:p text:style-name="P106">Primal Blast</text:p>
          <text:list>
            <text:list-item>
              <text:p text:style-name="P106">AP1: CD 3, Range 2: Deal 3 magic damage and 3 physical damage to a target</text:p>
            </text:list-item>
          </text:list>
        </text:list-item>
        <text:list-item>
          <text:p text:style-name="P106">Shattering Blow</text:p>
          <text:list>
            <text:list-item>
              <text:p text:style-name="P106">Remove a targets block, then deal 5 physical damage.</text:p>
            </text:list-item>
          </text:list>
        </text:list-item>
      </text:list>
      <text:list xml:id="list1988177381873484382" text:style-name="L76">
        <text:list-item>
          <text:p text:style-name="P107">Spirit Guardian</text:p>
          <text:list>
            <text:list-item>
              <text:p text:style-name="P107">AP 3, CD 4, range 2: Give a target +8 block and 1 rune</text:p>
            </text:list-item>
          </text:list>
        </text:list-item>
      </text:list>
      <text:list xml:id="list8782639879762049182" text:style-name="L77">
        <text:list-item>
          <text:p text:style-name="P108">Surge</text:p>
          <text:list>
            <text:list-item>
              <text:p text:style-name="P108">AP 3, CD 4, range 2: Target ally gains AP equal to their max AP.</text:p>
            </text:list-item>
          </text:list>
        </text:list-item>
      </text:list>
      <text:list xml:id="list4440852049509773154" text:style-name="L78">
        <text:list-item>
          <text:p text:style-name="P109">Passive ideas</text:p>
          <text:list>
            <text:list-item>
              <text:p text:style-name="P109">Chain lightning grants you armor for the amount of damage it deals</text:p>
            </text:list-item>
            <text:list-item>
              <text:p text:style-name="P109">Thick of the fight: on turn end, gain +2 AP if an enemy is in your melee range</text:p>
            </text:list-item>
            <text:list-item>
              <text:p text:style-name="P109">On turn end, give a random adjacent ally a either +1 strength, energy, dexterity or mobility (chosen randomoly)</text:p>
            </text:list-item>
            <text:list-item>
              <text:p text:style-name="P109">Lightning shield also grants +6 block</text:p>
            </text:list-item>
            <text:list-item>
              <text:p text:style-name="P109">Follow Up: When you knock a target back with Smash, move to their previous position.</text:p>
            </text:list-item>
            <text:list-item>
              <text:p text:style-name="P109">On turn end, give a random adjacent ally 1 rune</text:p>
            </text:list-item>
          </text:list>
        </text:list-item>
      </text:list>
      <text:p text:style-name="P14"/>
      <text:p text:style-name="P14">Starting abilities</text:p>
      <text:list xml:id="list2054375339354320196" text:style-name="L79">
        <text:list-item>
          <text:p text:style-name="P110"><text:soft-page-break/>Smash</text:p>
        </text:list-item>
        <text:list-item>
          <text:p text:style-name="P110">Lightning Shield OR </text:p>
        </text:list-item>
        <text:list-item>
          <text:p text:style-name="P110">Thick Of The Fight (passive)</text:p>
        </text:list-item>
      </text:list>
      <text:p text:style-name="P14">Talents</text:p>
      <text:p text:style-name="P14">Tier 1</text:p>
      <text:list xml:id="list7933568076093905747" text:style-name="L80">
        <text:list-item>
          <text:p text:style-name="P111">Electrical Discharge</text:p>
        </text:list-item>
        <text:list-item>
          <text:p text:style-name="P111">Chain Lightning</text:p>
        </text:list-item>
      </text:list>
      <text:p text:style-name="P14">Tier 2</text:p>
      <text:list xml:id="list7984989275859607620" text:style-name="L81">
        <text:list-item>
          <text:p text:style-name="P112">Primal Rage</text:p>
        </text:list-item>
        <text:list-item>
          <text:p text:style-name="P112">Primal Blast</text:p>
        </text:list-item>
      </text:list>
      <text:p text:style-name="P14">Tier 3</text:p>
      <text:list xml:id="list747268787670136602" text:style-name="L82">
        <text:list-item>
          <text:p text:style-name="P113">Spirit Guardian</text:p>
        </text:list-item>
        <text:list-item>
          <text:p text:style-name="P113">Surge</text:p>
        </text:list-item>
      </text:list>
      <text:p text:style-name="P11">Ranger</text:p>
      <text:p text:style-name="P14">Ability Ideas</text:p>
      <text:list xml:id="list43753372" text:continue-list="list5055826222279676423" text:style-name="L71">
        <text:list-item>
          <text:p text:style-name="P102">Forest Medicine</text:p>
          <text:list>
            <text:list-item>
              <text:p text:style-name="P102">AP 3, CD 3, range 3: Give an ally 8 block. Removes poison.</text:p>
            </text:list-item>
          </text:list>
        </text:list-item>
      </text:list>
      <text:list xml:id="list1453085487006483501" text:style-name="L83">
        <text:list-item>
          <text:p text:style-name="P114">Snipe</text:p>
          <text:list>
            <text:list-item>
              <text:p text:style-name="P114">AP 2: CD 1, range 7: Deal 2 damage to a target</text:p>
            </text:list-item>
          </text:list>
        </text:list-item>
      </text:list>
      <text:list xml:id="list2804859649985079321" text:style-name="L84">
        <text:list-item>
          <text:p text:style-name="P115">Impaling Bolt</text:p>
          <text:list>
            <text:list-item>
              <text:p text:style-name="P115">AP 3: CD 3, range 2: Deal 5 damage to a target and knock back 3 tiles.. if the target collides with another character, it takes another 5 damage and is knocked down</text:p>
            </text:list-item>
          </text:list>
        </text:list-item>
      </text:list>
      <text:p text:style-name="P11">Warlock</text:p>
      <text:p text:style-name="P14">Ability Ideas</text:p>
      <text:list xml:id="list43761355" text:continue-list="list43753372" text:style-name="L71">
        <text:list-item>
          <text:p text:style-name="P102">Corruption</text:p>
          <text:list>
            <text:list-item>
              <text:p text:style-name="P102">AP 0, CD 1, range 3: Apply 1 poison to a target</text:p>
            </text:list-item>
          </text:list>
        </text:list-item>
      </text:list>
      <text:list xml:id="list4537498078211539360" text:style-name="L85">
        <text:list-item>
          <text:p text:style-name="P116">Soul Drain</text:p>
          <text:list>
            <text:list-item>
              <text:p text:style-name="P116">AP2:CD 3, range 2: Apply 1 weakened and 1 vulnerable to a target.</text:p>
            </text:list-item>
          </text:list>
        </text:list-item>
      </text:list>
      <text:list xml:id="list3962418605584177598" text:style-name="L86">
        <text:list-item>
          <text:p text:style-name="P117">Chaos Bolt</text:p>
          <text:list>
            <text:list-item>
              <text:p text:style-name="P117"><text:soft-page-break/>AP 3: CD 3, range 3: Deal 6 magic damage and apply knockdown</text:p>
            </text:list-item>
          </text:list>
        </text:list-item>
      </text:list>
      <text:list xml:id="list7394824458067671217" text:style-name="L87">
        <text:list-item>
          <text:p text:style-name="P118">Hex</text:p>
          <text:list>
            <text:list-item>
              <text:p text:style-name="P118">AP 2: CD 3: Range 2: Target suffers -1 strength, energy, mobility and dexterity for 1 turn.</text:p>
            </text:list-item>
            <text:list-item>
              <text:p text:style-name="P118">Apply 2 'Weaken' to a target</text:p>
            </text:list-item>
          </text:list>
        </text:list-item>
      </text:list>
      <text:list xml:id="list8489973517499037373" text:style-name="L88">
        <text:list-item>
          <text:p text:style-name="P119">Blight</text:p>
          <text:list>
            <text:list-item>
              <text:p text:style-name="P119">Appl 2 'Vulnerable' to a target</text:p>
            </text:list-item>
          </text:list>
        </text:list-item>
      </text:list>
      <text:list xml:id="list8844407879465669591" text:style-name="L89">
        <text:list-item>
          <text:p text:style-name="P120">Life Leech</text:p>
          <text:list>
            <text:list-item>
              <text:p text:style-name="P120">Deal 5 damage to an enemy: Gain block equal to the damage dealt.</text:p>
            </text:list-item>
          </text:list>
        </text:list-item>
      </text:list>
      <text:list xml:id="list3213942415755499584" text:style-name="L90">
        <text:list-item>
          <text:p text:style-name="P121">Hellfire</text:p>
          <text:list>
            <text:list-item>
              <text:p text:style-name="P121">AP 0, CD 1, range 0: Lose 3HP. Deal 6 magic damage to all adjacent characters</text:p>
            </text:list-item>
          </text:list>
        </text:list-item>
      </text:list>
      <text:list xml:id="list2997892528294643118" text:style-name="L91">
        <text:list-item>
          <text:p text:style-name="P122">Blood Lust</text:p>
          <text:list>
            <text:list-item>
              <text:p text:style-name="P122">AP 0, CD 1, r 0: Lose 3hp, Gain +2 AP</text:p>
            </text:list-item>
            <text:list-item>
              <text:p text:style-name="P122">ability could be on the same talent tree tier as hellfire</text:p>
            </text:list-item>
          </text:list>
        </text:list-item>
      </text:list>
      <text:list xml:id="list4225144956284000347" text:style-name="L92">
        <text:list-item>
          <text:p text:style-name="P123">Demonic Speed</text:p>
          <text:list>
            <text:list-item>
              <text:p text:style-name="P123">give an ally +1 mobility for one turn</text:p>
            </text:list-item>
          </text:list>
        </text:list-item>
      </text:list>
      <text:list xml:id="list8502068622014424174" text:style-name="L93">
        <text:list-item>
          <text:p text:style-name="P124">Energy Leech</text:p>
          <text:list>
            <text:list-item>
              <text:p text:style-name="P124">Target character suffers -2AP. Gain +2 AP</text:p>
            </text:list-item>
          </text:list>
        </text:list-item>
      </text:list>
      <text:list xml:id="list9053713666853547190" text:style-name="L94">
        <text:list-item>
          <text:p text:style-name="P125">Wither</text:p>
          <text:list>
            <text:list-item>
              <text:p text:style-name="P125">Target character suffers magic vulnerablility and physical vulnerability for one turn</text:p>
            </text:list-item>
          </text:list>
        </text:list-item>
      </text:list>
      <text:p text:style-name="P14">- </text:p>
      <text:p text:style-name="P14"/>
      <text:p text:style-name="P14"/>
      <text:p text:style-name="P14"/>
      <text:p text:style-name="P11">Massive gameplay change ideas</text:p>
      <text:p text:style-name="P13">New turn system</text:p>
      <text:list xml:id="list5615110652962703089" text:style-name="L95">
        <text:list-item>
          <text:p text:style-name="P126">Turn/activation order similar to Divinity: Original Sin system</text:p>
        </text:list-item>
        <text:list-item>
          <text:p text:style-name="P126">All characters take their turns in relation to the initiative stat</text:p>
        </text:list-item>
        <text:list-item>
          <text:p text:style-name="P126">At the start of each turn sequence, each characters randomly generates a number between 1-3 + their initiative stat</text:p>
        </text:list-item>
        <text:list-item>
          <text:p text:style-name="P126"><text:soft-page-break/>each character then takes their turn in order of who's initiative roll was highest</text:p>
        </text:list-item>
      </text:list>
      <text:p text:style-name="P14"/>
      <text:p text:style-name="P11">Combat and gameplay change ideas 15/9/19</text:p>
      <text:p text:style-name="P14">New Combat mechanic ideas</text:p>
      <text:list xml:id="list8596199353627194150" text:style-name="L96">
        <text:list-item>
          <text:p text:style-name="P127">Flanking</text:p>
          <text:list>
            <text:list-item>
              <text:p text:style-name="P127">characters that are flanked take 50% extra damage from melee attacks. </text:p>
            </text:list-item>
            <text:list-item>
              <text:p text:style-name="P127">A character is flanked if it has at least 1 enemy in its front arc, and at least 1 character in its side arc (alsoo maybe not adjacent to an ally)</text:p>
            </text:list-item>
          </text:list>
        </text:list-item>
      </text:list>
      <text:list xml:id="list2822038009193688223" text:style-name="L97">
        <text:list-item>
          <text:p text:style-name="P128">Front and back arcs</text:p>
          <text:list>
            <text:list-item>
              <text:p text:style-name="P128">characters have front and back arcs</text:p>
            </text:list-item>
            <text:list-item>
              <text:p text:style-name="P128">attacks made against a character in their back arc deal 50% bonus damage</text:p>
            </text:list-item>
            <text:list-item>
              <text:p text:style-name="P128">attacking a character in their back arc has certain benefits, and certain abilities may have extra effects applied, <text:s/>e.g.</text:p>
              <text:list>
                <text:list-item>
                  <text:p text:style-name="P128">Deal extra damage </text:p>
                </text:list-item>
                <text:list-item>
                  <text:p text:style-name="P128">knock back</text:p>
                </text:list-item>
                <text:list-item>
                  <text:p text:style-name="P128">apply vulnerable, etc</text:p>
                </text:list-item>
              </text:list>
            </text:list-item>
          </text:list>
        </text:list-item>
      </text:list>
      <text:list xml:id="list941440398696776259" text:style-name="L98">
        <text:list-item>
          <text:p text:style-name="P129">front/back arcs may tie into updates and changes to the passive traits e.g.</text:p>
          <text:list>
            <text:list-item>
              <text:p text:style-name="P129">360 vision: This character has no back arc</text:p>
            </text:list-item>
            <text:list-item>
              <text:p text:style-name="P129">Phalanx: This character cannot be flanked</text:p>
            </text:list-item>
          </text:list>
        </text:list-item>
      </text:list>
      <text:list xml:id="list7459217234253036035" text:style-name="L99">
        <text:list-item>
          <text:p text:style-name="P130">Free Strike</text:p>
          <text:list>
            <text:list-item>
              <text:p text:style-name="P130">If a character moves out of the melee range AND front arc of an enemy, that enemy takes a free melee strike against them.</text:p>
            </text:list-item>
            <text:list-item>
              <text:p text:style-name="P130">Should all characters be able to do this? Or just characters with a certain trait(oppurtunist)?</text:p>
            </text:list-item>
          </text:list>
        </text:list-item>
      </text:list>
      <text:p text:style-name="P14"/>
      <text:p text:style-name="P14">New Attack/strike system ideas</text:p>
      <text:list xml:id="list2909946683296013850" text:style-name="L100">
        <text:list-item>
          <text:p text:style-name="P131">The ability 'strike' is replaced by a melee attack that all characters can do</text:p>
        </text:list-item>
        <text:list-item>
          <text:p text:style-name="P131">Strike deals damage equal to the weapons damage value (if a character has no weapon, they deal 3 damage as an 'unarmed' attack. Most enemies will not have a weapon)</text:p>
        </text:list-item>
        <text:list-item>
          <text:p text:style-name="P131">Strike ability button is removed. Striking is done by left clicking an enemy character within melee range</text:p>
        </text:list-item>
        <text:list-item>
          <text:p text:style-name="P131"><text:soft-page-break/>the new strike system ties in with updates to the item system and other abilities</text:p>
          <text:list>
            <text:list-item>
              <text:p text:style-name="P131">some items will be 'weapon' items, which a character can equipt in its weapon slot.</text:p>
            </text:list-item>
            <text:list-item>
              <text:p text:style-name="P131">Abilities that are of type 'melee attack' will add the damage value from the weapon to its final damage value.</text:p>
            </text:list-item>
            <text:list-item>
              <text:p text:style-name="P131"/>
            </text:list-item>
          </text:list>
        </text:list-item>
      </text:list>
      <text:p text:style-name="P14">New move ability change ideas</text:p>
      <text:list xml:id="list1864278705723606808" text:style-name="L101">
        <text:list-item>
          <text:p text:style-name="P132">the 'move' ability button is removed. Instead, player moves a character by selecting that character, then left clicking on a valid tile to move to</text:p>
        </text:list-item>
        <text:list-item>
          <text:p text:style-name="P132">selecting a character will automatically highlight available move tiles</text:p>
        </text:list-item>
      </text:list>
      <text:p text:style-name="P14">Ability Changes and updates</text:p>
      <text:list xml:id="list5545273633179448320" text:style-name="L102">
        <text:list-item>
          <text:p text:style-name="P133">Abilities have types (Attack, Skill, Power)</text:p>
        </text:list-item>
        <text:list-item>
          <text:p text:style-name="P133">Implement some interactions with these different types e.g.</text:p>
          <text:list>
            <text:list-item>
              <text:p text:style-name="P133">Item Staff of Rah: your skill abilities cost 1 less</text:p>
            </text:list-item>
            <text:list-item>
              <text:p text:style-name="P133">Enemy Passive: Whenever an enemy uses a skill, gain +1 strength.</text:p>
            </text:list-item>
            <text:list-item>
              <text:p text:style-name="P133">Relic: The first attack by each character in combat costs 0 AP.</text:p>
            </text:list-item>
          </text:list>
        </text:list-item>
      </text:list>
      <text:p text:style-name="P14">New Tiles/ Objects on tiles system</text:p>
      <text:list xml:id="list7499634964488900041" text:style-name="L103">
        <text:list-item>
          <text:p text:style-name="P134">Create new effects/objects/things to lay ontop of tiles</text:p>
        </text:list-item>
        <text:list-item>
          <text:p text:style-name="P134">these things could be created when the level is created, or be created by character abilities and effects.</text:p>
          <text:list>
            <text:list-item>
              <text:p text:style-name="P134">A tile could be lit on fire for one turn or permanently, causing characters that move over it to take magic damage</text:p>
            </text:list-item>
            <text:list-item>
              <text:p text:style-name="P134">a tile could have a poison puddle placed on it, causing characters that move over it to gain +1 poison</text:p>
            </text:list-item>
            <text:list-item>
              <text:p text:style-name="P134">obstructions could be placed, preventing movement through and onto the tile</text:p>
            </text:list-item>
          </text:list>
        </text:list-item>
      </text:list>
      <text:list xml:id="list3461034225926586406" text:style-name="L104">
        <text:list-item>
          <text:p text:style-name="P135">New Tile type ideas</text:p>
          <text:list>
            <text:list-item>
              <text:p text:style-name="P135">Tree: Prevent movement onto and through this tile</text:p>
            </text:list-item>
            <text:list-item>
              <text:p text:style-name="P135">Debris/rubble/rock: Characters that end their turn on rubble gain +3 block</text:p>
            </text:list-item>
            <text:list-item>
              <text:p text:style-name="P135">Elevation/Hill/Grassy Knoll: Ranged attacks made from elevation deal 50% bonus damage</text:p>
            </text:list-item>
            <text:list-item>
              <text:p text:style-name="P135">Mana pool/energy pool: Characters that end their turn on an energy tile gain +2 AP.</text:p>
            </text:list-item>
          </text:list>
        </text:list-item>
      </text:list>
      <text:p text:style-name="P11">Character abilities changes/updates</text:p>
      <text:list xml:id="list2236285670021075042" text:style-name="L105">
        <text:list-item>
          <text:p text:style-name="P136"><text:soft-page-break/>characters now start the game the 3 neutral abilities, AND 3 class abilities (instead of 2)</text:p>
        </text:list-item>
        <text:list-item>
          <text:p text:style-name="P136">characters maybe should not start with a passive trait. Instead, the first talents in the tree's could be passives</text:p>
        </text:list-item>
      </text:list>
      <text:p text:style-name="P17"/>
      <text:p text:style-name="P14">Warrior changes and updates</text:p>
      <text:list xml:id="list7758218639835352252" text:style-name="L106">
        <text:list-item>
          <text:p text:style-name="P137">Abilities </text:p>
          <text:list>
            <text:list-item>
              <text:list>
                <text:list-item>
                  <text:p text:style-name="P137">Charge: AP 3, CD 4, Range 3: Charge towards a target character. At the end of the movement, deal 5 damage and apply 1 vulnerable to the target.</text:p>
                </text:list-item>
                <text:list-item>
                  <text:p text:style-name="P137">Challenging Shout: Taunt all enemies in your melee range, forcing them to target you on their next turn.</text:p>
                </text:list-item>
                <text:list-item>
                  <text:p text:style-name="P137">Inspire: AP 0, CD 1, Range 2: Give a target +1 strength.</text:p>
                </text:list-item>
                <text:list-item>
                  <text:p text:style-name="P137">Shield Wall: For one turn, all damage taken is reduced to 1. (maybe this could be a talent that improves challenging shout.</text:p>
                </text:list-item>
              </text:list>
            </text:list-item>
          </text:list>
        </text:list-item>
      </text:list>
      <text:list xml:id="list1854884924105046696" text:style-name="L107">
        <text:list-item>
          <text:p text:style-name="P138">Starting Passive trait ideas</text:p>
          <text:list>
            <text:list-item>
              <text:p text:style-name="P138">Leadership: On turn end, give adjacent allies +3 block</text:p>
            </text:list-item>
            <text:list-item>
              <text:p text:style-name="P138">Cautious: On turn end, if you have no block, gain +6 block</text:p>
            </text:list-item>
          </text:list>
        </text:list-item>
      </text:list>
      <text:p text:style-name="P14">RANDOM GAME IDEA</text:p>
      <text:list xml:id="list5450644475906239063" text:style-name="L108">
        <text:list-item>
          <text:p text:style-name="P139">Characters that die cannot be healed/revived at a rest site. They respawn at 50% life at the end of a chapter</text:p>
        </text:list-item>
        <text:list-item>
          <text:p text:style-name="P139">Relic idea: You can ressurect characters at rest sites</text:p>
        </text:list-item>
      </text:list>
      <text:p text:style-name="P14">Talent Ideas</text:p>
      <text:list xml:id="list500445704128587462" text:style-name="L109">
        <text:list-item>
          <text:p text:style-name="P140">New Abilities</text:p>
          <text:list>
            <text:list-item>
              <text:p text:style-name="P140">Get Down! ( 2 AP, CD 3, Range 2) Y1</text:p>
            </text:list-item>
            <text:list-item>
              <text:p text:style-name="P140">Blood Lust (0 Ap, CD 1): Lose 3hp, Gain +2 AP Y1</text:p>
            </text:list-item>
            <text:list-item>
              <text:p text:style-name="P140">Shield Slam (Deal damage equal to your current armor), and knock the target back 1 tile (ON A LATER TIER MYABE)</text:p>
            </text:list-item>
          </text:list>
        </text:list-item>
      </text:list>
      <text:list xml:id="list8980307993599946997" text:style-name="L110">
        <text:list-item>
          <text:p text:style-name="P141">Ability Upgrades</text:p>
          <text:list>
            <text:list-item>
              <text:p text:style-name="P141">Inspire also grants the target +1 wisdom and +1 dexterity Y1</text:p>
            </text:list-item>
            <text:list-item>
              <text:p text:style-name="P141">Whirlwind applies 1 exposed and 1 exhausted Y1</text:p>
            </text:list-item>
            <text:list-item>
              <text:p text:style-name="P141">Increase the range of 'Charge' by 1. Reduce its cooldown and AP cost to 2</text:p>
            </text:list-item>
            <text:list-item>
              <text:p text:style-name="P141">Charge costs 0 AP and applies 1 exhausted. </text:p>
            </text:list-item>
          </text:list>
        </text:list-item>
        <text:list-item>
          <text:p text:style-name="P141"><text:soft-page-break/>New Traits</text:p>
          <text:list>
            <text:list-item>
              <text:p text:style-name="P141">Berserk +2 Y1</text:p>
            </text:list-item>
            <text:list-item>
              <text:p text:style-name="P141">+2 Physical Resistance, +2 magical damage</text:p>
            </text:list-item>
            <text:list-item>
              <text:p text:style-name="P141">Protector(on turn end, give adjacent allies +3 block) <text:s/>Y1</text:p>
            </text:list-item>
            <text:list-item>
              <text:p text:style-name="P141">Block does not expire activation start. Y1</text:p>
            </text:list-item>
          </text:list>
        </text:list-item>
      </text:list>
      <text:list xml:id="list9198547108879772766" text:style-name="L111">
        <text:list-header>
          <text:p text:style-name="P142"/>
        </text:list-header>
      </text:list>
      <text:p text:style-name="P14">Rogue changes and updates</text:p>
      <text:list xml:id="list7027362177944184301" text:style-name="L112">
        <text:list-item>
          <text:p text:style-name="P143">Talent ideas</text:p>
          <text:list>
            <text:list-item>
              <text:p text:style-name="P143">Ability Upgrades</text:p>
              <text:list>
                <text:list-item>
                  <text:p text:style-name="P143">Triple Strike: Deal 3 damage three times. Replaces twin Strike. Y</text:p>
                </text:list-item>
                <text:list-item>
                  <text:p text:style-name="P143">Reduce the cooldown Dash to 1. During your dash movement, you are immune to free strikes.</text:p>
                </text:list-item>
                <text:list-item>
                  <text:p text:style-name="P143">Dash now grants +5 block</text:p>
                </text:list-item>
                <text:list-item>
                  <text:p text:style-name="P143">At the end of a dash movement, deal 3 physical damage to all adjacent enemies</text:p>
                </text:list-item>
                <text:list-item>
                  <text:p text:style-name="P143">At the end of a dash movement, apply 1 poison to all adjacent enemies </text:p>
                </text:list-item>
                <text:list-item>
                  <text:p text:style-name="P143">Dash grants +2 strength on the turn it is used Y1</text:p>
                </text:list-item>
                <text:list-item>
                  <text:p text:style-name="P143">Reduce the cooldown of prepartion to 1</text:p>
                </text:list-item>
                <text:list-item>
                  <text:p text:style-name="P143">Your next attack after using dash has +3 strength</text:p>
                </text:list-item>
                <text:list-item>
                  <text:p text:style-name="P143">The next ability used after preparation is not set on cooldown</text:p>
                </text:list-item>
                <text:list-item>
                  <text:p text:style-name="P143">Preparation reduces the cooldown of your other abilities by 1 Y1</text:p>
                </text:list-item>
                <text:list-item>
                  <text:p text:style-name="P143">Preparation grants +2 strength on the activation it is used</text:p>
                </text:list-item>
              </text:list>
            </text:list-item>
            <text:list-item>
              <text:p text:style-name="P143">New Traits</text:p>
              <text:list>
                <text:list-item>
                  <text:p text:style-name="P143">Stealth Y1</text:p>
                </text:list-item>
                <text:list-item>
                  <text:p text:style-name="P143">Slippery (immune to free strikes)</text:p>
                </text:list-item>
                <text:list-item>
                  <text:p text:style-name="P143">Accurate(your melee attacks ignore armor) Y</text:p>
                </text:list-item>
                <text:list-item>
                  <text:p text:style-name="P143">Backstabber: Back strikes increase damage by 100% instead of 50%</text:p>
                </text:list-item>
                <text:list-item>
                  <text:p text:style-name="P143">Whenever you apply poison, apply 1 additional stack Y1</text:p>
                </text:list-item>
                <text:list-item>
                  <text:p text:style-name="P143"/>
                </text:list-item>
              </text:list>
            </text:list-item>
          </text:list>
        </text:list-item>
      </text:list>
      <text:list xml:id="list5726325558717933105" text:style-name="L113">
        <text:list-item>
          <text:p text:style-name="P144"><text:soft-page-break/>New Abilities</text:p>
          <text:list>
            <text:list-item>
              <text:p text:style-name="P144">Poison Dart (Ap 2, CD 0, Range 3) Deal 3 physical damage and apply 1 poison Y1</text:p>
            </text:list-item>
            <text:list-item>
              <text:p text:style-name="P144">Slice And Dice (CD 4): Spend all your AP, Deal 3 physical damage to an enemy for each point spent Y1</text:p>
            </text:list-item>
            <text:list-item>
              <text:p text:style-name="P144">Cheap Shot( Ap 3, CD 4, Range melee) Melee attack for 5 physical damage and apply 2 Y exhausted</text:p>
            </text:list-item>
            <text:list-item>
              <text:p text:style-name="P144">Chemical Reaction (Ap 2, CD 3, Range 1): Double a targets poison (on a later tree tier maybe)</text:p>
            </text:list-item>
          </text:list>
        </text:list-item>
      </text:list>
      <text:p text:style-name="P14">Mage changes and updates</text:p>
      <text:list xml:id="list1707598806133183623" text:style-name="L114">
        <text:list-item>
          <text:p text:style-name="P145">Talents</text:p>
          <text:list>
            <text:list-item>
              <text:p text:style-name="P145">Ability Upgrades</text:p>
              <text:list>
                <text:list-item>
                  <text:p text:style-name="P145">Reduce the CD of frostbolt to 2. Reduce the AP cost to 0.</text:p>
                </text:list-item>
                <text:list-item>
                  <text:p text:style-name="P145">Reduce the cost and CD of telekinesis by 1.</text:p>
                </text:list-item>
                <text:list-item>
                  <text:p text:style-name="P145">Increase the range of telekinesis by 1, Telekinesis can now place a character up to 2 tiles away.</text:p>
                </text:list-item>
                <text:list-item>
                  <text:p text:style-name="P145">Fireball creates a flame surface on the targets tile</text:p>
                </text:list-item>
                <text:list-item>
                  <text:p text:style-name="P145">Using Fireball increases the damage of subsequent Fireballs <text:s/>by 1.Lasts until the end of combat</text:p>
                </text:list-item>
                <text:list-item>
                  <text:p text:style-name="P145">Using Fireball increases the damage of subsequent Fireballs against that target by 1. Y1</text:p>
                </text:list-item>
                <text:list-item>
                  <text:p text:style-name="P145">Whenever you apply pinned, apply 1 exhausted and exposed.</text:p>
                </text:list-item>
                <text:list-item>
                  <text:p text:style-name="P145">Increase the range of Telekinesis by 1. Reduce its cooldown to 1 Y1</text:p>
                </text:list-item>
              </text:list>
            </text:list-item>
          </text:list>
        </text:list-item>
      </text:list>
      <text:list xml:id="list7851671077455682096" text:style-name="L115">
        <text:list-item>
          <text:p text:style-name="P146">New Traits</text:p>
          <text:list>
            <text:list-item>
              <text:p text:style-name="P146">Whenever you apply pinned, gain +1 wisdom</text:p>
            </text:list-item>
            <text:list-item>
              <text:p text:style-name="P146">Fiery Presence: On activation end, deal 3 magic damage to all adjacent enemies</text:p>
            </text:list-item>
            <text:list-item>
              <text:p text:style-name="P146">Your skill abilities have +1 range</text:p>
            </text:list-item>
            <text:list-item>
              <text:p text:style-name="P146">Your ranged attack abilities have +1 range</text:p>
            </text:list-item>
          </text:list>
        </text:list-item>
      </text:list>
      <text:p text:style-name="P14"/>
      <text:list xml:id="list7293743137171376521" text:style-name="L116">
        <text:list-item>
          <text:p text:style-name="P147">New Abilities</text:p>
          <text:list>
            <text:list-item>
              <text:p text:style-name="P147">Fire Nova: Deal 5 magic damage to all adjacent enemies and apply 1 weakened</text:p>
            </text:list-item>
            <text:list-item>
              <text:p text:style-name="P147">Frost Nova: Deal 4 magic damage and apply 1 pinned to all adjacent enemies Y1</text:p>
            </text:list-item>
            <text:list-item>
              <text:p text:style-name="P147"><text:soft-page-break/>Teleport: </text:p>
            </text:list-item>
            <text:list-item>
              <text:p text:style-name="P147">Phase Shift Y1</text:p>
            </text:list-item>
          </text:list>
        </text:list-item>
      </text:list>
      <text:p text:style-name="P14"/>
      <text:p text:style-name="P14"><text:tab/></text:p>
      <text:p text:style-name="P14">Priest changes and updates</text:p>
      <text:list xml:id="list5496450392298964375" text:style-name="L117">
        <text:list-item>
          <text:p text:style-name="P148">Talents</text:p>
          <text:list>
            <text:list-item>
              <text:p text:style-name="P148">Ability Upgrades</text:p>
              <text:list>
                <text:list-item>
                  <text:p text:style-name="P148">Invigorate grants +1 mobility until the end of target's next activation Y1</text:p>
                </text:list-item>
                <text:list-item>
                  <text:p text:style-name="P148">Invigorate grants +1 initiative <text:s/></text:p>
                </text:list-item>
                <text:list-item>
                  <text:p text:style-name="P148">Invigorate grants +5 block</text:p>
                </text:list-item>
                <text:list-item>
                  <text:p text:style-name="P148">Reduce the CD of Invigorate to 1,</text:p>
                </text:list-item>
                <text:list-item>
                  <text:p text:style-name="P148">Increase the range, damage and armor granted by Holy Fire by 1. Y1</text:p>
                </text:list-item>
                <text:list-item>
                  <text:p text:style-name="P148">Reduce the cooldown of Chaos Bolt to 2. Chaos Bolt now applies 1 'Exhausted'</text:p>
                </text:list-item>
                <text:list-item>
                  <text:p text:style-name="P148">Invigorating Aura also grants +3 block to adjacent allies Y</text:p>
                </text:list-item>
              </text:list>
            </text:list-item>
          </text:list>
        </text:list-item>
        <text:list-item>
          <text:p text:style-name="P148">New Traits</text:p>
          <text:list>
            <text:list-item>
              <text:p text:style-name="P148">Fiery Presence: On Activation end, deal 3 magic damage to all adjacent enemies Y1</text:p>
            </text:list-item>
            <text:list-item>
              <text:p text:style-name="P148">Guardian Presence: On activation end, give adjacent allies +3 block Y1</text:p>
            </text:list-item>
            <text:list-item>
              <text:p text:style-name="P148">Whenever you are attacked in melee, gain +1 wisdom</text:p>
            </text:list-item>
            <text:list-item>
              <text:p text:style-name="P148">Vindication: Whenever an adjacent ally loses HP, that ally gains +3 block</text:p>
            </text:list-item>
            <text:list-item>
              <text:p text:style-name="P148">Calculated Burst: On Activation end, If you did not take any movement actions, gain +1 mobility</text:p>
            </text:list-item>
          </text:list>
        </text:list-item>
      </text:list>
      <text:p text:style-name="P14"/>
      <text:list xml:id="list43779058" text:continue-numbering="true" text:style-name="L117">
        <text:list-item>
          <text:p text:style-name="P148">New Abilities</text:p>
          <text:list>
            <text:list-item>
              <text:p text:style-name="P148">Bless: Give an ally +1 Rune (Ap 1, CD 2, Range 2) Y1</text:p>
            </text:list-item>
            <text:list-item>
              <text:p text:style-name="P148">Nightmare: Apply 1 sleep (Ap 1, CD 3, Range 3) Y1</text:p>
            </text:list-item>
          </text:list>
        </text:list-item>
      </text:list>
      <text:p text:style-name="P14"/>
      <text:p text:style-name="P14">New item ideas</text:p>
      <text:list xml:id="list3953969273268517157" text:style-name="L118">
        <text:list-item>
          <text:p text:style-name="P149">Staff of Rah: Your skill abilities cost 1 less AP (but not less then 1)</text:p>
        </text:list-item>
      </text:list>
      <text:p text:style-name="P14"/>
      <text:p text:style-name="P14"><text:soft-page-break/>Play Test Notes 16/9/2019</text:p>
      <text:list xml:id="list4336412010928490104" text:style-name="L119">
        <text:list-item>
          <text:p text:style-name="P150">bug: charge can still be performed when pinned</text:p>
        </text:list-item>
        <text:list-item>
          <text:p text:style-name="P150">whirlwind should cost 1 ap not 2, and should be CD 2 not 1</text:p>
        </text:list-item>
        <text:list-item>
          <text:p text:style-name="P150">whirlwind does not trigger thorns on skelly warrior</text:p>
        </text:list-item>
        <text:list-item>
          <text:p text:style-name="P150">fireball from mage didnt get bonus damage from exposed.</text:p>
        </text:list-item>
        <text:list-item>
          <text:p text:style-name="P150">Thorns may not be working at all?</text:p>
        </text:list-item>
      </text:list>
      <text:p text:style-name="P14"/>
      <text:p text:style-name="P14"/>
      <text:p text:style-name="P17">Design Overhaul Ideas <text:s/>+ Moving Forward (21/10/19)</text:p>
      <text:list xml:id="list5739343200494619385" text:style-name="L120">
        <text:list-item>
          <text:p text:style-name="P151">New Turn/Activation system</text:p>
          <text:list>
            <text:list-item>
              <text:p text:style-name="P151">New turn system will be similar to DoS</text:p>
            </text:list-item>
            <text:list-item>
              <text:p text:style-name="P151">All characters act in order that is determined by their 'initiative' stat, opposed to a system where all defenders activate, then all enemies activate</text:p>
            </text:list-item>
            <text:list-item>
              <text:p text:style-name="P151">there is no longer player or enemy turns. Instead there is just 'Turn' or 'Turn Sequence'</text:p>
            </text:list-item>
            <text:list-item>
              <text:p text:style-name="P151">At the start of each turn, each character generates a number equal to their initiative, plus a random number between 1-3. Characters with the highest initiative stat activate first, and the lowest go last.</text:p>
            </text:list-item>
            <text:list-item>
              <text:p text:style-name="P151">On turn end/On Turn Start events are now called 'OnActivationEnd/Start'</text:p>
            </text:list-item>
            <text:list-item>
              <text:p text:style-name="P151">On turn end/start events are now triggered at the end/start of a turn sequence.</text:p>
            </text:list-item>
          </text:list>
        </text:list-item>
      </text:list>
      <text:list xml:id="list4771089050113741943" text:style-name="L121">
        <text:list-item>
          <text:p text:style-name="P152">Flanking, Free Strikes, Back Arcs and Positioning</text:p>
          <text:list>
            <text:list-item>
              <text:p text:style-name="P152">Redefine/Rework what flanking and back strikes are</text:p>
            </text:list-item>
            <text:list-item>
              <text:p text:style-name="P152">Front Arc</text:p>
              <text:list>
                <text:list-item>
                  <text:p text:style-name="P152">Front arc covers 5 tiles: front 3, and adjacent north south</text:p>
                </text:list-item>
              </text:list>
            </text:list-item>
          </text:list>
        </text:list-item>
      </text:list>
      <text:list xml:id="list982649677090454371" text:style-name="L122">
        <text:list-item>
          <text:p text:style-name="P153">Back Arc</text:p>
          <text:list>
            <text:list-item>
              <text:p text:style-name="P153">Back arc covers 3 tiles: the back 3</text:p>
            </text:list-item>
            <text:list-item>
              <text:p text:style-name="P153">Melee attacks made against a target while standing in their back arc deals +50% bonus damage</text:p>
            </text:list-item>
          </text:list>
        </text:list-item>
      </text:list>
      <text:list xml:id="list7043385587538271149" text:style-name="L123">
        <text:list-item>
          <text:p text:style-name="P154">Flanking</text:p>
          <text:list>
            <text:list-item>
              <text:p text:style-name="P154">flanking is no longer a thing (for now)</text:p>
            </text:list-item>
          </text:list>
        </text:list-item>
      </text:list>
      <text:list xml:id="list8935023613918163453" text:style-name="L124">
        <text:list-item>
          <text:p text:style-name="P155">Tile Changes</text:p>
          <text:list>
            <text:list-item>
              <text:p text:style-name="P155"><text:soft-page-break/>Camoflage reworked</text:p>
            </text:list-item>
            <text:list-item>
              <text:p text:style-name="P155">Tree tiles now block LoS</text:p>
            </text:list-item>
          </text:list>
        </text:list-item>
      </text:list>
      <text:list xml:id="list1631386345023562771" text:style-name="L125">
        <text:list-item>
          <text:p text:style-name="P156">LoS</text:p>
          <text:list>
            <text:list-item>
              <text:p text:style-name="P156">LoS is now a thing. Scripts and rules on this can be copied from the scifi game project.</text:p>
            </text:list-item>
          </text:list>
        </text:list-item>
      </text:list>
      <text:list xml:id="list4764975896215171288" text:style-name="L126">
        <text:list-item>
          <text:p text:style-name="P157">Stat/Passive Change Ideas</text:p>
          <text:list>
            <text:list-item>
              <text:p text:style-name="P157">Wisdom</text:p>
              <text:list>
                <text:list-item>
                  <text:p text:style-name="P157">new stat</text:p>
                </text:list-item>
                <text:list-item>
                  <text:p text:style-name="P157">works the same way as strength, except it increases magic damage</text:p>
                </text:list-item>
              </text:list>
            </text:list-item>
          </text:list>
        </text:list-item>
      </text:list>
      <text:list xml:id="list4155552970827696138" text:style-name="L127">
        <text:list-item>
          <text:list>
            <text:list-item>
              <text:p text:style-name="P158">Strength</text:p>
              <text:list>
                <text:list-item>
                  <text:p text:style-name="P158">Now only increases physical damage</text:p>
                </text:list-item>
              </text:list>
            </text:list-item>
          </text:list>
        </text:list-item>
      </text:list>
      <text:list xml:id="list5147361738873688608" text:style-name="L128">
        <text:list-item>
          <text:p text:style-name="P159">Camoflage </text:p>
          <text:list>
            <text:list-item>
              <text:p text:style-name="P159">is now granted to a character as soon as they move over a grass tile, and lasts as long as that character is on a grass tile. This means characters can attack from grass tiles without losing camoflage, increasing the tactical value of grass tiles.</text:p>
            </text:list-item>
          </text:list>
        </text:list-item>
        <text:list-item>
          <text:p text:style-name="P159">Vulnerable (Exposed)</text:p>
          <text:list>
            <text:list-item>
              <text:p text:style-name="P159">Now only increases damage from attacks by 50%. Stacks with back strike bonuses</text:p>
            </text:list-item>
          </text:list>
        </text:list-item>
      </text:list>
      <text:list xml:id="list631275380710840165" text:style-name="L129">
        <text:list-item>
          <text:p text:style-name="P160">Weakened (exhausted)</text:p>
          <text:list>
            <text:list-item>
              <text:p text:style-name="P160">Reduces all damage dealt by attacks by 50%</text:p>
            </text:list-item>
          </text:list>
        </text:list-item>
      </text:list>
      <text:list xml:id="list9144628829109649944" text:style-name="L130">
        <text:list-item>
          <text:p text:style-name="P161">Blind</text:p>
          <text:list>
            <text:list-item>
              <text:p text:style-name="P161">new passive</text:p>
            </text:list-item>
            <text:list-item>
              <text:p text:style-name="P161">characters with blind cannot use ranged attacks</text:p>
            </text:list-item>
          </text:list>
        </text:list-item>
        <text:list-item>
          <text:p text:style-name="P161">Disarm</text:p>
          <text:list>
            <text:list-item>
              <text:p text:style-name="P161">new passive</text:p>
            </text:list-item>
            <text:list-item>
              <text:p text:style-name="P161">characters with disarm cannot use melee attacks</text:p>
            </text:list-item>
          </text:list>
        </text:list-item>
      </text:list>
      <text:list xml:id="list1413316021082712933" text:style-name="L131">
        <text:list-item>
          <text:p text:style-name="P162">Dazed</text:p>
          <text:list>
            <text:list-item>
              <text:p text:style-name="P162">new passive</text:p>
            </text:list-item>
            <text:list-item>
              <text:p text:style-name="P162">a character with dazed cannot use skills</text:p>
            </text:list-item>
          </text:list>
        </text:list-item>
      </text:list>
      <text:list xml:id="list196675245936368289" text:style-name="L132">
        <text:list-item>
          <text:p text:style-name="P163">Slippery</text:p>
          <text:list>
            <text:list-item>
              <text:p text:style-name="P163">New passive</text:p>
            </text:list-item>
            <text:list-item>
              <text:p text:style-name="P163"><text:soft-page-break/>a character with slippery is immune to free strikes</text:p>
            </text:list-item>
          </text:list>
        </text:list-item>
      </text:list>
      <text:list xml:id="list721320980944024041" text:style-name="L133">
        <text:list-item>
          <text:p text:style-name="P164">Icy</text:p>
          <text:list>
            <text:list-item>
              <text:p text:style-name="P164">a character with icy applies pinned to any character that attacks it with a melee attack</text:p>
            </text:list-item>
          </text:list>
        </text:list-item>
      </text:list>
      <text:p text:style-name="P14"/>
      <text:list xml:id="list1182267698498804877" text:style-name="L134">
        <text:list-item>
          <text:p text:style-name="P165">Defenders</text:p>
          <text:list>
            <text:list-item>
              <text:p text:style-name="P165">Warrior change ideas</text:p>
            </text:list-item>
            <text:list-item>
              <text:p text:style-name="P165">Priest Change Ideas</text:p>
              <text:list>
                <text:list-item>
                  <text:p text:style-name="P165">Envigorate (0 AP, 2 CD, Range 3) Give an ally +2 AP</text:p>
                </text:list-item>
                <text:list-item>
                  <text:p text:style-name="P165">Holy Fire <text:s/>(2 AP, 0 CD, Range 2) Deal 3 magic damage to an enemy, or give 3 block to an ally</text:p>
                </text:list-item>
                <text:list-item>
                  <text:p text:style-name="P165"/>
                </text:list-item>
              </text:list>
            </text:list-item>
          </text:list>
        </text:list-item>
      </text:list>
      <text:list xml:id="list7843585235757203726" text:style-name="L135">
        <text:list-item>
          <text:p text:style-name="P166">Enemies</text:p>
          <text:list>
            <text:list-item>
              <text:p text:style-name="P166">Rework all skeletons</text:p>
              <text:list>
                <text:list-item>
                  <text:p text:style-name="P166">Polish AI</text:p>
                </text:list-item>
                <text:list-item>
                  <text:p text:style-name="P166">Fine tune abilities + passives</text:p>
                </text:list-item>
              </text:list>
            </text:list-item>
          </text:list>
        </text:list-item>
      </text:list>
      <text:list xml:id="list3994915637021052417" text:style-name="L136">
        <text:list-item>
          <text:p text:style-name="P167">Skeletons Changes</text:p>
          <text:list>
            <text:list-item>
              <text:p text:style-name="P167">Skeleton Priest</text:p>
              <text:list>
                <text:list-item>
                  <text:p text:style-name="P167">should do more then just buff and heal</text:p>
                </text:list-item>
                <text:list-item>
                  <text:p text:style-name="P167">new spell: Voidbomb? Deal 5 magic damage and apply 2 vulnerable</text:p>
                </text:list-item>
              </text:list>
            </text:list-item>
          </text:list>
        </text:list-item>
        <text:list-item>
          <text:p text:style-name="P167">Items</text:p>
          <text:list>
            <text:list-item>
              <text:p text:style-name="P167">New Item Ideas</text:p>
              <text:list>
                <text:list-item>
                  <text:p text:style-name="P167">Staff of Rah (Neutral, Epic): Your skills cost 1 less, but no less then 0</text:p>
                </text:list-item>
                <text:list-item>
                  <text:p text:style-name="P167">Spirit Lens: Increase the range of your Skills by 1</text:p>
                </text:list-item>
                <text:list-item>
                  <text:p text:style-name="P167"/>
                </text:list-item>
              </text:list>
            </text:list-item>
            <text:list-item>
              <text:p text:style-name="P167">Class items</text:p>
              <text:list>
                <text:list-item>
                  <text:p text:style-name="P167">some items that drop can only be used be certain class</text:p>
                </text:list-item>
                <text:list-item>
                  <text:p text:style-name="P167">Items will have a 'class' enum property (neutral, warrior, mage, etc)</text:p>
                </text:list-item>
                <text:list-item>
                  <text:p text:style-name="P167">class items allow us to make items specifically tailored for certain classes and expand design choices</text:p>
                </text:list-item>
                <text:list-item>
                  <text:p text:style-name="P167"><text:soft-page-break/>Examples</text:p>
                  <text:list>
                    <text:list-item>
                      <text:p text:style-name="P167">Rogue: Reduce the AP cost of twin strike by 1.</text:p>
                    </text:list-item>
                    <text:list-item>
                      <text:p text:style-name="P167">Warrior: Whirlwind now grants +3 block to adjacent allies</text:p>
                    </text:list-item>
                  </text:list>
                </text:list-item>
              </text:list>
            </text:list-item>
          </text:list>
        </text:list-item>
      </text:list>
      <text:p text:style-name="P14"/>
      <text:list xml:id="list1238160594167673937" text:style-name="L137">
        <text:list-item>
          <text:p text:style-name="P168">Power ups</text:p>
          <text:list>
            <text:list-item>
              <text:p text:style-name="P168">At the start of each turn sequence, a 'power up' will spawn at a random location on the map</text:p>
            </text:list-item>
            <text:list-item>
              <text:p text:style-name="P168">Power ups are collected and destroyed by a character that moves onto the tile that contains the power up</text:p>
            </text:list-item>
            <text:list-item>
              <text:p text:style-name="P168">once collected, the power up grants bonuses, depending on the power up type</text:p>
            </text:list-item>
            <text:list-item>
              <text:p text:style-name="P168">hopefully power crystals will encourage the player to move towards the centre of the board and not turtle</text:p>
            </text:list-item>
            <text:list-item>
              <text:p text:style-name="P168">Power up type ideas</text:p>
              <text:list>
                <text:list-item>
                  <text:p text:style-name="P168">Rage Crystal: Gain +2 strength</text:p>
                </text:list-item>
                <text:list-item>
                  <text:p text:style-name="P168">Energy Crystal: Restore your AP to maximum</text:p>
                </text:list-item>
                <text:list-item>
                  <text:p text:style-name="P168">Block Crystal: Gain +10 block</text:p>
                </text:list-item>
                <text:list-item>
                  <text:p text:style-name="P168">Knowledge Crystal: Gain +2 wisdom</text:p>
                </text:list-item>
              </text:list>
            </text:list-item>
          </text:list>
        </text:list-item>
      </text:list>
      <text:list xml:id="list6742347024925178258" text:style-name="L138">
        <text:list-item>
          <text:p text:style-name="P169">New Items</text:p>
          <text:list>
            <text:list-item>
              <text:p text:style-name="P169">+1 initiative</text:p>
            </text:list-item>
            <text:list-item>
              <text:p text:style-name="P169">+1 initiative on the first turn of combat</text:p>
            </text:list-item>
            <text:list-item>
              <text:p text:style-name="P169">Staff of Rah: Your skills cost 1 less (but no less then 1)</text:p>
            </text:list-item>
            <text:list-item>
              <text:p text:style-name="P169">Sword of Rah: Your attacks cost 1 less (but no less then 1)</text:p>
            </text:list-item>
            <text:list-item>
              <text:p text:style-name="P169">Start combat +5 block</text:p>
            </text:list-item>
            <text:list-item>
              <text:p text:style-name="P169">Ignore camoflage/stealth item</text:p>
            </text:list-item>
            <text:list-item>
              <text:p text:style-name="P169"/>
            </text:list-item>
          </text:list>
        </text:list-item>
      </text:list>
      <text:p text:style-name="P13"/>
      <text:p text:style-name="P13"/>
      <text:p text:style-name="P13">Play Test Notes 25/10/19</text:p>
      <text:list xml:id="list9116538900230197719" text:style-name="L139">
        <text:list-item>
          <text:p text:style-name="P170">activation window's image component warps character image: should have preserve aspect FIXED</text:p>
        </text:list-item>
        <text:list-item>
          <text:p text:style-name="P170">free strike bugs out if character does not have strike ability <text:s/>FIXED ON MAGE</text:p>
        </text:list-item>
        <text:list-item>
          <text:p text:style-name="P170"><text:soft-page-break/>mage did not get camo bonus when moved over grass tile (possibly related to fleet footed?) FIXED</text:p>
        </text:list-item>
        <text:list-item>
          <text:p text:style-name="P170">skeleton priest not giving AP bonus from envigortating presence on turn end FIXED</text:p>
          <text:list>
            <text:list-item>
              <text:p text:style-name="P170">was actually working already, seemed like it wasnt because it tried to give AP to a charatcer with max AP already</text:p>
            </text:list-item>
          </text:list>
        </text:list-item>
        <text:list-item>
          <text:p text:style-name="P170">skeleton archer used snipe 4 times in one turn, how is this possible? FIXED(caused by fleet footed refunding AP)</text:p>
        </text:list-item>
        <text:list-item>
          <text:p text:style-name="P170">Skeleton priest's heal should have a CD of 1 to prevent too much healing DONE</text:p>
        </text:list-item>
        <text:list-item>
          <text:p text:style-name="P170">many bugs with camo/grass tiles. Check all related code (skelly <text:s/>archer impaling bolted the rogue while camo'd on a grass tile) FIXED</text:p>
        </text:list-item>
        <text:list-item>
          <text:p text:style-name="P170">camo not being applied when a character is teleported/knocked back onto a grass tile FIXED</text:p>
        </text:list-item>
        <text:list-item>
          <text:p text:style-name="P170">some buffs spells not able to target allies if camoflaged (telekinesis) FIXED</text:p>
        </text:list-item>
        <text:list-item>
          <text:p text:style-name="P170">exposed should increase damage from all attacks, not just melee/physical</text:p>
          <text:list>
            <text:list-item>
              <text:p text:style-name="P170">this requires large refactoring of how our code differeniates between damage that is caused by abilities, and damage that isnt (thorns, poison, etc)</text:p>
            </text:list-item>
          </text:list>
        </text:list-item>
        <text:list-item>
          <text:p text:style-name="P170">thorns is not working at all</text:p>
        </text:list-item>
        <text:list-item>
          <text:p text:style-name="P170">Make consistency between the 4 free class abilities: Telekinesis, Invigorate, Inspire, Dash DONE</text:p>
          <text:list>
            <text:list-item>
              <text:p text:style-name="P170">all should be CD 1, AP 0</text:p>
            </text:list-item>
          </text:list>
        </text:list-item>
      </text:list>
      <text:list xml:id="list7325421371533760311" text:style-name="L140">
        <text:list-item>
          <text:p text:style-name="P171">Bug: Charge is usable when pinned FIXED</text:p>
        </text:list-item>
        <text:list-item>
          <text:p text:style-name="P171">Invigorate cant be used on camo'd allies FIXED</text:p>
        </text:list-item>
        <text:list-item>
          <text:p text:style-name="P171">Telekinesis cannot teleport self if camoflaged FIXED</text:p>
        </text:list-item>
        <text:list-item>
          <text:p text:style-name="P171">exposed not increasing damage from spells/ranged attacks/ magic damage FIXED</text:p>
        </text:list-item>
        <text:list-item>
          <text:p text:style-name="P171">poison not working (not damaging on activation end)</text:p>
        </text:list-item>
        <text:list-item>
          <text:p text:style-name="P171">Some abilities should be replaced/modified</text:p>
          <text:list>
            <text:list-item>
              <text:p text:style-name="P171">rogue 'preparation'</text:p>
            </text:list-item>
            <text:list-item>
              <text:p text:style-name="P171">warrior 'whirlwind'</text:p>
            </text:list-item>
          </text:list>
        </text:list-item>
      </text:list>
      <text:list xml:id="list7918032743508023818" text:style-name="L141">
        <text:list-item>
          <text:p text:style-name="P172">New replacement ability ideas</text:p>
          <text:list>
            <text:list-item>
              <text:p text:style-name="P172">Rogue</text:p>
              <text:list>
                <text:list-item>
                  <text:p text:style-name="P172">Kick to the Balls: Deal 3 physical damage and apply 1 exhausted</text:p>
                </text:list-item>
                <text:list-item>
                  <text:p text:style-name="P172">Vanish: Gain camoflage</text:p>
                </text:list-item>
                <text:list-item>
                  <text:p text:style-name="P172">Riposte: For one turn, ignore all damage from melee attacks</text:p>
                </text:list-item>
                <text:list-item>
                  <text:p text:style-name="P172"><text:soft-page-break/>Smoke Bomb: Gain camoflage. Apply 1 exhausted to all adjacent enemies</text:p>
                </text:list-item>
              </text:list>
            </text:list-item>
          </text:list>
        </text:list-item>
      </text:list>
      <text:p text:style-name="P13">Final Item List</text:p>
      <text:p text:style-name="P13">New items</text:p>
      <text:list xml:id="list4635663839200744541" text:style-name="L142">
        <text:list-item>
          <text:p text:style-name="P173">Staff of Rah</text:p>
          <text:list>
            <text:list-item>
              <text:p text:style-name="P173">Epic: Your skills cost 1 less (but no less then 0)</text:p>
            </text:list-item>
          </text:list>
        </text:list-item>
      </text:list>
      <text:list xml:id="list535430186321861534" text:style-name="L143">
        <text:list-item>
          <text:p text:style-name="P174">Kali's Dagger</text:p>
          <text:list>
            <text:list-item>
              <text:p text:style-name="P174">Epic: Your attacks cost 1 less (but no less then 0)</text:p>
            </text:list-item>
          </text:list>
        </text:list-item>
      </text:list>
      <text:list xml:id="list5675543128173408739" text:style-name="L144">
        <text:list-item>
          <text:p text:style-name="P175">Truesight Goggles</text:p>
          <text:list>
            <text:list-item>
              <text:p text:style-name="P175">Ignore stealth and camolfage when attacking</text:p>
            </text:list-item>
          </text:list>
        </text:list-item>
      </text:list>
      <text:list xml:id="list157973747765787510" text:style-name="L145">
        <text:list-item>
          <text:p text:style-name="P176">Hellguard Boots</text:p>
          <text:list>
            <text:list-item>
              <text:p text:style-name="P176">+1 initiative during the first turn</text:p>
            </text:list-item>
          </text:list>
        </text:list-item>
      </text:list>
      <text:list xml:id="list7129449654277549293" text:style-name="L146">
        <text:list-item>
          <text:p text:style-name="P177">Momentum Boots</text:p>
          <text:list>
            <text:list-item>
              <text:p text:style-name="P177">+1 Initiative</text:p>
            </text:list-item>
          </text:list>
        </text:list-item>
      </text:list>
      <text:list xml:id="list8671511873420627302" text:style-name="L147">
        <text:list-item>
          <text:p text:style-name="P178">Focus Staff</text:p>
          <text:list>
            <text:list-item>
              <text:p text:style-name="P178">Increase the range of your 'Skill' abilities by 1</text:p>
            </text:list-item>
          </text:list>
        </text:list-item>
      </text:list>
      <text:list xml:id="list4584170727600038542" text:style-name="L148">
        <text:list-item>
          <text:p text:style-name="P179">Thinking Cap</text:p>
          <text:list>
            <text:list-item>
              <text:p text:style-name="P179">+1 wisdom</text:p>
            </text:list-item>
          </text:list>
        </text:list-item>
      </text:list>
      <text:p text:style-name="P13">Old items</text:p>
      <text:list xml:id="list1145319627808770449" text:style-name="L149">
        <text:list-item>
          <text:p text:style-name="P180">Acid Vial</text:p>
          <text:list>
            <text:list-item>
              <text:p text:style-name="P180">Your melee attacks that reduce health also apply 1 poison</text:p>
            </text:list-item>
          </text:list>
        </text:list-item>
      </text:list>
      <text:list xml:id="list7891097961153351631" text:style-name="L150">
        <text:list-item>
          <text:p text:style-name="P181">Cocaine</text:p>
          <text:list>
            <text:list-item>
              <text:p text:style-name="P181">Start combat with +2 AP </text:p>
            </text:list-item>
          </text:list>
        </text:list-item>
      </text:list>
      <text:list xml:id="list4870276778646098064" text:style-name="L151">
        <text:list-item>
          <text:p text:style-name="P182">Copper Plate</text:p>
          <text:list>
            <text:list-item>
              <text:p text:style-name="P182">Start combat with +5 block</text:p>
            </text:list-item>
          </text:list>
        </text:list-item>
      </text:list>
      <text:list xml:id="list9046629951711568681" text:style-name="L152">
        <text:list-item>
          <text:p text:style-name="P183">Crystal Fragment</text:p>
          <text:list>
            <text:list-item>
              <text:p text:style-name="P183">+1 Energy</text:p>
            </text:list-item>
          </text:list>
        </text:list-item>
      </text:list>
      <text:list xml:id="list6199397307776283492" text:style-name="L153">
        <text:list-item>
          <text:p text:style-name="P184">Elven Cloak</text:p>
          <text:list>
            <text:list-item>
              <text:p text:style-name="P184">Stealth</text:p>
            </text:list-item>
          </text:list>
        </text:list-item>
      </text:list>
      <text:list xml:id="list2377493636862544184" text:style-name="L154">
        <text:list-item>
          <text:p text:style-name="P185"><text:soft-page-break/>Elven Slippers</text:p>
          <text:list>
            <text:list-item>
              <text:p text:style-name="P185">+1 mobility</text:p>
            </text:list-item>
          </text:list>
        </text:list-item>
      </text:list>
      <text:list xml:id="list4413532085237976273" text:style-name="L155">
        <text:list-item>
          <text:p text:style-name="P186">Orcish War Paint</text:p>
          <text:list>
            <text:list-item>
              <text:p text:style-name="P186">+1 Enrage</text:p>
            </text:list-item>
          </text:list>
        </text:list-item>
      </text:list>
      <text:list xml:id="list8806535879676458993" text:style-name="L156">
        <text:list-item>
          <text:p text:style-name="P187">Rusty Sword</text:p>
          <text:list>
            <text:list-item>
              <text:p text:style-name="P187">+1 Strength</text:p>
            </text:list-item>
          </text:list>
        </text:list-item>
      </text:list>
      <text:list xml:id="list2282866151103980610" text:style-name="L157">
        <text:list-item>
          <text:p text:style-name="P188">Wizard Hat</text:p>
          <text:list>
            <text:list-item>
              <text:p text:style-name="P188">+1 wisdom</text:p>
            </text:list-item>
          </text:list>
        </text:list-item>
      </text:list>
      <text:list xml:id="list7527415757459182227" text:style-name="L158">
        <text:list-item>
          <text:p text:style-name="P189">Simple Shield</text:p>
          <text:list>
            <text:list-item>
              <text:p text:style-name="P189">+2 cautious (on activation end, gain +2 block)</text:p>
            </text:list-item>
          </text:list>
        </text:list-item>
      </text:list>
      <text:list xml:id="list3517911097640972095" text:style-name="L159">
        <text:list-item>
          <text:p text:style-name="P190">Spiked Carapce</text:p>
          <text:list>
            <text:list-item>
              <text:p text:style-name="P190">+1 thorns</text:p>
            </text:list-item>
          </text:list>
        </text:list-item>
      </text:list>
      <text:list xml:id="list2325130978225231572" text:style-name="L160">
        <text:list-item>
          <text:p text:style-name="P191">Steroids</text:p>
          <text:list>
            <text:list-item>
              <text:p text:style-name="P191">+1 Growing (on activation end, gain +1 strength)</text:p>
            </text:list-item>
          </text:list>
        </text:list-item>
      </text:list>
      <text:p text:style-name="P17">New Camp Site Ideas</text:p>
      <text:list xml:id="list8970503385273142969" text:style-name="L161">
        <text:list-item>
          <text:p text:style-name="P192">Choices</text:p>
          <text:list>
            <text:list-item>
              <text:p text:style-name="P192">Triage: Choose a character to heal 30% HP. Costs 1</text:p>
            </text:list-item>
            <text:list-item>
              <text:p text:style-name="P192">Train: Choose a character to Level up. Costs 2</text:p>
            </text:list-item>
            <text:list-item>
              <text:p text:style-name="P192">Feast: Gain Well Fed (+1 strength and wisdom). Costs 1</text:p>
            </text:list-item>
            <text:list-item>
              <text:p text:style-name="P192">Rest: Gain Well Rested (+1 energy). Costs 2</text:p>
            </text:list-item>
            <text:list-item>
              <text:p text:style-name="P192">Pray: Resurrect a dead character. Costs 3</text:p>
            </text:list-item>
            <text:list-item>
              <text:p text:style-name="P192">Scavenge: Gain a random common item Costs 1 OR</text:p>
              <text:list>
                <text:list-item>
                  <text:p text:style-name="P192">discover an item Costs 2</text:p>
                </text:list-item>
              </text:list>
            </text:list-item>
            <text:list-item>
              <text:p text:style-name="P192">Repair: Gain <text:s/>Recent Repairs (+1 dexterity and Unwavering). Costs 2</text:p>
            </text:list-item>
            <text:list-item>
              <text:p text:style-name="P192">Dig: Gain a random artifact: Costs 3</text:p>
            </text:list-item>
          </text:list>
        </text:list-item>
      </text:list>
      <text:p text:style-name="P17">New State Ideas</text:p>
      <text:p text:style-name="P13">States Replace Artifacts</text:p>
      <text:list xml:id="list5926805638432926131" text:style-name="L168">
        <text:list-item>
          <text:p text:style-name="P198">Instead of Artifacts, players can receive blessings and curses known as 'States'</text:p>
        </text:list-item>
        <text:list-item>
          <text:p text:style-name="P198"><text:soft-page-break/>States apply a party wide effect that lasts for specified time (permanent, expires in 3 encounters, expires </text:p>
        </text:list-item>
        <text:list-item>
          <text:p text:style-name="P198">States have a duration / expiration property that dictates how long it is in effect for, e.g.</text:p>
          <text:list>
            <text:list-item>
              <text:p text:style-name="P198">Permanent</text:p>
            </text:list-item>
            <text:list-item>
              <text:p text:style-name="P198">Expires after 3 encounters</text:p>
            </text:list-item>
            <text:list-item>
              <text:p text:style-name="P198">Expires at the start of the next act</text:p>
            </text:list-item>
            <text:list-item>
              <text:p text:style-name="P198">Expires when a character dies</text:p>
            </text:list-item>
            <text:list-item>
              <text:p text:style-name="P198">Instant (gain 300 gold, all characters level up, etc)</text:p>
            </text:list-item>
          </text:list>
        </text:list-item>
      </text:list>
      <text:list xml:id="list1972340056893923514" text:style-name="L172">
        <text:list-item>
          <text:p text:style-name="P200">State Ideas</text:p>
          <text:list>
            <text:list-item>
              <text:p text:style-name="P200">Stat increases (+ 1 wisdom, initiative, strength, dexterity, mobility, etc)</text:p>
            </text:list-item>
            <text:list-item>
              <text:p text:style-name="P200">Block does not expire on activation end</text:p>
            </text:list-item>
            <text:list-item>
              <text:p text:style-name="P200">All gold income is doubled</text:p>
            </text:list-item>
            <text:list-item>
              <text:p text:style-name="P200">All characters start combat with +1 energy and +1 max AP</text:p>
            </text:list-item>
            <text:list-item>
              <text:p text:style-name="P200">Dead characters start combat with 1hp</text:p>
            </text:list-item>
            <text:list-item>
              <text:p text:style-name="P200">Resting at camp site restores 100% hp</text:p>
            </text:list-item>
            <text:list-item>
              <text:p text:style-name="P200">You can remove states at rest sites</text:p>
            </text:list-item>
            <text:list-item>
              <text:p text:style-name="P200">When choosing an encounter, you may pick any from the next column</text:p>
            </text:list-item>
            <text:list-item>
              <text:p text:style-name="P200">Characters that end their activation without block gain +3 block</text:p>
            </text:list-item>
            <text:list-item>
              <text:p text:style-name="P200">Combat events drop an additional item reward</text:p>
            </text:list-item>
          </text:list>
        </text:list-item>
      </text:list>
      <text:p text:style-name="P14"/>
      <text:p text:style-name="P14">Curse Ideas</text:p>
      <text:list xml:id="list3918319064309577706" text:style-name="L173">
        <text:list-item>
          <text:p text:style-name="P201">Fatigue: Your characters have -1 energy and initiative</text:p>
        </text:list-item>
        <text:list-item>
          <text:p text:style-name="P201">Shaken: Your characters have -1 strength and wisdom</text:p>
        </text:list-item>
        <text:list-item>
          <text:p text:style-name="P201">Disease: Your characters start combat with 1 poison</text:p>
        </text:list-item>
        <text:list-item>
          <text:p text:style-name="P201">Careless: Your characters cannot gain block</text:p>
        </text:list-item>
        <text:list-item>
          <text:p text:style-name="P201">Fear: You characters start combat with 2 exhausted and exposed</text:p>
        </text:list-item>
        <text:list-item>
          <text:p text:style-name="P201">Recklessness: Your characters cannot use 'skill' abilities</text:p>
        </text:list-item>
        <text:list-item>
          <text:p text:style-name="P201">Confusion: 50% for characters to become stunned on combat start</text:p>
        </text:list-item>
        <text:list-item>
          <text:p text:style-name="P201"><text:soft-page-break/>Greed: You cannot gain gold</text:p>
        </text:list-item>
        <text:list-item>
          <text:p text:style-name="P201">Shame:</text:p>
        </text:list-item>
        <text:list-item>
          <text:p text:style-name="P201">Doubt: Your characters start combat with 'Pinned'</text:p>
        </text:list-item>
        <text:list-item>
          <text:p text:style-name="P201">Hemmoraging: Your characters cannot heal</text:p>
        </text:list-item>
        <text:list-item>
          <text:p text:style-name="P201">Wanted: You cannot spend money in shops (last til end of chapter)</text:p>
        </text:list-item>
      </text:list>
      <text:p text:style-name="P14">Temporary Blessing Ideas</text:p>
      <text:list xml:id="list8738695122243992346" text:style-name="L174">
        <text:list-item>
          <text:p text:style-name="P202">Courage: Your characters have +1 strength, wisdom, energy, initative and dexterity</text:p>
        </text:list-item>
        <text:list-item>
          <text:p text:style-name="P202">Armor Repairs: Block does not expire on activation end (3 encounters)</text:p>
        </text:list-item>
        <text:list-item>
          <text:p text:style-name="P202">Well Rested: +1 energy and initiative (3 encounters)</text:p>
        </text:list-item>
        <text:list-item>
          <text:p text:style-name="P202">Well Fed: +1 mobility and dexterity (3 encounters)</text:p>
        </text:list-item>
        <text:list-item>
          <text:p text:style-name="P202">Well Trained +1 Strength and Wisdom (3 encounters)</text:p>
        </text:list-item>
        <text:list-item>
          <text:p text:style-name="P202">Double all gold income (5 encounters)</text:p>
        </text:list-item>
        <text:list-item>
          <text:p text:style-name="P202">Vaccinated: Immune to poison. Start combat with +1 rune (5 encounters)</text:p>
        </text:list-item>
        <text:list-item>
          <text:p text:style-name="P202">Foresight/Scouting: When choosing an encounter, you may pick any from the next column (3 encounters)</text:p>
        </text:list-item>
      </text:list>
      <text:p text:style-name="P14">States similar to Artifacts</text:p>
      <text:list xml:id="list7512478296605786252" text:style-name="L175">
        <text:list-item>
          <text:p text:style-name="P203">Second Wind: Characters below 50% hp start combat with +2 strength and wisdom</text:p>
        </text:list-item>
        <text:list-item>
          <text:p text:style-name="P203">Cannibalistic: Characters heal +5hp at the end of combat</text:p>
        </text:list-item>
      </text:list>
      <text:p text:style-name="P14"/>
      <text:p text:style-name="P14"/>
      <text:p text:style-name="P14"/>
      <text:p text:style-name="P14">New Vampire Ideas</text:p>
      <text:p text:style-name="P14">Abilities</text:p>
      <text:list xml:id="list2738862060273519498" text:style-name="L162">
        <text:list-item>
          <text:p text:style-name="P193">Strike</text:p>
        </text:list-item>
        <text:list-item>
          <text:p text:style-name="P193">Move</text:p>
        </text:list-item>
        <text:list-item>
          <text:p text:style-name="P193">Dash</text:p>
        </text:list-item>
        <text:list-item>
          <text:p text:style-name="P193">Twin Strike</text:p>
        </text:list-item>
        <text:list-item>
          <text:p text:style-name="P193">Siphon Life</text:p>
        </text:list-item>
        <text:list-item>
          <text:p text:style-name="P193">Lifesteal passive: Whenever this character reduces life with a melee attack, it heals for that amount</text:p>
        </text:list-item>
      </text:list>
      <text:p text:style-name="P13"><text:soft-page-break/>New Elite: The Twin Guardians</text:p>
      <text:list xml:id="list6874573867218335120" text:style-name="L163">
        <text:list-item>
          <text:p text:style-name="P194">Encounter Description</text:p>
          <text:list>
            <text:list-item>
              <text:p text:style-name="P194">Contains two enemies that support each other. Killing one guardian causes the other to become massively buffed </text:p>
            </text:list-item>
          </text:list>
        </text:list-item>
      </text:list>
      <text:p text:style-name="P14">Guardian One (Melee Guy)</text:p>
      <text:list xml:id="list5767351478286251478" text:style-name="L164">
        <text:list-item>
          <text:p text:style-name="P195">Abilities</text:p>
          <text:list>
            <text:list-item>
              <text:p text:style-name="P195">Quake: Apply 1 exposed and 1 exhausted to all adjacent enemies (AP 0, CD 2 or 1)</text:p>
            </text:list-item>
            <text:list-item>
              <text:p text:style-name="P195">Crushing Blow: Deal 5 damage and apply 1 'stunned'</text:p>
            </text:list-item>
            <text:list-item>
              <text:p text:style-name="P195">Whirlwind</text:p>
            </text:list-item>
            <text:list-item>
              <text:p text:style-name="P195">Strike</text:p>
            </text:list-item>
            <text:list-item>
              <text:p text:style-name="P195">Passive: Cautious 5</text:p>
            </text:list-item>
            <text:list-item>
              <text:p text:style-name="P195">Passive: Vengeance (Guardian Two): On death, this character grants its ally 'Guardian Two' +2 strength, energy and mobility.</text:p>
            </text:list-item>
          </text:list>
        </text:list-item>
      </text:list>
      <text:p text:style-name="P14">Guardian Two (Support)</text:p>
      <text:list xml:id="list5738946784100470646" text:style-name="L165">
        <text:list-item>
          <text:p text:style-name="P196">Abilties</text:p>
          <text:list>
            <text:list-item>
              <text:p text:style-name="P196">Snipe</text:p>
            </text:list-item>
            <text:list-item>
              <text:p text:style-name="P196">Shoot</text:p>
            </text:list-item>
            <text:list-item>
              <text:p text:style-name="P196">Invigorate</text:p>
            </text:list-item>
            <text:list-item>
              <text:p text:style-name="P196">Impaling Bolt</text:p>
            </text:list-item>
            <text:list-item>
              <text:p text:style-name="P196">Passive (Regeneration 3)</text:p>
            </text:list-item>
            <text:list-item>
              <text:p text:style-name="P196">Passive: Vengeance (Guardian Two): On death, this character grants its ally 'Guardian One' +2 strength, energy and mobility.</text:p>
            </text:list-item>
          </text:list>
        </text:list-item>
      </text:list>
      <text:list xml:id="list4262862149672368230" text:style-name="L166">
        <text:list-item>
          <text:p text:style-name="P197">Description</text:p>
        </text:list-item>
      </text:list>
      <text:p text:style-name="P14"/>
      <text:p text:style-name="P27">Mystery Encounters</text:p>
      <text:p text:style-name="P27">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text:soft-page-break/>“ Whoa whoa whoa, not so fast lads. Dis' bridge is Mork's bridge, an dif you wanna be crossing mork's bridge, you gotta be paying Mork's fee!”</text:p>
      <text:p text:style-name="P25">Option 1: Pay Mork and lose all gold</text:p>
      <text:p text:style-name="P25">Option 2: Fight Mork.</text:p>
      <text:p text:style-name="P25">Option 3: Take the long way round: Gain afflication: Tired</text:p>
      <text:p text:style-name="P27">2. Wandering War Veteran</text:p>
      <text:p text:style-name="P25">Option 1: 50g: Choose a character to level up</text:p>
      <text:p text:style-name="P25">Option 2: 50g: Gain a random epic item</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All characters heal to full hp: 100g</text:p>
      <text:p text:style-name="P25">Option 2: Leave</text:p>
      <text:p text:style-name="P27">5. War Refugees</text:p>
      <text:p text:style-name="P25">Option 1: Give 100g to the fleeing refugees: Gain positive state</text:p>
      <text:p text:style-name="P25">Option 2: Give nothing and leave</text:p>
      <text:p text:style-name="P25">Option 3: Rob the refugees and gain 100g. Gain Shame</text:p>
      <text:p text:style-name="P27">6. Fountain of Life</text:p>
      <text:p text:style-name="P25">Option 1: All characters heal to full HP</text:p>
      <text:p text:style-name="P25">Option 2: All characters gain 1 level</text:p>
      <text:p text:style-name="P27">7. Elven Warcamp</text:p>
      <text:p text:style-name="P25">Option 1: Pay 50g, choose a character to level up</text:p>
      <text:p text:style-name="P25">Option 2: Pay 50g, resurect a dead character to 50% hp</text:p>
      <text:p text:style-name="P25">Option 3: Leave</text:p>
      <text:p text:style-name="P25"/>
      <text:p text:style-name="P27">8. Trecherous Mountain Pass:</text:p>
      <text:p text:style-name="P25"><text:soft-page-break/>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1 level.</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Armory</text:p>
      <text:p text:style-name="P25">Option 1: Choose 1 of 10 random items to take</text:p>
      <text:p text:style-name="P25">Option 2: Camp for the night, all characters heal 50% hp.</text:p>
      <text:p text:style-name="P27">13. The Blood Bank</text:p>
      <text:p text:style-name="P25">Option 1: All characters lose 30% hp, gain 15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text:soft-page-break/>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p text:style-name="P2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17T23:55:58.41</dc:date>
    <dc:creator>will black</dc:creator>
    <meta:editing-duration>P18DT4H52M36S</meta:editing-duration>
    <meta:editing-cycles>223</meta:editing-cycles>
    <meta:generator>OpenOffice/4.1.6$Win32 OpenOffice.org_project/416m1$Build-9790</meta:generator>
    <meta:document-statistic meta:table-count="7" meta:image-count="0" meta:object-count="0" meta:page-count="52" meta:paragraph-count="1520" meta:word-count="12089" meta:character-count="64140"/>
  </office:meta>
</office:document-meta>
</file>